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stroke-dash="Fine_20_Dotted" svg:stroke-width="0.028cm" svg:stroke-color="#cccccc" draw:marker-start="Dimension_20_Lines" draw:marker-start-width="0.242cm" draw:marker-end="Dimension_20_Lines" draw:marker-end-width="0.242cm" draw:fill="none" draw:opacity="100%" draw:textarea-vertical-align="middle" fo:padding-top="0.139cm" fo:padding-bottom="0.139cm" fo:padding-left="0.264cm" fo:padding-right="0.264cm" draw:shadow-opacity="50%"/>
    </style:style>
    <style:style style:name="gr2" style:family="graphic" style:parent-style-name="objectwithoutfill">
      <style:graphic-properties svg:stroke-width="0.028cm" svg:stroke-color="#cccccc" draw:marker-start-width="0.242cm" draw:marker-end-width="0.242cm" draw:fill="none" draw:opacity="100%" draw:textarea-vertical-align="middle" fo:padding-top="0.139cm" fo:padding-bottom="0.139cm" fo:padding-left="0.264cm" fo:padding-right="0.264cm" draw:shadow-opacity="50%"/>
    </style:style>
    <style:style style:name="gr3" style:family="graphic" style:parent-style-name="standard">
      <style:graphic-properties svg:stroke-width="0.018cm" svg:stroke-color="#000000" draw:marker-start-width="0.227cm" draw:marker-end-width="0.227cm" draw:fill="none" draw:fill-color="#000000" draw:opacity="100%" draw:textarea-horizontal-align="justify" draw:textarea-vertical-align="middle" draw:auto-grow-height="false" fo:min-height="0.332cm" fo:min-width="11.482cm" fo:padding-top="0.134cm" fo:padding-bottom="0.134cm" fo:padding-left="0.259cm" fo:padding-right="0.259cm" draw:shadow-opacity="50%"/>
    </style:style>
    <style:style style:name="gr4" style:family="graphic" style:parent-style-name="standard">
      <style:graphic-properties draw:stroke="solid" draw:stroke-dash="Fine_20_Dashed" svg:stroke-width="0.018cm" svg:stroke-color="#000000" draw:marker-start-width="0.227cm" draw:marker-end-width="0.227cm" svg:stroke-opacity="0%" draw:fill="none" draw:textarea-horizontal-align="justify" draw:textarea-vertical-align="middle" draw:auto-grow-height="false" fo:min-height="0.332cm" fo:min-width="0cm" fo:padding-top="0.134cm" fo:padding-bottom="0.134cm" fo:padding-left="0.259cm" fo:padding-right="0.259cm"/>
    </style:style>
    <style:style style:name="gr5" style:family="graphic" style:parent-style-name="objectwithoutfill">
      <style:graphic-properties draw:stroke="dash" draw:stroke-dash="Fine_20_Dashed" svg:stroke-width="0.02cm" svg:stroke-color="#b2b2b2" draw:marker-start-width="0.26cm" draw:marker-end-width="0.26cm" draw:fill="none" draw:textarea-vertical-align="middle" fo:padding-top="0.135cm" fo:padding-bottom="0.135cm" fo:padding-left="0.26cm" fo:padding-right="0.26cm"/>
    </style:style>
    <style:style style:name="gr6" style:family="graphic" style:parent-style-name="standard">
      <style:graphic-properties draw:stroke="solid" draw:stroke-dash="Fine_20_Dashed" svg:stroke-width="0.018cm" svg:stroke-color="#000000" draw:marker-start-width="0.227cm" draw:marker-end-width="0.227cm" svg:stroke-opacity="100%" draw:fill="none" draw:fill-color="#ffffff" draw:opacity="100%" draw:textarea-horizontal-align="justify" draw:textarea-vertical-align="middle" draw:auto-grow-height="false" fo:min-height="0.932cm" fo:min-width="5.082cm" fo:padding-top="0.134cm" fo:padding-bottom="0.134cm" fo:padding-left="0.259cm" fo:padding-right="0.259cm" draw:shadow-opacity="50%"/>
    </style:style>
    <style:style style:name="gr7" style:family="graphic" style:parent-style-name="objectwithoutfill">
      <style:graphic-properties draw:stroke="solid" draw:stroke-dash="Ultrafine_20_Dashed" svg:stroke-width="0.02cm" svg:stroke-color="#000000" draw:marker-start-width="0.26cm" draw:marker-end-width="0.26cm" draw:fill="none" draw:textarea-vertical-align="middle" fo:padding-top="0.135cm" fo:padding-bottom="0.135cm" fo:padding-left="0.26cm" fo:padding-right="0.26cm"/>
    </style:style>
    <style:style style:name="gr8" style:family="graphic" style:parent-style-name="objectwithoutfill">
      <style:graphic-properties svg:stroke-width="0.02cm" svg:stroke-color="#000000" draw:marker-start-width="0.26cm" draw:marker-end-width="0.26cm" draw:fill="none" draw:textarea-vertical-align="middle" fo:padding-top="0.135cm" fo:padding-bottom="0.135cm" fo:padding-left="0.26cm" fo:padding-right="0.26cm"/>
    </style:style>
    <style:style style:name="P1" style:family="paragraph">
      <loext:graphic-properties draw:fill="none" draw:opacity="100%"/>
      <style:paragraph-properties fo:text-align="center"/>
    </style:style>
    <style:style style:name="P2" style:family="paragraph">
      <loext:graphic-properties draw:fill="none" draw:fill-color="#000000" draw:opacity="10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color="#dddddd"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 draw:opacity="100%"/>
      <style:paragraph-properties fo:text-align="center"/>
    </style:style>
    <style:style style:name="P7" style:family="paragraph">
      <loext:graphic-properties draw:fill="none"/>
    </style:style>
    <style:style style:name="T1" style:family="text">
      <style:text-properties fo:color="#dddddd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4.849cm" svg:y1="0cm" svg:x2="14.85cm" svg:y2="21cm">
          <text:p/>
        </draw:line>
        <draw:line draw:style-name="gr2" draw:text-style-name="P1" draw:layer="controls" svg:x1="14.85cm" svg:y1="0cm" svg:x2="14.85cm" svg:y2="1.5cm">
          <text:p/>
        </draw:line>
        <draw:line draw:style-name="gr2" draw:text-style-name="P1" draw:layer="controls" svg:x1="14.85cm" svg:y1="19.5cm" svg:x2="14.85cm" svg:y2="21cm">
          <text:p/>
        </draw:line>
        <draw:custom-shape draw:style-name="gr3" draw:text-style-name="P2" draw:layer="layout" svg:width="12cm" svg:height="0.6cm" svg:x="0.9cm" svg:y="0.8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2cm" svg:height="0.6cm" svg:x="16.8cm" svg:y="0.88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404cm" svg:height="0.6cm" svg:x="9.7cm" svg:y="0.894cm">
          <text:p text:style-name="P3"><text:span text:style-name="T1">年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404cm" svg:height="0.6cm" svg:x="11.1cm" svg:y="0.894cm">
          <text:p text:style-name="P3"><text:span text:style-name="T1">月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404cm" svg:height="0.6cm" svg:x="12.5cm" svg:y="0.894cm">
          <text:p text:style-name="P3"><text:span text:style-name="T1">日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404cm" svg:height="0.6cm" svg:x="17.6cm" svg:y="0.894cm">
          <text:p text:style-name="P3"><text:span text:style-name="T1">年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404cm" svg:height="0.6cm" svg:x="19cm" svg:y="0.894cm">
          <text:p text:style-name="P3"><text:span text:style-name="T1">月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404cm" svg:height="0.6cm" svg:x="20.4cm" svg:y="0.894cm">
          <text:p text:style-name="P3"><text:span text:style-name="T1">日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2.5cm" svg:y1="2.1cm" svg:x2="12.5cm" svg:y2="3.303cm">
          <text:p/>
        </draw:line>
        <draw:line draw:style-name="gr5" draw:text-style-name="P5" draw:layer="layout" svg:x1="7.3cm" svg:y1="2.503cm" svg:x2="12.9cm" svg:y2="2.5cm">
          <text:p/>
        </draw:line>
        <draw:line draw:style-name="gr5" draw:text-style-name="P5" draw:layer="layout" svg:x1="7.7cm" svg:y1="2.1cm" svg:x2="7.7cm" svg:y2="3.303cm">
          <text:p/>
        </draw:line>
        <draw:line draw:style-name="gr5" draw:text-style-name="P5" draw:layer="layout" svg:x1="7.3cm" svg:y1="2.903cm" svg:x2="12.9cm" svg:y2="2.9cm">
          <text:p/>
        </draw:line>
        <draw:line draw:style-name="gr5" draw:text-style-name="P5" draw:layer="layout" svg:x1="8.5cm" svg:y1="2.1cm" svg:x2="8.5cm" svg:y2="3.303cm">
          <text:p/>
        </draw:line>
        <draw:line draw:style-name="gr5" draw:text-style-name="P5" draw:layer="layout" svg:x1="9.3cm" svg:y1="2.1cm" svg:x2="9.3cm" svg:y2="3.303cm">
          <text:p/>
        </draw:line>
        <draw:line draw:style-name="gr5" draw:text-style-name="P5" draw:layer="layout" svg:x1="10.1cm" svg:y1="2.1cm" svg:x2="10.1cm" svg:y2="3.303cm">
          <text:p/>
        </draw:line>
        <draw:line draw:style-name="gr5" draw:text-style-name="P5" draw:layer="layout" svg:x1="10.9cm" svg:y1="2.1cm" svg:x2="10.9cm" svg:y2="3.303cm">
          <text:p/>
        </draw:line>
        <draw:line draw:style-name="gr5" draw:text-style-name="P5" draw:layer="layout" svg:x1="11.7cm" svg:y1="2.1cm" svg:x2="11.7cm" svg:y2="3.303cm">
          <text:p/>
        </draw:line>
        <draw:custom-shape draw:style-name="gr6" draw:text-style-name="P6" draw:layer="layout" svg:width="5.6cm" svg:height="1.2cm" svg:x="7.3cm" svg:y="2.103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6.1cm" svg:y1="2.504cm" svg:x2="6.1cm" svg:y2="3.304cm">
          <text:p/>
        </draw:line>
        <draw:line draw:style-name="gr5" draw:text-style-name="P5" draw:layer="layout" svg:x1="5.7cm" svg:y1="2.904cm" svg:x2="6.5cm" svg:y2="2.904cm">
          <text:p/>
        </draw:line>
        <draw:line draw:style-name="gr5" draw:text-style-name="P5" draw:layer="layout" svg:x1="4.9cm" svg:y1="2.904cm" svg:x2="5.7cm" svg:y2="2.904cm">
          <text:p/>
        </draw:line>
        <draw:line draw:style-name="gr5" draw:text-style-name="P5" draw:layer="layout" svg:x1="4.1cm" svg:y1="2.904cm" svg:x2="4.9cm" svg:y2="2.904cm">
          <text:p/>
        </draw:line>
        <draw:line draw:style-name="gr5" draw:text-style-name="P5" draw:layer="layout" svg:x1="3.3cm" svg:y1="2.904cm" svg:x2="4.1cm" svg:y2="2.904cm">
          <text:p/>
        </draw:line>
        <draw:line draw:style-name="gr5" draw:text-style-name="P5" draw:layer="layout" svg:x1="2.5cm" svg:y1="2.904cm" svg:x2="3.3cm" svg:y2="2.904cm">
          <text:p/>
        </draw:line>
        <draw:line draw:style-name="gr5" draw:text-style-name="P5" draw:layer="layout" svg:x1="1.7cm" svg:y1="2.904cm" svg:x2="2.5cm" svg:y2="2.904cm">
          <text:p/>
        </draw:line>
        <draw:line draw:style-name="gr7" draw:text-style-name="P5" draw:layer="layout" svg:x1="3.3cm" svg:y1="2.504cm" svg:x2="3.3cm" svg:y2="3.304cm">
          <text:p/>
        </draw:line>
        <draw:line draw:style-name="gr7" draw:text-style-name="P5" draw:layer="layout" svg:x1="2.5cm" svg:y1="2.504cm" svg:x2="2.5cm" svg:y2="3.304cm">
          <text:p/>
        </draw:line>
        <draw:line draw:style-name="gr5" draw:text-style-name="P5" draw:layer="layout" svg:x1="1.3cm" svg:y1="2.504cm" svg:x2="1.3cm" svg:y2="3.304cm">
          <text:p/>
        </draw:line>
        <draw:line draw:style-name="gr5" draw:text-style-name="P5" draw:layer="layout" svg:x1="0.9cm" svg:y1="2.904cm" svg:x2="1.7cm" svg:y2="2.904cm">
          <text:p/>
        </draw:line>
        <draw:line draw:style-name="gr5" draw:text-style-name="P5" draw:layer="layout" svg:x1="2.1cm" svg:y1="2.504cm" svg:x2="2.1cm" svg:y2="3.304cm">
          <text:p/>
        </draw:line>
        <draw:line draw:style-name="gr5" draw:text-style-name="P5" draw:layer="layout" svg:x1="2.9cm" svg:y1="2.504cm" svg:x2="2.9cm" svg:y2="3.304cm">
          <text:p/>
        </draw:line>
        <draw:line draw:style-name="gr7" draw:text-style-name="P5" draw:layer="layout" svg:x1="4.1cm" svg:y1="2.504cm" svg:x2="4.1cm" svg:y2="3.304cm">
          <text:p/>
        </draw:line>
        <draw:line draw:style-name="gr5" draw:text-style-name="P5" draw:layer="layout" svg:x1="3.7cm" svg:y1="2.504cm" svg:x2="3.7cm" svg:y2="3.304cm">
          <text:p/>
        </draw:line>
        <draw:line draw:style-name="gr7" draw:text-style-name="P5" draw:layer="layout" svg:x1="4.9cm" svg:y1="2.504cm" svg:x2="4.9cm" svg:y2="3.304cm">
          <text:p/>
        </draw:line>
        <draw:line draw:style-name="gr5" draw:text-style-name="P5" draw:layer="layout" svg:x1="4.5cm" svg:y1="2.504cm" svg:x2="4.5cm" svg:y2="3.304cm">
          <text:p/>
        </draw:line>
        <draw:line draw:style-name="gr7" draw:text-style-name="P5" draw:layer="layout" svg:x1="5.7cm" svg:y1="2.504cm" svg:x2="5.7cm" svg:y2="3.304cm">
          <text:p/>
        </draw:line>
        <draw:line draw:style-name="gr5" draw:text-style-name="P5" draw:layer="layout" svg:x1="5.3cm" svg:y1="2.504cm" svg:x2="5.3cm" svg:y2="3.304cm">
          <text:p/>
        </draw:line>
        <draw:line draw:style-name="gr7" draw:text-style-name="P5" draw:layer="layout" svg:x1="1.7cm" svg:y1="2.504cm" svg:x2="1.7cm" svg:y2="3.304cm">
          <text:p/>
        </draw:line>
        <draw:line draw:style-name="gr8" draw:text-style-name="P7" draw:layer="layout" svg:x1="0.9cm" svg:y1="2.504cm" svg:x2="6.5cm" svg:y2="2.504cm">
          <text:p/>
        </draw:line>
        <draw:custom-shape draw:style-name="gr6" draw:text-style-name="P6" draw:layer="layout" svg:width="5.6cm" svg:height="1.2cm" svg:x="0.9cm" svg:y="2.104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6.1cm" svg:y1="8.101cm" svg:x2="6.1cm" svg:y2="8.901cm">
          <text:p/>
        </draw:line>
        <draw:line draw:style-name="gr5" draw:text-style-name="P5" draw:layer="layout" svg:x1="5.7cm" svg:y1="8.501cm" svg:x2="6.5cm" svg:y2="8.501cm">
          <text:p/>
        </draw:line>
        <draw:line draw:style-name="gr5" draw:text-style-name="P5" draw:layer="layout" svg:x1="4.9cm" svg:y1="8.501cm" svg:x2="5.7cm" svg:y2="8.501cm">
          <text:p/>
        </draw:line>
        <draw:line draw:style-name="gr5" draw:text-style-name="P5" draw:layer="layout" svg:x1="4.1cm" svg:y1="8.501cm" svg:x2="4.9cm" svg:y2="8.501cm">
          <text:p/>
        </draw:line>
        <draw:line draw:style-name="gr5" draw:text-style-name="P5" draw:layer="layout" svg:x1="3.3cm" svg:y1="8.501cm" svg:x2="4.1cm" svg:y2="8.501cm">
          <text:p/>
        </draw:line>
        <draw:line draw:style-name="gr5" draw:text-style-name="P5" draw:layer="layout" svg:x1="2.5cm" svg:y1="8.501cm" svg:x2="3.3cm" svg:y2="8.501cm">
          <text:p/>
        </draw:line>
        <draw:line draw:style-name="gr5" draw:text-style-name="P5" draw:layer="layout" svg:x1="1.7cm" svg:y1="8.501cm" svg:x2="2.5cm" svg:y2="8.501cm">
          <text:p/>
        </draw:line>
        <draw:line draw:style-name="gr7" draw:text-style-name="P5" draw:layer="layout" svg:x1="3.3cm" svg:y1="8.101cm" svg:x2="3.3cm" svg:y2="8.901cm">
          <text:p/>
        </draw:line>
        <draw:line draw:style-name="gr7" draw:text-style-name="P5" draw:layer="layout" svg:x1="2.5cm" svg:y1="8.101cm" svg:x2="2.5cm" svg:y2="8.901cm">
          <text:p/>
        </draw:line>
        <draw:line draw:style-name="gr5" draw:text-style-name="P5" draw:layer="layout" svg:x1="1.3cm" svg:y1="8.101cm" svg:x2="1.3cm" svg:y2="8.901cm">
          <text:p/>
        </draw:line>
        <draw:line draw:style-name="gr5" draw:text-style-name="P5" draw:layer="layout" svg:x1="0.9cm" svg:y1="8.501cm" svg:x2="1.7cm" svg:y2="8.501cm">
          <text:p/>
        </draw:line>
        <draw:line draw:style-name="gr5" draw:text-style-name="P5" draw:layer="layout" svg:x1="2.1cm" svg:y1="8.101cm" svg:x2="2.1cm" svg:y2="8.901cm">
          <text:p/>
        </draw:line>
        <draw:line draw:style-name="gr5" draw:text-style-name="P5" draw:layer="layout" svg:x1="2.9cm" svg:y1="8.101cm" svg:x2="2.9cm" svg:y2="8.901cm">
          <text:p/>
        </draw:line>
        <draw:line draw:style-name="gr7" draw:text-style-name="P5" draw:layer="layout" svg:x1="4.1cm" svg:y1="8.101cm" svg:x2="4.1cm" svg:y2="8.901cm">
          <text:p/>
        </draw:line>
        <draw:line draw:style-name="gr5" draw:text-style-name="P5" draw:layer="layout" svg:x1="3.7cm" svg:y1="8.101cm" svg:x2="3.7cm" svg:y2="8.901cm">
          <text:p/>
        </draw:line>
        <draw:line draw:style-name="gr7" draw:text-style-name="P5" draw:layer="layout" svg:x1="4.9cm" svg:y1="8.101cm" svg:x2="4.9cm" svg:y2="8.901cm">
          <text:p/>
        </draw:line>
        <draw:line draw:style-name="gr5" draw:text-style-name="P5" draw:layer="layout" svg:x1="4.5cm" svg:y1="8.101cm" svg:x2="4.5cm" svg:y2="8.901cm">
          <text:p/>
        </draw:line>
        <draw:line draw:style-name="gr7" draw:text-style-name="P5" draw:layer="layout" svg:x1="5.7cm" svg:y1="8.101cm" svg:x2="5.7cm" svg:y2="8.901cm">
          <text:p/>
        </draw:line>
        <draw:line draw:style-name="gr5" draw:text-style-name="P5" draw:layer="layout" svg:x1="5.3cm" svg:y1="8.101cm" svg:x2="5.3cm" svg:y2="8.901cm">
          <text:p/>
        </draw:line>
        <draw:line draw:style-name="gr7" draw:text-style-name="P5" draw:layer="layout" svg:x1="1.7cm" svg:y1="8.101cm" svg:x2="1.7cm" svg:y2="8.901cm">
          <text:p/>
        </draw:line>
        <draw:line draw:style-name="gr8" draw:text-style-name="P7" draw:layer="layout" svg:x1="0.9cm" svg:y1="8.101cm" svg:x2="6.5cm" svg:y2="8.101cm">
          <text:p/>
        </draw:line>
        <draw:custom-shape draw:style-name="gr6" draw:text-style-name="P6" draw:layer="layout" svg:width="5.6cm" svg:height="1.2cm" svg:x="0.9cm" svg:y="7.701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6.1cm" svg:y1="6.702cm" svg:x2="6.1cm" svg:y2="7.502cm">
          <text:p/>
        </draw:line>
        <draw:line draw:style-name="gr5" draw:text-style-name="P5" draw:layer="layout" svg:x1="5.7cm" svg:y1="7.102cm" svg:x2="6.5cm" svg:y2="7.102cm">
          <text:p/>
        </draw:line>
        <draw:line draw:style-name="gr5" draw:text-style-name="P5" draw:layer="layout" svg:x1="4.9cm" svg:y1="7.102cm" svg:x2="5.7cm" svg:y2="7.102cm">
          <text:p/>
        </draw:line>
        <draw:line draw:style-name="gr5" draw:text-style-name="P5" draw:layer="layout" svg:x1="4.1cm" svg:y1="7.102cm" svg:x2="4.9cm" svg:y2="7.102cm">
          <text:p/>
        </draw:line>
        <draw:line draw:style-name="gr5" draw:text-style-name="P5" draw:layer="layout" svg:x1="3.3cm" svg:y1="7.102cm" svg:x2="4.1cm" svg:y2="7.102cm">
          <text:p/>
        </draw:line>
        <draw:line draw:style-name="gr5" draw:text-style-name="P5" draw:layer="layout" svg:x1="2.5cm" svg:y1="7.102cm" svg:x2="3.3cm" svg:y2="7.102cm">
          <text:p/>
        </draw:line>
        <draw:line draw:style-name="gr5" draw:text-style-name="P5" draw:layer="layout" svg:x1="1.7cm" svg:y1="7.102cm" svg:x2="2.5cm" svg:y2="7.102cm">
          <text:p/>
        </draw:line>
        <draw:line draw:style-name="gr7" draw:text-style-name="P5" draw:layer="layout" svg:x1="3.3cm" svg:y1="6.702cm" svg:x2="3.3cm" svg:y2="7.502cm">
          <text:p/>
        </draw:line>
        <draw:line draw:style-name="gr7" draw:text-style-name="P5" draw:layer="layout" svg:x1="2.5cm" svg:y1="6.702cm" svg:x2="2.5cm" svg:y2="7.502cm">
          <text:p/>
        </draw:line>
        <draw:line draw:style-name="gr5" draw:text-style-name="P5" draw:layer="layout" svg:x1="1.3cm" svg:y1="6.702cm" svg:x2="1.3cm" svg:y2="7.502cm">
          <text:p/>
        </draw:line>
        <draw:line draw:style-name="gr5" draw:text-style-name="P5" draw:layer="layout" svg:x1="0.9cm" svg:y1="7.102cm" svg:x2="1.7cm" svg:y2="7.102cm">
          <text:p/>
        </draw:line>
        <draw:line draw:style-name="gr5" draw:text-style-name="P5" draw:layer="layout" svg:x1="2.1cm" svg:y1="6.702cm" svg:x2="2.1cm" svg:y2="7.502cm">
          <text:p/>
        </draw:line>
        <draw:line draw:style-name="gr5" draw:text-style-name="P5" draw:layer="layout" svg:x1="2.9cm" svg:y1="6.702cm" svg:x2="2.9cm" svg:y2="7.502cm">
          <text:p/>
        </draw:line>
        <draw:line draw:style-name="gr7" draw:text-style-name="P5" draw:layer="layout" svg:x1="4.1cm" svg:y1="6.702cm" svg:x2="4.1cm" svg:y2="7.502cm">
          <text:p/>
        </draw:line>
        <draw:line draw:style-name="gr5" draw:text-style-name="P5" draw:layer="layout" svg:x1="3.7cm" svg:y1="6.702cm" svg:x2="3.7cm" svg:y2="7.502cm">
          <text:p/>
        </draw:line>
        <draw:line draw:style-name="gr7" draw:text-style-name="P5" draw:layer="layout" svg:x1="4.9cm" svg:y1="6.702cm" svg:x2="4.9cm" svg:y2="7.502cm">
          <text:p/>
        </draw:line>
        <draw:line draw:style-name="gr5" draw:text-style-name="P5" draw:layer="layout" svg:x1="4.5cm" svg:y1="6.702cm" svg:x2="4.5cm" svg:y2="7.502cm">
          <text:p/>
        </draw:line>
        <draw:line draw:style-name="gr7" draw:text-style-name="P5" draw:layer="layout" svg:x1="5.7cm" svg:y1="6.702cm" svg:x2="5.7cm" svg:y2="7.502cm">
          <text:p/>
        </draw:line>
        <draw:line draw:style-name="gr5" draw:text-style-name="P5" draw:layer="layout" svg:x1="5.3cm" svg:y1="6.702cm" svg:x2="5.3cm" svg:y2="7.502cm">
          <text:p/>
        </draw:line>
        <draw:line draw:style-name="gr7" draw:text-style-name="P5" draw:layer="layout" svg:x1="1.7cm" svg:y1="6.702cm" svg:x2="1.7cm" svg:y2="7.502cm">
          <text:p/>
        </draw:line>
        <draw:line draw:style-name="gr8" draw:text-style-name="P7" draw:layer="layout" svg:x1="0.9cm" svg:y1="6.702cm" svg:x2="6.5cm" svg:y2="6.702cm">
          <text:p/>
        </draw:line>
        <draw:custom-shape draw:style-name="gr6" draw:text-style-name="P6" draw:layer="layout" svg:width="5.6cm" svg:height="1.2cm" svg:x="0.9cm" svg:y="6.302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6.1cm" svg:y1="5.302cm" svg:x2="6.1cm" svg:y2="6.102cm">
          <text:p/>
        </draw:line>
        <draw:line draw:style-name="gr5" draw:text-style-name="P5" draw:layer="layout" svg:x1="5.7cm" svg:y1="5.702cm" svg:x2="6.5cm" svg:y2="5.702cm">
          <text:p/>
        </draw:line>
        <draw:line draw:style-name="gr5" draw:text-style-name="P5" draw:layer="layout" svg:x1="4.9cm" svg:y1="5.702cm" svg:x2="5.7cm" svg:y2="5.702cm">
          <text:p/>
        </draw:line>
        <draw:line draw:style-name="gr5" draw:text-style-name="P5" draw:layer="layout" svg:x1="4.1cm" svg:y1="5.702cm" svg:x2="4.9cm" svg:y2="5.702cm">
          <text:p/>
        </draw:line>
        <draw:line draw:style-name="gr5" draw:text-style-name="P5" draw:layer="layout" svg:x1="3.3cm" svg:y1="5.702cm" svg:x2="4.1cm" svg:y2="5.702cm">
          <text:p/>
        </draw:line>
        <draw:line draw:style-name="gr5" draw:text-style-name="P5" draw:layer="layout" svg:x1="2.5cm" svg:y1="5.702cm" svg:x2="3.3cm" svg:y2="5.702cm">
          <text:p/>
        </draw:line>
        <draw:line draw:style-name="gr5" draw:text-style-name="P5" draw:layer="layout" svg:x1="1.7cm" svg:y1="5.702cm" svg:x2="2.5cm" svg:y2="5.702cm">
          <text:p/>
        </draw:line>
        <draw:line draw:style-name="gr7" draw:text-style-name="P5" draw:layer="layout" svg:x1="3.3cm" svg:y1="5.302cm" svg:x2="3.3cm" svg:y2="6.102cm">
          <text:p/>
        </draw:line>
        <draw:line draw:style-name="gr7" draw:text-style-name="P5" draw:layer="layout" svg:x1="2.5cm" svg:y1="5.302cm" svg:x2="2.5cm" svg:y2="6.102cm">
          <text:p/>
        </draw:line>
        <draw:line draw:style-name="gr5" draw:text-style-name="P5" draw:layer="layout" svg:x1="1.3cm" svg:y1="5.302cm" svg:x2="1.3cm" svg:y2="6.102cm">
          <text:p/>
        </draw:line>
        <draw:line draw:style-name="gr5" draw:text-style-name="P5" draw:layer="layout" svg:x1="0.9cm" svg:y1="5.702cm" svg:x2="1.7cm" svg:y2="5.702cm">
          <text:p/>
        </draw:line>
        <draw:line draw:style-name="gr5" draw:text-style-name="P5" draw:layer="layout" svg:x1="2.1cm" svg:y1="5.302cm" svg:x2="2.1cm" svg:y2="6.102cm">
          <text:p/>
        </draw:line>
        <draw:line draw:style-name="gr5" draw:text-style-name="P5" draw:layer="layout" svg:x1="2.9cm" svg:y1="5.302cm" svg:x2="2.9cm" svg:y2="6.102cm">
          <text:p/>
        </draw:line>
        <draw:line draw:style-name="gr7" draw:text-style-name="P5" draw:layer="layout" svg:x1="4.1cm" svg:y1="5.302cm" svg:x2="4.1cm" svg:y2="6.102cm">
          <text:p/>
        </draw:line>
        <draw:line draw:style-name="gr5" draw:text-style-name="P5" draw:layer="layout" svg:x1="3.7cm" svg:y1="5.302cm" svg:x2="3.7cm" svg:y2="6.102cm">
          <text:p/>
        </draw:line>
        <draw:line draw:style-name="gr7" draw:text-style-name="P5" draw:layer="layout" svg:x1="4.9cm" svg:y1="5.302cm" svg:x2="4.9cm" svg:y2="6.102cm">
          <text:p/>
        </draw:line>
        <draw:line draw:style-name="gr5" draw:text-style-name="P5" draw:layer="layout" svg:x1="4.5cm" svg:y1="5.302cm" svg:x2="4.5cm" svg:y2="6.102cm">
          <text:p/>
        </draw:line>
        <draw:line draw:style-name="gr7" draw:text-style-name="P5" draw:layer="layout" svg:x1="5.7cm" svg:y1="5.302cm" svg:x2="5.7cm" svg:y2="6.102cm">
          <text:p/>
        </draw:line>
        <draw:line draw:style-name="gr5" draw:text-style-name="P5" draw:layer="layout" svg:x1="5.3cm" svg:y1="5.302cm" svg:x2="5.3cm" svg:y2="6.102cm">
          <text:p/>
        </draw:line>
        <draw:line draw:style-name="gr7" draw:text-style-name="P5" draw:layer="layout" svg:x1="1.7cm" svg:y1="5.302cm" svg:x2="1.7cm" svg:y2="6.102cm">
          <text:p/>
        </draw:line>
        <draw:line draw:style-name="gr8" draw:text-style-name="P7" draw:layer="layout" svg:x1="0.9cm" svg:y1="5.302cm" svg:x2="6.5cm" svg:y2="5.302cm">
          <text:p/>
        </draw:line>
        <draw:custom-shape draw:style-name="gr6" draw:text-style-name="P6" draw:layer="layout" svg:width="5.6cm" svg:height="1.2cm" svg:x="0.9cm" svg:y="4.902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6.1cm" svg:y1="3.903cm" svg:x2="6.1cm" svg:y2="4.703cm">
          <text:p/>
        </draw:line>
        <draw:line draw:style-name="gr5" draw:text-style-name="P5" draw:layer="layout" svg:x1="5.7cm" svg:y1="4.303cm" svg:x2="6.5cm" svg:y2="4.303cm">
          <text:p/>
        </draw:line>
        <draw:line draw:style-name="gr5" draw:text-style-name="P5" draw:layer="layout" svg:x1="4.9cm" svg:y1="4.303cm" svg:x2="5.7cm" svg:y2="4.303cm">
          <text:p/>
        </draw:line>
        <draw:line draw:style-name="gr5" draw:text-style-name="P5" draw:layer="layout" svg:x1="4.1cm" svg:y1="4.303cm" svg:x2="4.9cm" svg:y2="4.303cm">
          <text:p/>
        </draw:line>
        <draw:line draw:style-name="gr5" draw:text-style-name="P5" draw:layer="layout" svg:x1="3.3cm" svg:y1="4.303cm" svg:x2="4.1cm" svg:y2="4.303cm">
          <text:p/>
        </draw:line>
        <draw:line draw:style-name="gr5" draw:text-style-name="P5" draw:layer="layout" svg:x1="2.5cm" svg:y1="4.303cm" svg:x2="3.3cm" svg:y2="4.303cm">
          <text:p/>
        </draw:line>
        <draw:line draw:style-name="gr5" draw:text-style-name="P5" draw:layer="layout" svg:x1="1.7cm" svg:y1="4.303cm" svg:x2="2.5cm" svg:y2="4.303cm">
          <text:p/>
        </draw:line>
        <draw:line draw:style-name="gr7" draw:text-style-name="P5" draw:layer="layout" svg:x1="3.3cm" svg:y1="3.903cm" svg:x2="3.3cm" svg:y2="4.703cm">
          <text:p/>
        </draw:line>
        <draw:line draw:style-name="gr7" draw:text-style-name="P5" draw:layer="layout" svg:x1="2.5cm" svg:y1="3.903cm" svg:x2="2.5cm" svg:y2="4.703cm">
          <text:p/>
        </draw:line>
        <draw:line draw:style-name="gr5" draw:text-style-name="P5" draw:layer="layout" svg:x1="1.3cm" svg:y1="3.903cm" svg:x2="1.3cm" svg:y2="4.703cm">
          <text:p/>
        </draw:line>
        <draw:line draw:style-name="gr5" draw:text-style-name="P5" draw:layer="layout" svg:x1="0.9cm" svg:y1="4.303cm" svg:x2="1.7cm" svg:y2="4.303cm">
          <text:p/>
        </draw:line>
        <draw:line draw:style-name="gr5" draw:text-style-name="P5" draw:layer="layout" svg:x1="2.1cm" svg:y1="3.903cm" svg:x2="2.1cm" svg:y2="4.703cm">
          <text:p/>
        </draw:line>
        <draw:line draw:style-name="gr5" draw:text-style-name="P5" draw:layer="layout" svg:x1="2.9cm" svg:y1="3.903cm" svg:x2="2.9cm" svg:y2="4.703cm">
          <text:p/>
        </draw:line>
        <draw:line draw:style-name="gr7" draw:text-style-name="P5" draw:layer="layout" svg:x1="4.1cm" svg:y1="3.903cm" svg:x2="4.1cm" svg:y2="4.703cm">
          <text:p/>
        </draw:line>
        <draw:line draw:style-name="gr5" draw:text-style-name="P5" draw:layer="layout" svg:x1="3.7cm" svg:y1="3.903cm" svg:x2="3.7cm" svg:y2="4.703cm">
          <text:p/>
        </draw:line>
        <draw:line draw:style-name="gr7" draw:text-style-name="P5" draw:layer="layout" svg:x1="4.9cm" svg:y1="3.903cm" svg:x2="4.9cm" svg:y2="4.703cm">
          <text:p/>
        </draw:line>
        <draw:line draw:style-name="gr5" draw:text-style-name="P5" draw:layer="layout" svg:x1="4.5cm" svg:y1="3.903cm" svg:x2="4.5cm" svg:y2="4.703cm">
          <text:p/>
        </draw:line>
        <draw:line draw:style-name="gr7" draw:text-style-name="P5" draw:layer="layout" svg:x1="5.7cm" svg:y1="3.903cm" svg:x2="5.7cm" svg:y2="4.703cm">
          <text:p/>
        </draw:line>
        <draw:line draw:style-name="gr5" draw:text-style-name="P5" draw:layer="layout" svg:x1="5.3cm" svg:y1="3.903cm" svg:x2="5.3cm" svg:y2="4.703cm">
          <text:p/>
        </draw:line>
        <draw:line draw:style-name="gr7" draw:text-style-name="P5" draw:layer="layout" svg:x1="1.7cm" svg:y1="3.903cm" svg:x2="1.7cm" svg:y2="4.703cm">
          <text:p/>
        </draw:line>
        <draw:line draw:style-name="gr8" draw:text-style-name="P7" draw:layer="layout" svg:x1="0.9cm" svg:y1="3.903cm" svg:x2="6.5cm" svg:y2="3.903cm">
          <text:p/>
        </draw:line>
        <draw:custom-shape draw:style-name="gr6" draw:text-style-name="P6" draw:layer="layout" svg:width="5.6cm" svg:height="1.2cm" svg:x="0.9cm" svg:y="3.503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6.1cm" svg:y1="15.102cm" svg:x2="6.1cm" svg:y2="15.902cm">
          <text:p/>
        </draw:line>
        <draw:line draw:style-name="gr5" draw:text-style-name="P5" draw:layer="layout" svg:x1="5.7cm" svg:y1="15.502cm" svg:x2="6.5cm" svg:y2="15.502cm">
          <text:p/>
        </draw:line>
        <draw:line draw:style-name="gr5" draw:text-style-name="P5" draw:layer="layout" svg:x1="4.9cm" svg:y1="15.502cm" svg:x2="5.7cm" svg:y2="15.502cm">
          <text:p/>
        </draw:line>
        <draw:line draw:style-name="gr5" draw:text-style-name="P5" draw:layer="layout" svg:x1="4.1cm" svg:y1="15.502cm" svg:x2="4.9cm" svg:y2="15.502cm">
          <text:p/>
        </draw:line>
        <draw:line draw:style-name="gr5" draw:text-style-name="P5" draw:layer="layout" svg:x1="3.3cm" svg:y1="15.502cm" svg:x2="4.1cm" svg:y2="15.502cm">
          <text:p/>
        </draw:line>
        <draw:line draw:style-name="gr5" draw:text-style-name="P5" draw:layer="layout" svg:x1="2.5cm" svg:y1="15.502cm" svg:x2="3.3cm" svg:y2="15.502cm">
          <text:p/>
        </draw:line>
        <draw:line draw:style-name="gr5" draw:text-style-name="P5" draw:layer="layout" svg:x1="1.7cm" svg:y1="15.502cm" svg:x2="2.5cm" svg:y2="15.502cm">
          <text:p/>
        </draw:line>
        <draw:line draw:style-name="gr7" draw:text-style-name="P5" draw:layer="layout" svg:x1="3.3cm" svg:y1="15.102cm" svg:x2="3.3cm" svg:y2="15.902cm">
          <text:p/>
        </draw:line>
        <draw:line draw:style-name="gr7" draw:text-style-name="P5" draw:layer="layout" svg:x1="2.5cm" svg:y1="15.102cm" svg:x2="2.5cm" svg:y2="15.902cm">
          <text:p/>
        </draw:line>
        <draw:line draw:style-name="gr5" draw:text-style-name="P5" draw:layer="layout" svg:x1="1.3cm" svg:y1="15.102cm" svg:x2="1.3cm" svg:y2="15.902cm">
          <text:p/>
        </draw:line>
        <draw:line draw:style-name="gr5" draw:text-style-name="P5" draw:layer="layout" svg:x1="0.9cm" svg:y1="15.502cm" svg:x2="1.7cm" svg:y2="15.502cm">
          <text:p/>
        </draw:line>
        <draw:line draw:style-name="gr5" draw:text-style-name="P5" draw:layer="layout" svg:x1="2.1cm" svg:y1="15.102cm" svg:x2="2.1cm" svg:y2="15.902cm">
          <text:p/>
        </draw:line>
        <draw:line draw:style-name="gr5" draw:text-style-name="P5" draw:layer="layout" svg:x1="2.9cm" svg:y1="15.102cm" svg:x2="2.9cm" svg:y2="15.902cm">
          <text:p/>
        </draw:line>
        <draw:line draw:style-name="gr7" draw:text-style-name="P5" draw:layer="layout" svg:x1="4.1cm" svg:y1="15.102cm" svg:x2="4.1cm" svg:y2="15.902cm">
          <text:p/>
        </draw:line>
        <draw:line draw:style-name="gr5" draw:text-style-name="P5" draw:layer="layout" svg:x1="3.7cm" svg:y1="15.102cm" svg:x2="3.7cm" svg:y2="15.902cm">
          <text:p/>
        </draw:line>
        <draw:line draw:style-name="gr7" draw:text-style-name="P5" draw:layer="layout" svg:x1="4.9cm" svg:y1="15.102cm" svg:x2="4.9cm" svg:y2="15.902cm">
          <text:p/>
        </draw:line>
        <draw:line draw:style-name="gr5" draw:text-style-name="P5" draw:layer="layout" svg:x1="4.5cm" svg:y1="15.102cm" svg:x2="4.5cm" svg:y2="15.902cm">
          <text:p/>
        </draw:line>
        <draw:line draw:style-name="gr7" draw:text-style-name="P5" draw:layer="layout" svg:x1="5.7cm" svg:y1="15.102cm" svg:x2="5.7cm" svg:y2="15.902cm">
          <text:p/>
        </draw:line>
        <draw:line draw:style-name="gr5" draw:text-style-name="P5" draw:layer="layout" svg:x1="5.3cm" svg:y1="15.102cm" svg:x2="5.3cm" svg:y2="15.902cm">
          <text:p/>
        </draw:line>
        <draw:line draw:style-name="gr7" draw:text-style-name="P5" draw:layer="layout" svg:x1="1.7cm" svg:y1="15.102cm" svg:x2="1.7cm" svg:y2="15.902cm">
          <text:p/>
        </draw:line>
        <draw:line draw:style-name="gr8" draw:text-style-name="P7" draw:layer="layout" svg:x1="0.9cm" svg:y1="15.102cm" svg:x2="6.5cm" svg:y2="15.102cm">
          <text:p/>
        </draw:line>
        <draw:custom-shape draw:style-name="gr6" draw:text-style-name="P6" draw:layer="layout" svg:width="5.6cm" svg:height="1.2cm" svg:x="0.9cm" svg:y="14.702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6.1cm" svg:y1="13.703cm" svg:x2="6.1cm" svg:y2="14.503cm">
          <text:p/>
        </draw:line>
        <draw:line draw:style-name="gr5" draw:text-style-name="P5" draw:layer="layout" svg:x1="5.7cm" svg:y1="14.103cm" svg:x2="6.5cm" svg:y2="14.103cm">
          <text:p/>
        </draw:line>
        <draw:line draw:style-name="gr5" draw:text-style-name="P5" draw:layer="layout" svg:x1="4.9cm" svg:y1="14.103cm" svg:x2="5.7cm" svg:y2="14.103cm">
          <text:p/>
        </draw:line>
        <draw:line draw:style-name="gr5" draw:text-style-name="P5" draw:layer="layout" svg:x1="4.1cm" svg:y1="14.103cm" svg:x2="4.9cm" svg:y2="14.103cm">
          <text:p/>
        </draw:line>
        <draw:line draw:style-name="gr5" draw:text-style-name="P5" draw:layer="layout" svg:x1="3.3cm" svg:y1="14.103cm" svg:x2="4.1cm" svg:y2="14.103cm">
          <text:p/>
        </draw:line>
        <draw:line draw:style-name="gr5" draw:text-style-name="P5" draw:layer="layout" svg:x1="2.5cm" svg:y1="14.103cm" svg:x2="3.3cm" svg:y2="14.103cm">
          <text:p/>
        </draw:line>
        <draw:line draw:style-name="gr5" draw:text-style-name="P5" draw:layer="layout" svg:x1="1.7cm" svg:y1="14.103cm" svg:x2="2.5cm" svg:y2="14.103cm">
          <text:p/>
        </draw:line>
        <draw:line draw:style-name="gr7" draw:text-style-name="P5" draw:layer="layout" svg:x1="3.3cm" svg:y1="13.703cm" svg:x2="3.3cm" svg:y2="14.503cm">
          <text:p/>
        </draw:line>
        <draw:line draw:style-name="gr7" draw:text-style-name="P5" draw:layer="layout" svg:x1="2.5cm" svg:y1="13.703cm" svg:x2="2.5cm" svg:y2="14.503cm">
          <text:p/>
        </draw:line>
        <draw:line draw:style-name="gr5" draw:text-style-name="P5" draw:layer="layout" svg:x1="1.3cm" svg:y1="13.703cm" svg:x2="1.3cm" svg:y2="14.503cm">
          <text:p/>
        </draw:line>
        <draw:line draw:style-name="gr5" draw:text-style-name="P5" draw:layer="layout" svg:x1="0.9cm" svg:y1="14.103cm" svg:x2="1.7cm" svg:y2="14.103cm">
          <text:p/>
        </draw:line>
        <draw:line draw:style-name="gr5" draw:text-style-name="P5" draw:layer="layout" svg:x1="2.1cm" svg:y1="13.703cm" svg:x2="2.1cm" svg:y2="14.503cm">
          <text:p/>
        </draw:line>
        <draw:line draw:style-name="gr5" draw:text-style-name="P5" draw:layer="layout" svg:x1="2.9cm" svg:y1="13.703cm" svg:x2="2.9cm" svg:y2="14.503cm">
          <text:p/>
        </draw:line>
        <draw:line draw:style-name="gr7" draw:text-style-name="P5" draw:layer="layout" svg:x1="4.1cm" svg:y1="13.703cm" svg:x2="4.1cm" svg:y2="14.503cm">
          <text:p/>
        </draw:line>
        <draw:line draw:style-name="gr5" draw:text-style-name="P5" draw:layer="layout" svg:x1="3.7cm" svg:y1="13.703cm" svg:x2="3.7cm" svg:y2="14.503cm">
          <text:p/>
        </draw:line>
        <draw:line draw:style-name="gr7" draw:text-style-name="P5" draw:layer="layout" svg:x1="4.9cm" svg:y1="13.703cm" svg:x2="4.9cm" svg:y2="14.503cm">
          <text:p/>
        </draw:line>
        <draw:line draw:style-name="gr5" draw:text-style-name="P5" draw:layer="layout" svg:x1="4.5cm" svg:y1="13.703cm" svg:x2="4.5cm" svg:y2="14.503cm">
          <text:p/>
        </draw:line>
        <draw:line draw:style-name="gr7" draw:text-style-name="P5" draw:layer="layout" svg:x1="5.7cm" svg:y1="13.703cm" svg:x2="5.7cm" svg:y2="14.503cm">
          <text:p/>
        </draw:line>
        <draw:line draw:style-name="gr5" draw:text-style-name="P5" draw:layer="layout" svg:x1="5.3cm" svg:y1="13.703cm" svg:x2="5.3cm" svg:y2="14.503cm">
          <text:p/>
        </draw:line>
        <draw:line draw:style-name="gr7" draw:text-style-name="P5" draw:layer="layout" svg:x1="1.7cm" svg:y1="13.703cm" svg:x2="1.7cm" svg:y2="14.503cm">
          <text:p/>
        </draw:line>
        <draw:line draw:style-name="gr8" draw:text-style-name="P7" draw:layer="layout" svg:x1="0.9cm" svg:y1="13.703cm" svg:x2="6.5cm" svg:y2="13.703cm">
          <text:p/>
        </draw:line>
        <draw:custom-shape draw:style-name="gr6" draw:text-style-name="P6" draw:layer="layout" svg:width="5.6cm" svg:height="1.2cm" svg:x="0.9cm" svg:y="13.303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6.1cm" svg:y1="12.303cm" svg:x2="6.1cm" svg:y2="13.103cm">
          <text:p/>
        </draw:line>
        <draw:line draw:style-name="gr5" draw:text-style-name="P5" draw:layer="layout" svg:x1="5.7cm" svg:y1="12.703cm" svg:x2="6.5cm" svg:y2="12.703cm">
          <text:p/>
        </draw:line>
        <draw:line draw:style-name="gr5" draw:text-style-name="P5" draw:layer="layout" svg:x1="4.9cm" svg:y1="12.703cm" svg:x2="5.7cm" svg:y2="12.703cm">
          <text:p/>
        </draw:line>
        <draw:line draw:style-name="gr5" draw:text-style-name="P5" draw:layer="layout" svg:x1="4.1cm" svg:y1="12.703cm" svg:x2="4.9cm" svg:y2="12.703cm">
          <text:p/>
        </draw:line>
        <draw:line draw:style-name="gr5" draw:text-style-name="P5" draw:layer="layout" svg:x1="3.3cm" svg:y1="12.703cm" svg:x2="4.1cm" svg:y2="12.703cm">
          <text:p/>
        </draw:line>
        <draw:line draw:style-name="gr5" draw:text-style-name="P5" draw:layer="layout" svg:x1="2.5cm" svg:y1="12.703cm" svg:x2="3.3cm" svg:y2="12.703cm">
          <text:p/>
        </draw:line>
        <draw:line draw:style-name="gr5" draw:text-style-name="P5" draw:layer="layout" svg:x1="1.7cm" svg:y1="12.703cm" svg:x2="2.5cm" svg:y2="12.703cm">
          <text:p/>
        </draw:line>
        <draw:line draw:style-name="gr7" draw:text-style-name="P5" draw:layer="layout" svg:x1="3.3cm" svg:y1="12.303cm" svg:x2="3.3cm" svg:y2="13.103cm">
          <text:p/>
        </draw:line>
        <draw:line draw:style-name="gr7" draw:text-style-name="P5" draw:layer="layout" svg:x1="2.5cm" svg:y1="12.303cm" svg:x2="2.5cm" svg:y2="13.103cm">
          <text:p/>
        </draw:line>
        <draw:line draw:style-name="gr5" draw:text-style-name="P5" draw:layer="layout" svg:x1="1.3cm" svg:y1="12.303cm" svg:x2="1.3cm" svg:y2="13.103cm">
          <text:p/>
        </draw:line>
        <draw:line draw:style-name="gr5" draw:text-style-name="P5" draw:layer="layout" svg:x1="0.9cm" svg:y1="12.703cm" svg:x2="1.7cm" svg:y2="12.703cm">
          <text:p/>
        </draw:line>
        <draw:line draw:style-name="gr5" draw:text-style-name="P5" draw:layer="layout" svg:x1="2.1cm" svg:y1="12.303cm" svg:x2="2.1cm" svg:y2="13.103cm">
          <text:p/>
        </draw:line>
        <draw:line draw:style-name="gr5" draw:text-style-name="P5" draw:layer="layout" svg:x1="2.9cm" svg:y1="12.303cm" svg:x2="2.9cm" svg:y2="13.103cm">
          <text:p/>
        </draw:line>
        <draw:line draw:style-name="gr7" draw:text-style-name="P5" draw:layer="layout" svg:x1="4.1cm" svg:y1="12.303cm" svg:x2="4.1cm" svg:y2="13.103cm">
          <text:p/>
        </draw:line>
        <draw:line draw:style-name="gr5" draw:text-style-name="P5" draw:layer="layout" svg:x1="3.7cm" svg:y1="12.303cm" svg:x2="3.7cm" svg:y2="13.103cm">
          <text:p/>
        </draw:line>
        <draw:line draw:style-name="gr7" draw:text-style-name="P5" draw:layer="layout" svg:x1="4.9cm" svg:y1="12.303cm" svg:x2="4.9cm" svg:y2="13.103cm">
          <text:p/>
        </draw:line>
        <draw:line draw:style-name="gr5" draw:text-style-name="P5" draw:layer="layout" svg:x1="4.5cm" svg:y1="12.303cm" svg:x2="4.5cm" svg:y2="13.103cm">
          <text:p/>
        </draw:line>
        <draw:line draw:style-name="gr7" draw:text-style-name="P5" draw:layer="layout" svg:x1="5.7cm" svg:y1="12.303cm" svg:x2="5.7cm" svg:y2="13.103cm">
          <text:p/>
        </draw:line>
        <draw:line draw:style-name="gr5" draw:text-style-name="P5" draw:layer="layout" svg:x1="5.3cm" svg:y1="12.303cm" svg:x2="5.3cm" svg:y2="13.103cm">
          <text:p/>
        </draw:line>
        <draw:line draw:style-name="gr7" draw:text-style-name="P5" draw:layer="layout" svg:x1="1.7cm" svg:y1="12.303cm" svg:x2="1.7cm" svg:y2="13.103cm">
          <text:p/>
        </draw:line>
        <draw:line draw:style-name="gr8" draw:text-style-name="P7" draw:layer="layout" svg:x1="0.9cm" svg:y1="12.303cm" svg:x2="6.5cm" svg:y2="12.303cm">
          <text:p/>
        </draw:line>
        <draw:custom-shape draw:style-name="gr6" draw:text-style-name="P6" draw:layer="layout" svg:width="5.6cm" svg:height="1.2cm" svg:x="0.9cm" svg:y="11.903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6.1cm" svg:y1="10.904cm" svg:x2="6.1cm" svg:y2="11.704cm">
          <text:p/>
        </draw:line>
        <draw:line draw:style-name="gr5" draw:text-style-name="P5" draw:layer="layout" svg:x1="5.7cm" svg:y1="11.304cm" svg:x2="6.5cm" svg:y2="11.304cm">
          <text:p/>
        </draw:line>
        <draw:line draw:style-name="gr5" draw:text-style-name="P5" draw:layer="layout" svg:x1="4.9cm" svg:y1="11.304cm" svg:x2="5.7cm" svg:y2="11.304cm">
          <text:p/>
        </draw:line>
        <draw:line draw:style-name="gr5" draw:text-style-name="P5" draw:layer="layout" svg:x1="4.1cm" svg:y1="11.304cm" svg:x2="4.9cm" svg:y2="11.304cm">
          <text:p/>
        </draw:line>
        <draw:line draw:style-name="gr5" draw:text-style-name="P5" draw:layer="layout" svg:x1="3.3cm" svg:y1="11.304cm" svg:x2="4.1cm" svg:y2="11.304cm">
          <text:p/>
        </draw:line>
        <draw:line draw:style-name="gr5" draw:text-style-name="P5" draw:layer="layout" svg:x1="2.5cm" svg:y1="11.304cm" svg:x2="3.3cm" svg:y2="11.304cm">
          <text:p/>
        </draw:line>
        <draw:line draw:style-name="gr5" draw:text-style-name="P5" draw:layer="layout" svg:x1="1.7cm" svg:y1="11.304cm" svg:x2="2.5cm" svg:y2="11.304cm">
          <text:p/>
        </draw:line>
        <draw:line draw:style-name="gr7" draw:text-style-name="P5" draw:layer="layout" svg:x1="3.3cm" svg:y1="10.904cm" svg:x2="3.3cm" svg:y2="11.704cm">
          <text:p/>
        </draw:line>
        <draw:line draw:style-name="gr7" draw:text-style-name="P5" draw:layer="layout" svg:x1="2.5cm" svg:y1="10.904cm" svg:x2="2.5cm" svg:y2="11.704cm">
          <text:p/>
        </draw:line>
        <draw:line draw:style-name="gr5" draw:text-style-name="P5" draw:layer="layout" svg:x1="1.3cm" svg:y1="10.904cm" svg:x2="1.3cm" svg:y2="11.704cm">
          <text:p/>
        </draw:line>
        <draw:line draw:style-name="gr5" draw:text-style-name="P5" draw:layer="layout" svg:x1="0.9cm" svg:y1="11.304cm" svg:x2="1.7cm" svg:y2="11.304cm">
          <text:p/>
        </draw:line>
        <draw:line draw:style-name="gr5" draw:text-style-name="P5" draw:layer="layout" svg:x1="2.1cm" svg:y1="10.904cm" svg:x2="2.1cm" svg:y2="11.704cm">
          <text:p/>
        </draw:line>
        <draw:line draw:style-name="gr5" draw:text-style-name="P5" draw:layer="layout" svg:x1="2.9cm" svg:y1="10.904cm" svg:x2="2.9cm" svg:y2="11.704cm">
          <text:p/>
        </draw:line>
        <draw:line draw:style-name="gr7" draw:text-style-name="P5" draw:layer="layout" svg:x1="4.1cm" svg:y1="10.904cm" svg:x2="4.1cm" svg:y2="11.704cm">
          <text:p/>
        </draw:line>
        <draw:line draw:style-name="gr5" draw:text-style-name="P5" draw:layer="layout" svg:x1="3.7cm" svg:y1="10.904cm" svg:x2="3.7cm" svg:y2="11.704cm">
          <text:p/>
        </draw:line>
        <draw:line draw:style-name="gr7" draw:text-style-name="P5" draw:layer="layout" svg:x1="4.9cm" svg:y1="10.904cm" svg:x2="4.9cm" svg:y2="11.704cm">
          <text:p/>
        </draw:line>
        <draw:line draw:style-name="gr5" draw:text-style-name="P5" draw:layer="layout" svg:x1="4.5cm" svg:y1="10.904cm" svg:x2="4.5cm" svg:y2="11.704cm">
          <text:p/>
        </draw:line>
        <draw:line draw:style-name="gr7" draw:text-style-name="P5" draw:layer="layout" svg:x1="5.7cm" svg:y1="10.904cm" svg:x2="5.7cm" svg:y2="11.704cm">
          <text:p/>
        </draw:line>
        <draw:line draw:style-name="gr5" draw:text-style-name="P5" draw:layer="layout" svg:x1="5.3cm" svg:y1="10.904cm" svg:x2="5.3cm" svg:y2="11.704cm">
          <text:p/>
        </draw:line>
        <draw:line draw:style-name="gr7" draw:text-style-name="P5" draw:layer="layout" svg:x1="1.7cm" svg:y1="10.904cm" svg:x2="1.7cm" svg:y2="11.704cm">
          <text:p/>
        </draw:line>
        <draw:line draw:style-name="gr8" draw:text-style-name="P7" draw:layer="layout" svg:x1="0.9cm" svg:y1="10.904cm" svg:x2="6.5cm" svg:y2="10.904cm">
          <text:p/>
        </draw:line>
        <draw:custom-shape draw:style-name="gr6" draw:text-style-name="P6" draw:layer="layout" svg:width="5.6cm" svg:height="1.2cm" svg:x="0.9cm" svg:y="10.504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6.1cm" svg:y1="9.505cm" svg:x2="6.1cm" svg:y2="10.305cm">
          <text:p/>
        </draw:line>
        <draw:line draw:style-name="gr5" draw:text-style-name="P5" draw:layer="layout" svg:x1="5.7cm" svg:y1="9.905cm" svg:x2="6.5cm" svg:y2="9.905cm">
          <text:p/>
        </draw:line>
        <draw:line draw:style-name="gr5" draw:text-style-name="P5" draw:layer="layout" svg:x1="4.9cm" svg:y1="9.905cm" svg:x2="5.7cm" svg:y2="9.905cm">
          <text:p/>
        </draw:line>
        <draw:line draw:style-name="gr5" draw:text-style-name="P5" draw:layer="layout" svg:x1="4.1cm" svg:y1="9.905cm" svg:x2="4.9cm" svg:y2="9.905cm">
          <text:p/>
        </draw:line>
        <draw:line draw:style-name="gr5" draw:text-style-name="P5" draw:layer="layout" svg:x1="3.3cm" svg:y1="9.905cm" svg:x2="4.1cm" svg:y2="9.905cm">
          <text:p/>
        </draw:line>
        <draw:line draw:style-name="gr5" draw:text-style-name="P5" draw:layer="layout" svg:x1="2.5cm" svg:y1="9.905cm" svg:x2="3.3cm" svg:y2="9.905cm">
          <text:p/>
        </draw:line>
        <draw:line draw:style-name="gr5" draw:text-style-name="P5" draw:layer="layout" svg:x1="1.7cm" svg:y1="9.905cm" svg:x2="2.5cm" svg:y2="9.905cm">
          <text:p/>
        </draw:line>
        <draw:line draw:style-name="gr7" draw:text-style-name="P5" draw:layer="layout" svg:x1="3.3cm" svg:y1="9.505cm" svg:x2="3.3cm" svg:y2="10.305cm">
          <text:p/>
        </draw:line>
        <draw:line draw:style-name="gr7" draw:text-style-name="P5" draw:layer="layout" svg:x1="2.5cm" svg:y1="9.505cm" svg:x2="2.5cm" svg:y2="10.305cm">
          <text:p/>
        </draw:line>
        <draw:line draw:style-name="gr5" draw:text-style-name="P5" draw:layer="layout" svg:x1="1.3cm" svg:y1="9.505cm" svg:x2="1.3cm" svg:y2="10.305cm">
          <text:p/>
        </draw:line>
        <draw:line draw:style-name="gr5" draw:text-style-name="P5" draw:layer="layout" svg:x1="0.9cm" svg:y1="9.905cm" svg:x2="1.7cm" svg:y2="9.905cm">
          <text:p/>
        </draw:line>
        <draw:line draw:style-name="gr5" draw:text-style-name="P5" draw:layer="layout" svg:x1="2.1cm" svg:y1="9.505cm" svg:x2="2.1cm" svg:y2="10.305cm">
          <text:p/>
        </draw:line>
        <draw:line draw:style-name="gr5" draw:text-style-name="P5" draw:layer="layout" svg:x1="2.9cm" svg:y1="9.505cm" svg:x2="2.9cm" svg:y2="10.305cm">
          <text:p/>
        </draw:line>
        <draw:line draw:style-name="gr7" draw:text-style-name="P5" draw:layer="layout" svg:x1="4.1cm" svg:y1="9.505cm" svg:x2="4.1cm" svg:y2="10.305cm">
          <text:p/>
        </draw:line>
        <draw:line draw:style-name="gr5" draw:text-style-name="P5" draw:layer="layout" svg:x1="3.7cm" svg:y1="9.505cm" svg:x2="3.7cm" svg:y2="10.305cm">
          <text:p/>
        </draw:line>
        <draw:line draw:style-name="gr7" draw:text-style-name="P5" draw:layer="layout" svg:x1="4.9cm" svg:y1="9.505cm" svg:x2="4.9cm" svg:y2="10.305cm">
          <text:p/>
        </draw:line>
        <draw:line draw:style-name="gr5" draw:text-style-name="P5" draw:layer="layout" svg:x1="4.5cm" svg:y1="9.505cm" svg:x2="4.5cm" svg:y2="10.305cm">
          <text:p/>
        </draw:line>
        <draw:line draw:style-name="gr7" draw:text-style-name="P5" draw:layer="layout" svg:x1="5.7cm" svg:y1="9.505cm" svg:x2="5.7cm" svg:y2="10.305cm">
          <text:p/>
        </draw:line>
        <draw:line draw:style-name="gr5" draw:text-style-name="P5" draw:layer="layout" svg:x1="5.3cm" svg:y1="9.505cm" svg:x2="5.3cm" svg:y2="10.305cm">
          <text:p/>
        </draw:line>
        <draw:line draw:style-name="gr7" draw:text-style-name="P5" draw:layer="layout" svg:x1="1.7cm" svg:y1="9.505cm" svg:x2="1.7cm" svg:y2="10.305cm">
          <text:p/>
        </draw:line>
        <draw:line draw:style-name="gr8" draw:text-style-name="P7" draw:layer="layout" svg:x1="0.9cm" svg:y1="9.505cm" svg:x2="6.5cm" svg:y2="9.505cm">
          <text:p/>
        </draw:line>
        <draw:custom-shape draw:style-name="gr6" draw:text-style-name="P6" draw:layer="layout" svg:width="5.6cm" svg:height="1.2cm" svg:x="0.9cm" svg:y="9.105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6.1cm" svg:y1="19.303cm" svg:x2="6.1cm" svg:y2="20.103cm">
          <text:p/>
        </draw:line>
        <draw:line draw:style-name="gr5" draw:text-style-name="P5" draw:layer="layout" svg:x1="5.7cm" svg:y1="19.703cm" svg:x2="6.5cm" svg:y2="19.703cm">
          <text:p/>
        </draw:line>
        <draw:line draw:style-name="gr5" draw:text-style-name="P5" draw:layer="layout" svg:x1="4.9cm" svg:y1="19.703cm" svg:x2="5.7cm" svg:y2="19.703cm">
          <text:p/>
        </draw:line>
        <draw:line draw:style-name="gr5" draw:text-style-name="P5" draw:layer="layout" svg:x1="4.1cm" svg:y1="19.703cm" svg:x2="4.9cm" svg:y2="19.703cm">
          <text:p/>
        </draw:line>
        <draw:line draw:style-name="gr5" draw:text-style-name="P5" draw:layer="layout" svg:x1="3.3cm" svg:y1="19.703cm" svg:x2="4.1cm" svg:y2="19.703cm">
          <text:p/>
        </draw:line>
        <draw:line draw:style-name="gr5" draw:text-style-name="P5" draw:layer="layout" svg:x1="2.5cm" svg:y1="19.703cm" svg:x2="3.3cm" svg:y2="19.703cm">
          <text:p/>
        </draw:line>
        <draw:line draw:style-name="gr5" draw:text-style-name="P5" draw:layer="layout" svg:x1="1.7cm" svg:y1="19.703cm" svg:x2="2.5cm" svg:y2="19.703cm">
          <text:p/>
        </draw:line>
        <draw:line draw:style-name="gr7" draw:text-style-name="P5" draw:layer="layout" svg:x1="3.3cm" svg:y1="19.303cm" svg:x2="3.3cm" svg:y2="20.103cm">
          <text:p/>
        </draw:line>
        <draw:line draw:style-name="gr7" draw:text-style-name="P5" draw:layer="layout" svg:x1="2.5cm" svg:y1="19.303cm" svg:x2="2.5cm" svg:y2="20.103cm">
          <text:p/>
        </draw:line>
        <draw:line draw:style-name="gr5" draw:text-style-name="P5" draw:layer="layout" svg:x1="1.3cm" svg:y1="19.303cm" svg:x2="1.3cm" svg:y2="20.103cm">
          <text:p/>
        </draw:line>
        <draw:line draw:style-name="gr5" draw:text-style-name="P5" draw:layer="layout" svg:x1="0.9cm" svg:y1="19.703cm" svg:x2="1.7cm" svg:y2="19.703cm">
          <text:p/>
        </draw:line>
        <draw:line draw:style-name="gr5" draw:text-style-name="P5" draw:layer="layout" svg:x1="2.1cm" svg:y1="19.303cm" svg:x2="2.1cm" svg:y2="20.103cm">
          <text:p/>
        </draw:line>
        <draw:line draw:style-name="gr5" draw:text-style-name="P5" draw:layer="layout" svg:x1="2.9cm" svg:y1="19.303cm" svg:x2="2.9cm" svg:y2="20.103cm">
          <text:p/>
        </draw:line>
        <draw:line draw:style-name="gr7" draw:text-style-name="P5" draw:layer="layout" svg:x1="4.1cm" svg:y1="19.303cm" svg:x2="4.1cm" svg:y2="20.103cm">
          <text:p/>
        </draw:line>
        <draw:line draw:style-name="gr5" draw:text-style-name="P5" draw:layer="layout" svg:x1="3.7cm" svg:y1="19.303cm" svg:x2="3.7cm" svg:y2="20.103cm">
          <text:p/>
        </draw:line>
        <draw:line draw:style-name="gr7" draw:text-style-name="P5" draw:layer="layout" svg:x1="4.9cm" svg:y1="19.303cm" svg:x2="4.9cm" svg:y2="20.103cm">
          <text:p/>
        </draw:line>
        <draw:line draw:style-name="gr5" draw:text-style-name="P5" draw:layer="layout" svg:x1="4.5cm" svg:y1="19.303cm" svg:x2="4.5cm" svg:y2="20.103cm">
          <text:p/>
        </draw:line>
        <draw:line draw:style-name="gr7" draw:text-style-name="P5" draw:layer="layout" svg:x1="5.7cm" svg:y1="19.303cm" svg:x2="5.7cm" svg:y2="20.103cm">
          <text:p/>
        </draw:line>
        <draw:line draw:style-name="gr5" draw:text-style-name="P5" draw:layer="layout" svg:x1="5.3cm" svg:y1="19.303cm" svg:x2="5.3cm" svg:y2="20.103cm">
          <text:p/>
        </draw:line>
        <draw:line draw:style-name="gr7" draw:text-style-name="P5" draw:layer="layout" svg:x1="1.7cm" svg:y1="19.303cm" svg:x2="1.7cm" svg:y2="20.103cm">
          <text:p/>
        </draw:line>
        <draw:line draw:style-name="gr8" draw:text-style-name="P7" draw:layer="layout" svg:x1="0.9cm" svg:y1="19.303cm" svg:x2="6.5cm" svg:y2="19.303cm">
          <text:p/>
        </draw:line>
        <draw:custom-shape draw:style-name="gr6" draw:text-style-name="P6" draw:layer="layout" svg:width="5.6cm" svg:height="1.2cm" svg:x="0.9cm" svg:y="18.903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6.1cm" svg:y1="17.904cm" svg:x2="6.1cm" svg:y2="18.704cm">
          <text:p/>
        </draw:line>
        <draw:line draw:style-name="gr5" draw:text-style-name="P5" draw:layer="layout" svg:x1="5.7cm" svg:y1="18.304cm" svg:x2="6.5cm" svg:y2="18.304cm">
          <text:p/>
        </draw:line>
        <draw:line draw:style-name="gr5" draw:text-style-name="P5" draw:layer="layout" svg:x1="4.9cm" svg:y1="18.304cm" svg:x2="5.7cm" svg:y2="18.304cm">
          <text:p/>
        </draw:line>
        <draw:line draw:style-name="gr5" draw:text-style-name="P5" draw:layer="layout" svg:x1="4.1cm" svg:y1="18.304cm" svg:x2="4.9cm" svg:y2="18.304cm">
          <text:p/>
        </draw:line>
        <draw:line draw:style-name="gr5" draw:text-style-name="P5" draw:layer="layout" svg:x1="3.3cm" svg:y1="18.304cm" svg:x2="4.1cm" svg:y2="18.304cm">
          <text:p/>
        </draw:line>
        <draw:line draw:style-name="gr5" draw:text-style-name="P5" draw:layer="layout" svg:x1="2.5cm" svg:y1="18.304cm" svg:x2="3.3cm" svg:y2="18.304cm">
          <text:p/>
        </draw:line>
        <draw:line draw:style-name="gr5" draw:text-style-name="P5" draw:layer="layout" svg:x1="1.7cm" svg:y1="18.304cm" svg:x2="2.5cm" svg:y2="18.304cm">
          <text:p/>
        </draw:line>
        <draw:line draw:style-name="gr7" draw:text-style-name="P5" draw:layer="layout" svg:x1="3.3cm" svg:y1="17.904cm" svg:x2="3.3cm" svg:y2="18.704cm">
          <text:p/>
        </draw:line>
        <draw:line draw:style-name="gr7" draw:text-style-name="P5" draw:layer="layout" svg:x1="2.5cm" svg:y1="17.904cm" svg:x2="2.5cm" svg:y2="18.704cm">
          <text:p/>
        </draw:line>
        <draw:line draw:style-name="gr5" draw:text-style-name="P5" draw:layer="layout" svg:x1="1.3cm" svg:y1="17.904cm" svg:x2="1.3cm" svg:y2="18.704cm">
          <text:p/>
        </draw:line>
        <draw:line draw:style-name="gr5" draw:text-style-name="P5" draw:layer="layout" svg:x1="0.9cm" svg:y1="18.304cm" svg:x2="1.7cm" svg:y2="18.304cm">
          <text:p/>
        </draw:line>
        <draw:line draw:style-name="gr5" draw:text-style-name="P5" draw:layer="layout" svg:x1="2.1cm" svg:y1="17.904cm" svg:x2="2.1cm" svg:y2="18.704cm">
          <text:p/>
        </draw:line>
        <draw:line draw:style-name="gr5" draw:text-style-name="P5" draw:layer="layout" svg:x1="2.9cm" svg:y1="17.904cm" svg:x2="2.9cm" svg:y2="18.704cm">
          <text:p/>
        </draw:line>
        <draw:line draw:style-name="gr7" draw:text-style-name="P5" draw:layer="layout" svg:x1="4.1cm" svg:y1="17.904cm" svg:x2="4.1cm" svg:y2="18.704cm">
          <text:p/>
        </draw:line>
        <draw:line draw:style-name="gr5" draw:text-style-name="P5" draw:layer="layout" svg:x1="3.7cm" svg:y1="17.904cm" svg:x2="3.7cm" svg:y2="18.704cm">
          <text:p/>
        </draw:line>
        <draw:line draw:style-name="gr7" draw:text-style-name="P5" draw:layer="layout" svg:x1="4.9cm" svg:y1="17.904cm" svg:x2="4.9cm" svg:y2="18.704cm">
          <text:p/>
        </draw:line>
        <draw:line draw:style-name="gr5" draw:text-style-name="P5" draw:layer="layout" svg:x1="4.5cm" svg:y1="17.904cm" svg:x2="4.5cm" svg:y2="18.704cm">
          <text:p/>
        </draw:line>
        <draw:line draw:style-name="gr7" draw:text-style-name="P5" draw:layer="layout" svg:x1="5.7cm" svg:y1="17.904cm" svg:x2="5.7cm" svg:y2="18.704cm">
          <text:p/>
        </draw:line>
        <draw:line draw:style-name="gr5" draw:text-style-name="P5" draw:layer="layout" svg:x1="5.3cm" svg:y1="17.904cm" svg:x2="5.3cm" svg:y2="18.704cm">
          <text:p/>
        </draw:line>
        <draw:line draw:style-name="gr7" draw:text-style-name="P5" draw:layer="layout" svg:x1="1.7cm" svg:y1="17.904cm" svg:x2="1.7cm" svg:y2="18.704cm">
          <text:p/>
        </draw:line>
        <draw:line draw:style-name="gr8" draw:text-style-name="P7" draw:layer="layout" svg:x1="0.9cm" svg:y1="17.904cm" svg:x2="6.5cm" svg:y2="17.904cm">
          <text:p/>
        </draw:line>
        <draw:custom-shape draw:style-name="gr6" draw:text-style-name="P6" draw:layer="layout" svg:width="5.6cm" svg:height="1.2cm" svg:x="0.9cm" svg:y="17.504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6.1cm" svg:y1="16.504cm" svg:x2="6.1cm" svg:y2="17.304cm">
          <text:p/>
        </draw:line>
        <draw:line draw:style-name="gr5" draw:text-style-name="P5" draw:layer="layout" svg:x1="5.7cm" svg:y1="16.904cm" svg:x2="6.5cm" svg:y2="16.904cm">
          <text:p/>
        </draw:line>
        <draw:line draw:style-name="gr5" draw:text-style-name="P5" draw:layer="layout" svg:x1="4.9cm" svg:y1="16.904cm" svg:x2="5.7cm" svg:y2="16.904cm">
          <text:p/>
        </draw:line>
        <draw:line draw:style-name="gr5" draw:text-style-name="P5" draw:layer="layout" svg:x1="4.1cm" svg:y1="16.904cm" svg:x2="4.9cm" svg:y2="16.904cm">
          <text:p/>
        </draw:line>
        <draw:line draw:style-name="gr5" draw:text-style-name="P5" draw:layer="layout" svg:x1="3.3cm" svg:y1="16.904cm" svg:x2="4.1cm" svg:y2="16.904cm">
          <text:p/>
        </draw:line>
        <draw:line draw:style-name="gr5" draw:text-style-name="P5" draw:layer="layout" svg:x1="2.5cm" svg:y1="16.904cm" svg:x2="3.3cm" svg:y2="16.904cm">
          <text:p/>
        </draw:line>
        <draw:line draw:style-name="gr5" draw:text-style-name="P5" draw:layer="layout" svg:x1="1.7cm" svg:y1="16.904cm" svg:x2="2.5cm" svg:y2="16.904cm">
          <text:p/>
        </draw:line>
        <draw:line draw:style-name="gr7" draw:text-style-name="P5" draw:layer="layout" svg:x1="3.3cm" svg:y1="16.504cm" svg:x2="3.3cm" svg:y2="17.304cm">
          <text:p/>
        </draw:line>
        <draw:line draw:style-name="gr7" draw:text-style-name="P5" draw:layer="layout" svg:x1="2.5cm" svg:y1="16.504cm" svg:x2="2.5cm" svg:y2="17.304cm">
          <text:p/>
        </draw:line>
        <draw:line draw:style-name="gr5" draw:text-style-name="P5" draw:layer="layout" svg:x1="1.3cm" svg:y1="16.504cm" svg:x2="1.3cm" svg:y2="17.304cm">
          <text:p/>
        </draw:line>
        <draw:line draw:style-name="gr5" draw:text-style-name="P5" draw:layer="layout" svg:x1="0.9cm" svg:y1="16.904cm" svg:x2="1.7cm" svg:y2="16.904cm">
          <text:p/>
        </draw:line>
        <draw:line draw:style-name="gr5" draw:text-style-name="P5" draw:layer="layout" svg:x1="2.1cm" svg:y1="16.504cm" svg:x2="2.1cm" svg:y2="17.304cm">
          <text:p/>
        </draw:line>
        <draw:line draw:style-name="gr5" draw:text-style-name="P5" draw:layer="layout" svg:x1="2.9cm" svg:y1="16.504cm" svg:x2="2.9cm" svg:y2="17.304cm">
          <text:p/>
        </draw:line>
        <draw:line draw:style-name="gr7" draw:text-style-name="P5" draw:layer="layout" svg:x1="4.1cm" svg:y1="16.504cm" svg:x2="4.1cm" svg:y2="17.304cm">
          <text:p/>
        </draw:line>
        <draw:line draw:style-name="gr5" draw:text-style-name="P5" draw:layer="layout" svg:x1="3.7cm" svg:y1="16.504cm" svg:x2="3.7cm" svg:y2="17.304cm">
          <text:p/>
        </draw:line>
        <draw:line draw:style-name="gr7" draw:text-style-name="P5" draw:layer="layout" svg:x1="4.9cm" svg:y1="16.504cm" svg:x2="4.9cm" svg:y2="17.304cm">
          <text:p/>
        </draw:line>
        <draw:line draw:style-name="gr5" draw:text-style-name="P5" draw:layer="layout" svg:x1="4.5cm" svg:y1="16.504cm" svg:x2="4.5cm" svg:y2="17.304cm">
          <text:p/>
        </draw:line>
        <draw:line draw:style-name="gr7" draw:text-style-name="P5" draw:layer="layout" svg:x1="5.7cm" svg:y1="16.504cm" svg:x2="5.7cm" svg:y2="17.304cm">
          <text:p/>
        </draw:line>
        <draw:line draw:style-name="gr5" draw:text-style-name="P5" draw:layer="layout" svg:x1="5.3cm" svg:y1="16.504cm" svg:x2="5.3cm" svg:y2="17.304cm">
          <text:p/>
        </draw:line>
        <draw:line draw:style-name="gr7" draw:text-style-name="P5" draw:layer="layout" svg:x1="1.7cm" svg:y1="16.504cm" svg:x2="1.7cm" svg:y2="17.304cm">
          <text:p/>
        </draw:line>
        <draw:line draw:style-name="gr8" draw:text-style-name="P7" draw:layer="layout" svg:x1="0.9cm" svg:y1="16.504cm" svg:x2="6.5cm" svg:y2="16.504cm">
          <text:p/>
        </draw:line>
        <draw:custom-shape draw:style-name="gr6" draw:text-style-name="P6" draw:layer="layout" svg:width="5.6cm" svg:height="1.2cm" svg:x="0.9cm" svg:y="16.104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22cm" svg:y1="2.505cm" svg:x2="22cm" svg:y2="3.305cm">
          <text:p/>
        </draw:line>
        <draw:line draw:style-name="gr5" draw:text-style-name="P5" draw:layer="layout" svg:x1="21.6cm" svg:y1="2.905cm" svg:x2="22.4cm" svg:y2="2.905cm">
          <text:p/>
        </draw:line>
        <draw:line draw:style-name="gr5" draw:text-style-name="P5" draw:layer="layout" svg:x1="20.8cm" svg:y1="2.905cm" svg:x2="21.6cm" svg:y2="2.905cm">
          <text:p/>
        </draw:line>
        <draw:line draw:style-name="gr5" draw:text-style-name="P5" draw:layer="layout" svg:x1="20cm" svg:y1="2.905cm" svg:x2="20.8cm" svg:y2="2.905cm">
          <text:p/>
        </draw:line>
        <draw:line draw:style-name="gr5" draw:text-style-name="P5" draw:layer="layout" svg:x1="19.2cm" svg:y1="2.905cm" svg:x2="20cm" svg:y2="2.905cm">
          <text:p/>
        </draw:line>
        <draw:line draw:style-name="gr5" draw:text-style-name="P5" draw:layer="layout" svg:x1="18.4cm" svg:y1="2.905cm" svg:x2="19.2cm" svg:y2="2.905cm">
          <text:p/>
        </draw:line>
        <draw:line draw:style-name="gr5" draw:text-style-name="P5" draw:layer="layout" svg:x1="17.6cm" svg:y1="2.905cm" svg:x2="18.4cm" svg:y2="2.905cm">
          <text:p/>
        </draw:line>
        <draw:line draw:style-name="gr7" draw:text-style-name="P5" draw:layer="layout" svg:x1="19.2cm" svg:y1="2.505cm" svg:x2="19.2cm" svg:y2="3.305cm">
          <text:p/>
        </draw:line>
        <draw:line draw:style-name="gr7" draw:text-style-name="P5" draw:layer="layout" svg:x1="18.4cm" svg:y1="2.505cm" svg:x2="18.4cm" svg:y2="3.305cm">
          <text:p/>
        </draw:line>
        <draw:line draw:style-name="gr5" draw:text-style-name="P5" draw:layer="layout" svg:x1="17.2cm" svg:y1="2.505cm" svg:x2="17.2cm" svg:y2="3.305cm">
          <text:p/>
        </draw:line>
        <draw:line draw:style-name="gr5" draw:text-style-name="P5" draw:layer="layout" svg:x1="16.8cm" svg:y1="2.905cm" svg:x2="17.6cm" svg:y2="2.905cm">
          <text:p/>
        </draw:line>
        <draw:line draw:style-name="gr5" draw:text-style-name="P5" draw:layer="layout" svg:x1="18cm" svg:y1="2.505cm" svg:x2="18cm" svg:y2="3.305cm">
          <text:p/>
        </draw:line>
        <draw:line draw:style-name="gr5" draw:text-style-name="P5" draw:layer="layout" svg:x1="18.8cm" svg:y1="2.505cm" svg:x2="18.8cm" svg:y2="3.305cm">
          <text:p/>
        </draw:line>
        <draw:line draw:style-name="gr7" draw:text-style-name="P5" draw:layer="layout" svg:x1="20cm" svg:y1="2.505cm" svg:x2="20cm" svg:y2="3.305cm">
          <text:p/>
        </draw:line>
        <draw:line draw:style-name="gr5" draw:text-style-name="P5" draw:layer="layout" svg:x1="19.6cm" svg:y1="2.505cm" svg:x2="19.6cm" svg:y2="3.305cm">
          <text:p/>
        </draw:line>
        <draw:line draw:style-name="gr7" draw:text-style-name="P5" draw:layer="layout" svg:x1="20.8cm" svg:y1="2.505cm" svg:x2="20.8cm" svg:y2="3.305cm">
          <text:p/>
        </draw:line>
        <draw:line draw:style-name="gr5" draw:text-style-name="P5" draw:layer="layout" svg:x1="20.4cm" svg:y1="2.505cm" svg:x2="20.4cm" svg:y2="3.305cm">
          <text:p/>
        </draw:line>
        <draw:line draw:style-name="gr7" draw:text-style-name="P5" draw:layer="layout" svg:x1="21.6cm" svg:y1="2.505cm" svg:x2="21.6cm" svg:y2="3.305cm">
          <text:p/>
        </draw:line>
        <draw:line draw:style-name="gr5" draw:text-style-name="P5" draw:layer="layout" svg:x1="21.2cm" svg:y1="2.505cm" svg:x2="21.2cm" svg:y2="3.305cm">
          <text:p/>
        </draw:line>
        <draw:line draw:style-name="gr7" draw:text-style-name="P5" draw:layer="layout" svg:x1="17.6cm" svg:y1="2.505cm" svg:x2="17.6cm" svg:y2="3.305cm">
          <text:p/>
        </draw:line>
        <draw:line draw:style-name="gr8" draw:text-style-name="P7" draw:layer="layout" svg:x1="16.8cm" svg:y1="2.505cm" svg:x2="22.4cm" svg:y2="2.505cm">
          <text:p/>
        </draw:line>
        <draw:custom-shape draw:style-name="gr6" draw:text-style-name="P6" draw:layer="layout" svg:width="5.6cm" svg:height="1.2cm" svg:x="16.8cm" svg:y="2.105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22cm" svg:y1="8.102cm" svg:x2="22cm" svg:y2="8.902cm">
          <text:p/>
        </draw:line>
        <draw:line draw:style-name="gr5" draw:text-style-name="P5" draw:layer="layout" svg:x1="21.6cm" svg:y1="8.502cm" svg:x2="22.4cm" svg:y2="8.502cm">
          <text:p/>
        </draw:line>
        <draw:line draw:style-name="gr5" draw:text-style-name="P5" draw:layer="layout" svg:x1="20.8cm" svg:y1="8.502cm" svg:x2="21.6cm" svg:y2="8.502cm">
          <text:p/>
        </draw:line>
        <draw:line draw:style-name="gr5" draw:text-style-name="P5" draw:layer="layout" svg:x1="20cm" svg:y1="8.502cm" svg:x2="20.8cm" svg:y2="8.502cm">
          <text:p/>
        </draw:line>
        <draw:line draw:style-name="gr5" draw:text-style-name="P5" draw:layer="layout" svg:x1="19.2cm" svg:y1="8.502cm" svg:x2="20cm" svg:y2="8.502cm">
          <text:p/>
        </draw:line>
        <draw:line draw:style-name="gr5" draw:text-style-name="P5" draw:layer="layout" svg:x1="18.4cm" svg:y1="8.502cm" svg:x2="19.2cm" svg:y2="8.502cm">
          <text:p/>
        </draw:line>
        <draw:line draw:style-name="gr5" draw:text-style-name="P5" draw:layer="layout" svg:x1="17.6cm" svg:y1="8.502cm" svg:x2="18.4cm" svg:y2="8.502cm">
          <text:p/>
        </draw:line>
        <draw:line draw:style-name="gr7" draw:text-style-name="P5" draw:layer="layout" svg:x1="19.2cm" svg:y1="8.102cm" svg:x2="19.2cm" svg:y2="8.902cm">
          <text:p/>
        </draw:line>
        <draw:line draw:style-name="gr7" draw:text-style-name="P5" draw:layer="layout" svg:x1="18.4cm" svg:y1="8.102cm" svg:x2="18.4cm" svg:y2="8.902cm">
          <text:p/>
        </draw:line>
        <draw:line draw:style-name="gr5" draw:text-style-name="P5" draw:layer="layout" svg:x1="17.2cm" svg:y1="8.102cm" svg:x2="17.2cm" svg:y2="8.902cm">
          <text:p/>
        </draw:line>
        <draw:line draw:style-name="gr5" draw:text-style-name="P5" draw:layer="layout" svg:x1="16.8cm" svg:y1="8.502cm" svg:x2="17.6cm" svg:y2="8.502cm">
          <text:p/>
        </draw:line>
        <draw:line draw:style-name="gr5" draw:text-style-name="P5" draw:layer="layout" svg:x1="18cm" svg:y1="8.102cm" svg:x2="18cm" svg:y2="8.902cm">
          <text:p/>
        </draw:line>
        <draw:line draw:style-name="gr5" draw:text-style-name="P5" draw:layer="layout" svg:x1="18.8cm" svg:y1="8.102cm" svg:x2="18.8cm" svg:y2="8.902cm">
          <text:p/>
        </draw:line>
        <draw:line draw:style-name="gr7" draw:text-style-name="P5" draw:layer="layout" svg:x1="20cm" svg:y1="8.102cm" svg:x2="20cm" svg:y2="8.902cm">
          <text:p/>
        </draw:line>
        <draw:line draw:style-name="gr5" draw:text-style-name="P5" draw:layer="layout" svg:x1="19.6cm" svg:y1="8.102cm" svg:x2="19.6cm" svg:y2="8.902cm">
          <text:p/>
        </draw:line>
        <draw:line draw:style-name="gr7" draw:text-style-name="P5" draw:layer="layout" svg:x1="20.8cm" svg:y1="8.102cm" svg:x2="20.8cm" svg:y2="8.902cm">
          <text:p/>
        </draw:line>
        <draw:line draw:style-name="gr5" draw:text-style-name="P5" draw:layer="layout" svg:x1="20.4cm" svg:y1="8.102cm" svg:x2="20.4cm" svg:y2="8.902cm">
          <text:p/>
        </draw:line>
        <draw:line draw:style-name="gr7" draw:text-style-name="P5" draw:layer="layout" svg:x1="21.6cm" svg:y1="8.102cm" svg:x2="21.6cm" svg:y2="8.902cm">
          <text:p/>
        </draw:line>
        <draw:line draw:style-name="gr5" draw:text-style-name="P5" draw:layer="layout" svg:x1="21.2cm" svg:y1="8.102cm" svg:x2="21.2cm" svg:y2="8.902cm">
          <text:p/>
        </draw:line>
        <draw:line draw:style-name="gr7" draw:text-style-name="P5" draw:layer="layout" svg:x1="17.6cm" svg:y1="8.102cm" svg:x2="17.6cm" svg:y2="8.902cm">
          <text:p/>
        </draw:line>
        <draw:line draw:style-name="gr8" draw:text-style-name="P7" draw:layer="layout" svg:x1="16.8cm" svg:y1="8.102cm" svg:x2="22.4cm" svg:y2="8.102cm">
          <text:p/>
        </draw:line>
        <draw:custom-shape draw:style-name="gr6" draw:text-style-name="P6" draw:layer="layout" svg:width="5.6cm" svg:height="1.2cm" svg:x="16.8cm" svg:y="7.702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22cm" svg:y1="6.703cm" svg:x2="22cm" svg:y2="7.503cm">
          <text:p/>
        </draw:line>
        <draw:line draw:style-name="gr5" draw:text-style-name="P5" draw:layer="layout" svg:x1="21.6cm" svg:y1="7.103cm" svg:x2="22.4cm" svg:y2="7.103cm">
          <text:p/>
        </draw:line>
        <draw:line draw:style-name="gr5" draw:text-style-name="P5" draw:layer="layout" svg:x1="20.8cm" svg:y1="7.103cm" svg:x2="21.6cm" svg:y2="7.103cm">
          <text:p/>
        </draw:line>
        <draw:line draw:style-name="gr5" draw:text-style-name="P5" draw:layer="layout" svg:x1="20cm" svg:y1="7.103cm" svg:x2="20.8cm" svg:y2="7.103cm">
          <text:p/>
        </draw:line>
        <draw:line draw:style-name="gr5" draw:text-style-name="P5" draw:layer="layout" svg:x1="19.2cm" svg:y1="7.103cm" svg:x2="20cm" svg:y2="7.103cm">
          <text:p/>
        </draw:line>
        <draw:line draw:style-name="gr5" draw:text-style-name="P5" draw:layer="layout" svg:x1="18.4cm" svg:y1="7.103cm" svg:x2="19.2cm" svg:y2="7.103cm">
          <text:p/>
        </draw:line>
        <draw:line draw:style-name="gr5" draw:text-style-name="P5" draw:layer="layout" svg:x1="17.6cm" svg:y1="7.103cm" svg:x2="18.4cm" svg:y2="7.103cm">
          <text:p/>
        </draw:line>
        <draw:line draw:style-name="gr7" draw:text-style-name="P5" draw:layer="layout" svg:x1="19.2cm" svg:y1="6.703cm" svg:x2="19.2cm" svg:y2="7.503cm">
          <text:p/>
        </draw:line>
        <draw:line draw:style-name="gr7" draw:text-style-name="P5" draw:layer="layout" svg:x1="18.4cm" svg:y1="6.703cm" svg:x2="18.4cm" svg:y2="7.503cm">
          <text:p/>
        </draw:line>
        <draw:line draw:style-name="gr5" draw:text-style-name="P5" draw:layer="layout" svg:x1="17.2cm" svg:y1="6.703cm" svg:x2="17.2cm" svg:y2="7.503cm">
          <text:p/>
        </draw:line>
        <draw:line draw:style-name="gr5" draw:text-style-name="P5" draw:layer="layout" svg:x1="16.8cm" svg:y1="7.103cm" svg:x2="17.6cm" svg:y2="7.103cm">
          <text:p/>
        </draw:line>
        <draw:line draw:style-name="gr5" draw:text-style-name="P5" draw:layer="layout" svg:x1="18cm" svg:y1="6.703cm" svg:x2="18cm" svg:y2="7.503cm">
          <text:p/>
        </draw:line>
        <draw:line draw:style-name="gr5" draw:text-style-name="P5" draw:layer="layout" svg:x1="18.8cm" svg:y1="6.703cm" svg:x2="18.8cm" svg:y2="7.503cm">
          <text:p/>
        </draw:line>
        <draw:line draw:style-name="gr7" draw:text-style-name="P5" draw:layer="layout" svg:x1="20cm" svg:y1="6.703cm" svg:x2="20cm" svg:y2="7.503cm">
          <text:p/>
        </draw:line>
        <draw:line draw:style-name="gr5" draw:text-style-name="P5" draw:layer="layout" svg:x1="19.6cm" svg:y1="6.703cm" svg:x2="19.6cm" svg:y2="7.503cm">
          <text:p/>
        </draw:line>
        <draw:line draw:style-name="gr7" draw:text-style-name="P5" draw:layer="layout" svg:x1="20.8cm" svg:y1="6.703cm" svg:x2="20.8cm" svg:y2="7.503cm">
          <text:p/>
        </draw:line>
        <draw:line draw:style-name="gr5" draw:text-style-name="P5" draw:layer="layout" svg:x1="20.4cm" svg:y1="6.703cm" svg:x2="20.4cm" svg:y2="7.503cm">
          <text:p/>
        </draw:line>
        <draw:line draw:style-name="gr7" draw:text-style-name="P5" draw:layer="layout" svg:x1="21.6cm" svg:y1="6.703cm" svg:x2="21.6cm" svg:y2="7.503cm">
          <text:p/>
        </draw:line>
        <draw:line draw:style-name="gr5" draw:text-style-name="P5" draw:layer="layout" svg:x1="21.2cm" svg:y1="6.703cm" svg:x2="21.2cm" svg:y2="7.503cm">
          <text:p/>
        </draw:line>
        <draw:line draw:style-name="gr7" draw:text-style-name="P5" draw:layer="layout" svg:x1="17.6cm" svg:y1="6.703cm" svg:x2="17.6cm" svg:y2="7.503cm">
          <text:p/>
        </draw:line>
        <draw:line draw:style-name="gr8" draw:text-style-name="P7" draw:layer="layout" svg:x1="16.8cm" svg:y1="6.703cm" svg:x2="22.4cm" svg:y2="6.703cm">
          <text:p/>
        </draw:line>
        <draw:custom-shape draw:style-name="gr6" draw:text-style-name="P6" draw:layer="layout" svg:width="5.6cm" svg:height="1.2cm" svg:x="16.8cm" svg:y="6.303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22cm" svg:y1="5.303cm" svg:x2="22cm" svg:y2="6.103cm">
          <text:p/>
        </draw:line>
        <draw:line draw:style-name="gr5" draw:text-style-name="P5" draw:layer="layout" svg:x1="21.6cm" svg:y1="5.703cm" svg:x2="22.4cm" svg:y2="5.703cm">
          <text:p/>
        </draw:line>
        <draw:line draw:style-name="gr5" draw:text-style-name="P5" draw:layer="layout" svg:x1="20.8cm" svg:y1="5.703cm" svg:x2="21.6cm" svg:y2="5.703cm">
          <text:p/>
        </draw:line>
        <draw:line draw:style-name="gr5" draw:text-style-name="P5" draw:layer="layout" svg:x1="20cm" svg:y1="5.703cm" svg:x2="20.8cm" svg:y2="5.703cm">
          <text:p/>
        </draw:line>
        <draw:line draw:style-name="gr5" draw:text-style-name="P5" draw:layer="layout" svg:x1="19.2cm" svg:y1="5.703cm" svg:x2="20cm" svg:y2="5.703cm">
          <text:p/>
        </draw:line>
        <draw:line draw:style-name="gr5" draw:text-style-name="P5" draw:layer="layout" svg:x1="18.4cm" svg:y1="5.703cm" svg:x2="19.2cm" svg:y2="5.703cm">
          <text:p/>
        </draw:line>
        <draw:line draw:style-name="gr5" draw:text-style-name="P5" draw:layer="layout" svg:x1="17.6cm" svg:y1="5.703cm" svg:x2="18.4cm" svg:y2="5.703cm">
          <text:p/>
        </draw:line>
        <draw:line draw:style-name="gr7" draw:text-style-name="P5" draw:layer="layout" svg:x1="19.2cm" svg:y1="5.303cm" svg:x2="19.2cm" svg:y2="6.103cm">
          <text:p/>
        </draw:line>
        <draw:line draw:style-name="gr7" draw:text-style-name="P5" draw:layer="layout" svg:x1="18.4cm" svg:y1="5.303cm" svg:x2="18.4cm" svg:y2="6.103cm">
          <text:p/>
        </draw:line>
        <draw:line draw:style-name="gr5" draw:text-style-name="P5" draw:layer="layout" svg:x1="17.2cm" svg:y1="5.303cm" svg:x2="17.2cm" svg:y2="6.103cm">
          <text:p/>
        </draw:line>
        <draw:line draw:style-name="gr5" draw:text-style-name="P5" draw:layer="layout" svg:x1="16.8cm" svg:y1="5.703cm" svg:x2="17.6cm" svg:y2="5.703cm">
          <text:p/>
        </draw:line>
        <draw:line draw:style-name="gr5" draw:text-style-name="P5" draw:layer="layout" svg:x1="18cm" svg:y1="5.303cm" svg:x2="18cm" svg:y2="6.103cm">
          <text:p/>
        </draw:line>
        <draw:line draw:style-name="gr5" draw:text-style-name="P5" draw:layer="layout" svg:x1="18.8cm" svg:y1="5.303cm" svg:x2="18.8cm" svg:y2="6.103cm">
          <text:p/>
        </draw:line>
        <draw:line draw:style-name="gr7" draw:text-style-name="P5" draw:layer="layout" svg:x1="20cm" svg:y1="5.303cm" svg:x2="20cm" svg:y2="6.103cm">
          <text:p/>
        </draw:line>
        <draw:line draw:style-name="gr5" draw:text-style-name="P5" draw:layer="layout" svg:x1="19.6cm" svg:y1="5.303cm" svg:x2="19.6cm" svg:y2="6.103cm">
          <text:p/>
        </draw:line>
        <draw:line draw:style-name="gr7" draw:text-style-name="P5" draw:layer="layout" svg:x1="20.8cm" svg:y1="5.303cm" svg:x2="20.8cm" svg:y2="6.103cm">
          <text:p/>
        </draw:line>
        <draw:line draw:style-name="gr5" draw:text-style-name="P5" draw:layer="layout" svg:x1="20.4cm" svg:y1="5.303cm" svg:x2="20.4cm" svg:y2="6.103cm">
          <text:p/>
        </draw:line>
        <draw:line draw:style-name="gr7" draw:text-style-name="P5" draw:layer="layout" svg:x1="21.6cm" svg:y1="5.303cm" svg:x2="21.6cm" svg:y2="6.103cm">
          <text:p/>
        </draw:line>
        <draw:line draw:style-name="gr5" draw:text-style-name="P5" draw:layer="layout" svg:x1="21.2cm" svg:y1="5.303cm" svg:x2="21.2cm" svg:y2="6.103cm">
          <text:p/>
        </draw:line>
        <draw:line draw:style-name="gr7" draw:text-style-name="P5" draw:layer="layout" svg:x1="17.6cm" svg:y1="5.303cm" svg:x2="17.6cm" svg:y2="6.103cm">
          <text:p/>
        </draw:line>
        <draw:line draw:style-name="gr8" draw:text-style-name="P7" draw:layer="layout" svg:x1="16.8cm" svg:y1="5.303cm" svg:x2="22.4cm" svg:y2="5.303cm">
          <text:p/>
        </draw:line>
        <draw:custom-shape draw:style-name="gr6" draw:text-style-name="P6" draw:layer="layout" svg:width="5.6cm" svg:height="1.2cm" svg:x="16.8cm" svg:y="4.903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22cm" svg:y1="3.904cm" svg:x2="22cm" svg:y2="4.704cm">
          <text:p/>
        </draw:line>
        <draw:line draw:style-name="gr5" draw:text-style-name="P5" draw:layer="layout" svg:x1="21.6cm" svg:y1="4.304cm" svg:x2="22.4cm" svg:y2="4.304cm">
          <text:p/>
        </draw:line>
        <draw:line draw:style-name="gr5" draw:text-style-name="P5" draw:layer="layout" svg:x1="20.8cm" svg:y1="4.304cm" svg:x2="21.6cm" svg:y2="4.304cm">
          <text:p/>
        </draw:line>
        <draw:line draw:style-name="gr5" draw:text-style-name="P5" draw:layer="layout" svg:x1="20cm" svg:y1="4.304cm" svg:x2="20.8cm" svg:y2="4.304cm">
          <text:p/>
        </draw:line>
        <draw:line draw:style-name="gr5" draw:text-style-name="P5" draw:layer="layout" svg:x1="19.2cm" svg:y1="4.304cm" svg:x2="20cm" svg:y2="4.304cm">
          <text:p/>
        </draw:line>
        <draw:line draw:style-name="gr5" draw:text-style-name="P5" draw:layer="layout" svg:x1="18.4cm" svg:y1="4.304cm" svg:x2="19.2cm" svg:y2="4.304cm">
          <text:p/>
        </draw:line>
        <draw:line draw:style-name="gr5" draw:text-style-name="P5" draw:layer="layout" svg:x1="17.6cm" svg:y1="4.304cm" svg:x2="18.4cm" svg:y2="4.304cm">
          <text:p/>
        </draw:line>
        <draw:line draw:style-name="gr7" draw:text-style-name="P5" draw:layer="layout" svg:x1="19.2cm" svg:y1="3.904cm" svg:x2="19.2cm" svg:y2="4.704cm">
          <text:p/>
        </draw:line>
        <draw:line draw:style-name="gr7" draw:text-style-name="P5" draw:layer="layout" svg:x1="18.4cm" svg:y1="3.904cm" svg:x2="18.4cm" svg:y2="4.704cm">
          <text:p/>
        </draw:line>
        <draw:line draw:style-name="gr5" draw:text-style-name="P5" draw:layer="layout" svg:x1="17.2cm" svg:y1="3.904cm" svg:x2="17.2cm" svg:y2="4.704cm">
          <text:p/>
        </draw:line>
        <draw:line draw:style-name="gr5" draw:text-style-name="P5" draw:layer="layout" svg:x1="16.8cm" svg:y1="4.304cm" svg:x2="17.6cm" svg:y2="4.304cm">
          <text:p/>
        </draw:line>
        <draw:line draw:style-name="gr5" draw:text-style-name="P5" draw:layer="layout" svg:x1="18cm" svg:y1="3.904cm" svg:x2="18cm" svg:y2="4.704cm">
          <text:p/>
        </draw:line>
        <draw:line draw:style-name="gr5" draw:text-style-name="P5" draw:layer="layout" svg:x1="18.8cm" svg:y1="3.904cm" svg:x2="18.8cm" svg:y2="4.704cm">
          <text:p/>
        </draw:line>
        <draw:line draw:style-name="gr7" draw:text-style-name="P5" draw:layer="layout" svg:x1="20cm" svg:y1="3.904cm" svg:x2="20cm" svg:y2="4.704cm">
          <text:p/>
        </draw:line>
        <draw:line draw:style-name="gr5" draw:text-style-name="P5" draw:layer="layout" svg:x1="19.6cm" svg:y1="3.904cm" svg:x2="19.6cm" svg:y2="4.704cm">
          <text:p/>
        </draw:line>
        <draw:line draw:style-name="gr7" draw:text-style-name="P5" draw:layer="layout" svg:x1="20.8cm" svg:y1="3.904cm" svg:x2="20.8cm" svg:y2="4.704cm">
          <text:p/>
        </draw:line>
        <draw:line draw:style-name="gr5" draw:text-style-name="P5" draw:layer="layout" svg:x1="20.4cm" svg:y1="3.904cm" svg:x2="20.4cm" svg:y2="4.704cm">
          <text:p/>
        </draw:line>
        <draw:line draw:style-name="gr7" draw:text-style-name="P5" draw:layer="layout" svg:x1="21.6cm" svg:y1="3.904cm" svg:x2="21.6cm" svg:y2="4.704cm">
          <text:p/>
        </draw:line>
        <draw:line draw:style-name="gr5" draw:text-style-name="P5" draw:layer="layout" svg:x1="21.2cm" svg:y1="3.904cm" svg:x2="21.2cm" svg:y2="4.704cm">
          <text:p/>
        </draw:line>
        <draw:line draw:style-name="gr7" draw:text-style-name="P5" draw:layer="layout" svg:x1="17.6cm" svg:y1="3.904cm" svg:x2="17.6cm" svg:y2="4.704cm">
          <text:p/>
        </draw:line>
        <draw:line draw:style-name="gr8" draw:text-style-name="P7" draw:layer="layout" svg:x1="16.8cm" svg:y1="3.904cm" svg:x2="22.4cm" svg:y2="3.904cm">
          <text:p/>
        </draw:line>
        <draw:custom-shape draw:style-name="gr6" draw:text-style-name="P6" draw:layer="layout" svg:width="5.6cm" svg:height="1.2cm" svg:x="16.8cm" svg:y="3.504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22cm" svg:y1="15.103cm" svg:x2="22cm" svg:y2="15.903cm">
          <text:p/>
        </draw:line>
        <draw:line draw:style-name="gr5" draw:text-style-name="P5" draw:layer="layout" svg:x1="21.6cm" svg:y1="15.503cm" svg:x2="22.4cm" svg:y2="15.503cm">
          <text:p/>
        </draw:line>
        <draw:line draw:style-name="gr5" draw:text-style-name="P5" draw:layer="layout" svg:x1="20.8cm" svg:y1="15.503cm" svg:x2="21.6cm" svg:y2="15.503cm">
          <text:p/>
        </draw:line>
        <draw:line draw:style-name="gr5" draw:text-style-name="P5" draw:layer="layout" svg:x1="20cm" svg:y1="15.503cm" svg:x2="20.8cm" svg:y2="15.503cm">
          <text:p/>
        </draw:line>
        <draw:line draw:style-name="gr5" draw:text-style-name="P5" draw:layer="layout" svg:x1="19.2cm" svg:y1="15.503cm" svg:x2="20cm" svg:y2="15.503cm">
          <text:p/>
        </draw:line>
        <draw:line draw:style-name="gr5" draw:text-style-name="P5" draw:layer="layout" svg:x1="18.4cm" svg:y1="15.503cm" svg:x2="19.2cm" svg:y2="15.503cm">
          <text:p/>
        </draw:line>
        <draw:line draw:style-name="gr5" draw:text-style-name="P5" draw:layer="layout" svg:x1="17.6cm" svg:y1="15.503cm" svg:x2="18.4cm" svg:y2="15.503cm">
          <text:p/>
        </draw:line>
        <draw:line draw:style-name="gr7" draw:text-style-name="P5" draw:layer="layout" svg:x1="19.2cm" svg:y1="15.103cm" svg:x2="19.2cm" svg:y2="15.903cm">
          <text:p/>
        </draw:line>
        <draw:line draw:style-name="gr7" draw:text-style-name="P5" draw:layer="layout" svg:x1="18.4cm" svg:y1="15.103cm" svg:x2="18.4cm" svg:y2="15.903cm">
          <text:p/>
        </draw:line>
        <draw:line draw:style-name="gr5" draw:text-style-name="P5" draw:layer="layout" svg:x1="17.2cm" svg:y1="15.103cm" svg:x2="17.2cm" svg:y2="15.903cm">
          <text:p/>
        </draw:line>
        <draw:line draw:style-name="gr5" draw:text-style-name="P5" draw:layer="layout" svg:x1="16.8cm" svg:y1="15.503cm" svg:x2="17.6cm" svg:y2="15.503cm">
          <text:p/>
        </draw:line>
        <draw:line draw:style-name="gr5" draw:text-style-name="P5" draw:layer="layout" svg:x1="18cm" svg:y1="15.103cm" svg:x2="18cm" svg:y2="15.903cm">
          <text:p/>
        </draw:line>
        <draw:line draw:style-name="gr5" draw:text-style-name="P5" draw:layer="layout" svg:x1="18.8cm" svg:y1="15.103cm" svg:x2="18.8cm" svg:y2="15.903cm">
          <text:p/>
        </draw:line>
        <draw:line draw:style-name="gr7" draw:text-style-name="P5" draw:layer="layout" svg:x1="20cm" svg:y1="15.103cm" svg:x2="20cm" svg:y2="15.903cm">
          <text:p/>
        </draw:line>
        <draw:line draw:style-name="gr5" draw:text-style-name="P5" draw:layer="layout" svg:x1="19.6cm" svg:y1="15.103cm" svg:x2="19.6cm" svg:y2="15.903cm">
          <text:p/>
        </draw:line>
        <draw:line draw:style-name="gr7" draw:text-style-name="P5" draw:layer="layout" svg:x1="20.8cm" svg:y1="15.103cm" svg:x2="20.8cm" svg:y2="15.903cm">
          <text:p/>
        </draw:line>
        <draw:line draw:style-name="gr5" draw:text-style-name="P5" draw:layer="layout" svg:x1="20.4cm" svg:y1="15.103cm" svg:x2="20.4cm" svg:y2="15.903cm">
          <text:p/>
        </draw:line>
        <draw:line draw:style-name="gr7" draw:text-style-name="P5" draw:layer="layout" svg:x1="21.6cm" svg:y1="15.103cm" svg:x2="21.6cm" svg:y2="15.903cm">
          <text:p/>
        </draw:line>
        <draw:line draw:style-name="gr5" draw:text-style-name="P5" draw:layer="layout" svg:x1="21.2cm" svg:y1="15.103cm" svg:x2="21.2cm" svg:y2="15.903cm">
          <text:p/>
        </draw:line>
        <draw:line draw:style-name="gr7" draw:text-style-name="P5" draw:layer="layout" svg:x1="17.6cm" svg:y1="15.103cm" svg:x2="17.6cm" svg:y2="15.903cm">
          <text:p/>
        </draw:line>
        <draw:line draw:style-name="gr8" draw:text-style-name="P7" draw:layer="layout" svg:x1="16.8cm" svg:y1="15.103cm" svg:x2="22.4cm" svg:y2="15.103cm">
          <text:p/>
        </draw:line>
        <draw:custom-shape draw:style-name="gr6" draw:text-style-name="P6" draw:layer="layout" svg:width="5.6cm" svg:height="1.2cm" svg:x="16.8cm" svg:y="14.703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22cm" svg:y1="13.704cm" svg:x2="22cm" svg:y2="14.504cm">
          <text:p/>
        </draw:line>
        <draw:line draw:style-name="gr5" draw:text-style-name="P5" draw:layer="layout" svg:x1="21.6cm" svg:y1="14.104cm" svg:x2="22.4cm" svg:y2="14.104cm">
          <text:p/>
        </draw:line>
        <draw:line draw:style-name="gr5" draw:text-style-name="P5" draw:layer="layout" svg:x1="20.8cm" svg:y1="14.104cm" svg:x2="21.6cm" svg:y2="14.104cm">
          <text:p/>
        </draw:line>
        <draw:line draw:style-name="gr5" draw:text-style-name="P5" draw:layer="layout" svg:x1="20cm" svg:y1="14.104cm" svg:x2="20.8cm" svg:y2="14.104cm">
          <text:p/>
        </draw:line>
        <draw:line draw:style-name="gr5" draw:text-style-name="P5" draw:layer="layout" svg:x1="19.2cm" svg:y1="14.104cm" svg:x2="20cm" svg:y2="14.104cm">
          <text:p/>
        </draw:line>
        <draw:line draw:style-name="gr5" draw:text-style-name="P5" draw:layer="layout" svg:x1="18.4cm" svg:y1="14.104cm" svg:x2="19.2cm" svg:y2="14.104cm">
          <text:p/>
        </draw:line>
        <draw:line draw:style-name="gr5" draw:text-style-name="P5" draw:layer="layout" svg:x1="17.6cm" svg:y1="14.104cm" svg:x2="18.4cm" svg:y2="14.104cm">
          <text:p/>
        </draw:line>
        <draw:line draw:style-name="gr7" draw:text-style-name="P5" draw:layer="layout" svg:x1="19.2cm" svg:y1="13.704cm" svg:x2="19.2cm" svg:y2="14.504cm">
          <text:p/>
        </draw:line>
        <draw:line draw:style-name="gr7" draw:text-style-name="P5" draw:layer="layout" svg:x1="18.4cm" svg:y1="13.704cm" svg:x2="18.4cm" svg:y2="14.504cm">
          <text:p/>
        </draw:line>
        <draw:line draw:style-name="gr5" draw:text-style-name="P5" draw:layer="layout" svg:x1="17.2cm" svg:y1="13.704cm" svg:x2="17.2cm" svg:y2="14.504cm">
          <text:p/>
        </draw:line>
        <draw:line draw:style-name="gr5" draw:text-style-name="P5" draw:layer="layout" svg:x1="16.8cm" svg:y1="14.104cm" svg:x2="17.6cm" svg:y2="14.104cm">
          <text:p/>
        </draw:line>
        <draw:line draw:style-name="gr5" draw:text-style-name="P5" draw:layer="layout" svg:x1="18cm" svg:y1="13.704cm" svg:x2="18cm" svg:y2="14.504cm">
          <text:p/>
        </draw:line>
        <draw:line draw:style-name="gr5" draw:text-style-name="P5" draw:layer="layout" svg:x1="18.8cm" svg:y1="13.704cm" svg:x2="18.8cm" svg:y2="14.504cm">
          <text:p/>
        </draw:line>
        <draw:line draw:style-name="gr7" draw:text-style-name="P5" draw:layer="layout" svg:x1="20cm" svg:y1="13.704cm" svg:x2="20cm" svg:y2="14.504cm">
          <text:p/>
        </draw:line>
        <draw:line draw:style-name="gr5" draw:text-style-name="P5" draw:layer="layout" svg:x1="19.6cm" svg:y1="13.704cm" svg:x2="19.6cm" svg:y2="14.504cm">
          <text:p/>
        </draw:line>
        <draw:line draw:style-name="gr7" draw:text-style-name="P5" draw:layer="layout" svg:x1="20.8cm" svg:y1="13.704cm" svg:x2="20.8cm" svg:y2="14.504cm">
          <text:p/>
        </draw:line>
        <draw:line draw:style-name="gr5" draw:text-style-name="P5" draw:layer="layout" svg:x1="20.4cm" svg:y1="13.704cm" svg:x2="20.4cm" svg:y2="14.504cm">
          <text:p/>
        </draw:line>
        <draw:line draw:style-name="gr7" draw:text-style-name="P5" draw:layer="layout" svg:x1="21.6cm" svg:y1="13.704cm" svg:x2="21.6cm" svg:y2="14.504cm">
          <text:p/>
        </draw:line>
        <draw:line draw:style-name="gr5" draw:text-style-name="P5" draw:layer="layout" svg:x1="21.2cm" svg:y1="13.704cm" svg:x2="21.2cm" svg:y2="14.504cm">
          <text:p/>
        </draw:line>
        <draw:line draw:style-name="gr7" draw:text-style-name="P5" draw:layer="layout" svg:x1="17.6cm" svg:y1="13.704cm" svg:x2="17.6cm" svg:y2="14.504cm">
          <text:p/>
        </draw:line>
        <draw:line draw:style-name="gr8" draw:text-style-name="P7" draw:layer="layout" svg:x1="16.8cm" svg:y1="13.704cm" svg:x2="22.4cm" svg:y2="13.704cm">
          <text:p/>
        </draw:line>
        <draw:custom-shape draw:style-name="gr6" draw:text-style-name="P6" draw:layer="layout" svg:width="5.6cm" svg:height="1.2cm" svg:x="16.8cm" svg:y="13.304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22cm" svg:y1="12.304cm" svg:x2="22cm" svg:y2="13.104cm">
          <text:p/>
        </draw:line>
        <draw:line draw:style-name="gr5" draw:text-style-name="P5" draw:layer="layout" svg:x1="21.6cm" svg:y1="12.704cm" svg:x2="22.4cm" svg:y2="12.704cm">
          <text:p/>
        </draw:line>
        <draw:line draw:style-name="gr5" draw:text-style-name="P5" draw:layer="layout" svg:x1="20.8cm" svg:y1="12.704cm" svg:x2="21.6cm" svg:y2="12.704cm">
          <text:p/>
        </draw:line>
        <draw:line draw:style-name="gr5" draw:text-style-name="P5" draw:layer="layout" svg:x1="20cm" svg:y1="12.704cm" svg:x2="20.8cm" svg:y2="12.704cm">
          <text:p/>
        </draw:line>
        <draw:line draw:style-name="gr5" draw:text-style-name="P5" draw:layer="layout" svg:x1="19.2cm" svg:y1="12.704cm" svg:x2="20cm" svg:y2="12.704cm">
          <text:p/>
        </draw:line>
        <draw:line draw:style-name="gr5" draw:text-style-name="P5" draw:layer="layout" svg:x1="18.4cm" svg:y1="12.704cm" svg:x2="19.2cm" svg:y2="12.704cm">
          <text:p/>
        </draw:line>
        <draw:line draw:style-name="gr5" draw:text-style-name="P5" draw:layer="layout" svg:x1="17.6cm" svg:y1="12.704cm" svg:x2="18.4cm" svg:y2="12.704cm">
          <text:p/>
        </draw:line>
        <draw:line draw:style-name="gr7" draw:text-style-name="P5" draw:layer="layout" svg:x1="19.2cm" svg:y1="12.304cm" svg:x2="19.2cm" svg:y2="13.104cm">
          <text:p/>
        </draw:line>
        <draw:line draw:style-name="gr7" draw:text-style-name="P5" draw:layer="layout" svg:x1="18.4cm" svg:y1="12.304cm" svg:x2="18.4cm" svg:y2="13.104cm">
          <text:p/>
        </draw:line>
        <draw:line draw:style-name="gr5" draw:text-style-name="P5" draw:layer="layout" svg:x1="17.2cm" svg:y1="12.304cm" svg:x2="17.2cm" svg:y2="13.104cm">
          <text:p/>
        </draw:line>
        <draw:line draw:style-name="gr5" draw:text-style-name="P5" draw:layer="layout" svg:x1="16.8cm" svg:y1="12.704cm" svg:x2="17.6cm" svg:y2="12.704cm">
          <text:p/>
        </draw:line>
        <draw:line draw:style-name="gr5" draw:text-style-name="P5" draw:layer="layout" svg:x1="18cm" svg:y1="12.304cm" svg:x2="18cm" svg:y2="13.104cm">
          <text:p/>
        </draw:line>
        <draw:line draw:style-name="gr5" draw:text-style-name="P5" draw:layer="layout" svg:x1="18.8cm" svg:y1="12.304cm" svg:x2="18.8cm" svg:y2="13.104cm">
          <text:p/>
        </draw:line>
        <draw:line draw:style-name="gr7" draw:text-style-name="P5" draw:layer="layout" svg:x1="20cm" svg:y1="12.304cm" svg:x2="20cm" svg:y2="13.104cm">
          <text:p/>
        </draw:line>
        <draw:line draw:style-name="gr5" draw:text-style-name="P5" draw:layer="layout" svg:x1="19.6cm" svg:y1="12.304cm" svg:x2="19.6cm" svg:y2="13.104cm">
          <text:p/>
        </draw:line>
        <draw:line draw:style-name="gr7" draw:text-style-name="P5" draw:layer="layout" svg:x1="20.8cm" svg:y1="12.304cm" svg:x2="20.8cm" svg:y2="13.104cm">
          <text:p/>
        </draw:line>
        <draw:line draw:style-name="gr5" draw:text-style-name="P5" draw:layer="layout" svg:x1="20.4cm" svg:y1="12.304cm" svg:x2="20.4cm" svg:y2="13.104cm">
          <text:p/>
        </draw:line>
        <draw:line draw:style-name="gr7" draw:text-style-name="P5" draw:layer="layout" svg:x1="21.6cm" svg:y1="12.304cm" svg:x2="21.6cm" svg:y2="13.104cm">
          <text:p/>
        </draw:line>
        <draw:line draw:style-name="gr5" draw:text-style-name="P5" draw:layer="layout" svg:x1="21.2cm" svg:y1="12.304cm" svg:x2="21.2cm" svg:y2="13.104cm">
          <text:p/>
        </draw:line>
        <draw:line draw:style-name="gr7" draw:text-style-name="P5" draw:layer="layout" svg:x1="17.6cm" svg:y1="12.304cm" svg:x2="17.6cm" svg:y2="13.104cm">
          <text:p/>
        </draw:line>
        <draw:line draw:style-name="gr8" draw:text-style-name="P7" draw:layer="layout" svg:x1="16.8cm" svg:y1="12.304cm" svg:x2="22.4cm" svg:y2="12.304cm">
          <text:p/>
        </draw:line>
        <draw:custom-shape draw:style-name="gr6" draw:text-style-name="P6" draw:layer="layout" svg:width="5.6cm" svg:height="1.2cm" svg:x="16.8cm" svg:y="11.904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22cm" svg:y1="10.905cm" svg:x2="22cm" svg:y2="11.705cm">
          <text:p/>
        </draw:line>
        <draw:line draw:style-name="gr5" draw:text-style-name="P5" draw:layer="layout" svg:x1="21.6cm" svg:y1="11.305cm" svg:x2="22.4cm" svg:y2="11.305cm">
          <text:p/>
        </draw:line>
        <draw:line draw:style-name="gr5" draw:text-style-name="P5" draw:layer="layout" svg:x1="20.8cm" svg:y1="11.305cm" svg:x2="21.6cm" svg:y2="11.305cm">
          <text:p/>
        </draw:line>
        <draw:line draw:style-name="gr5" draw:text-style-name="P5" draw:layer="layout" svg:x1="20cm" svg:y1="11.305cm" svg:x2="20.8cm" svg:y2="11.305cm">
          <text:p/>
        </draw:line>
        <draw:line draw:style-name="gr5" draw:text-style-name="P5" draw:layer="layout" svg:x1="19.2cm" svg:y1="11.305cm" svg:x2="20cm" svg:y2="11.305cm">
          <text:p/>
        </draw:line>
        <draw:line draw:style-name="gr5" draw:text-style-name="P5" draw:layer="layout" svg:x1="18.4cm" svg:y1="11.305cm" svg:x2="19.2cm" svg:y2="11.305cm">
          <text:p/>
        </draw:line>
        <draw:line draw:style-name="gr5" draw:text-style-name="P5" draw:layer="layout" svg:x1="17.6cm" svg:y1="11.305cm" svg:x2="18.4cm" svg:y2="11.305cm">
          <text:p/>
        </draw:line>
        <draw:line draw:style-name="gr7" draw:text-style-name="P5" draw:layer="layout" svg:x1="19.2cm" svg:y1="10.905cm" svg:x2="19.2cm" svg:y2="11.705cm">
          <text:p/>
        </draw:line>
        <draw:line draw:style-name="gr7" draw:text-style-name="P5" draw:layer="layout" svg:x1="18.4cm" svg:y1="10.905cm" svg:x2="18.4cm" svg:y2="11.705cm">
          <text:p/>
        </draw:line>
        <draw:line draw:style-name="gr5" draw:text-style-name="P5" draw:layer="layout" svg:x1="17.2cm" svg:y1="10.905cm" svg:x2="17.2cm" svg:y2="11.705cm">
          <text:p/>
        </draw:line>
        <draw:line draw:style-name="gr5" draw:text-style-name="P5" draw:layer="layout" svg:x1="16.8cm" svg:y1="11.305cm" svg:x2="17.6cm" svg:y2="11.305cm">
          <text:p/>
        </draw:line>
        <draw:line draw:style-name="gr5" draw:text-style-name="P5" draw:layer="layout" svg:x1="18cm" svg:y1="10.905cm" svg:x2="18cm" svg:y2="11.705cm">
          <text:p/>
        </draw:line>
        <draw:line draw:style-name="gr5" draw:text-style-name="P5" draw:layer="layout" svg:x1="18.8cm" svg:y1="10.905cm" svg:x2="18.8cm" svg:y2="11.705cm">
          <text:p/>
        </draw:line>
        <draw:line draw:style-name="gr7" draw:text-style-name="P5" draw:layer="layout" svg:x1="20cm" svg:y1="10.905cm" svg:x2="20cm" svg:y2="11.705cm">
          <text:p/>
        </draw:line>
        <draw:line draw:style-name="gr5" draw:text-style-name="P5" draw:layer="layout" svg:x1="19.6cm" svg:y1="10.905cm" svg:x2="19.6cm" svg:y2="11.705cm">
          <text:p/>
        </draw:line>
        <draw:line draw:style-name="gr7" draw:text-style-name="P5" draw:layer="layout" svg:x1="20.8cm" svg:y1="10.905cm" svg:x2="20.8cm" svg:y2="11.705cm">
          <text:p/>
        </draw:line>
        <draw:line draw:style-name="gr5" draw:text-style-name="P5" draw:layer="layout" svg:x1="20.4cm" svg:y1="10.905cm" svg:x2="20.4cm" svg:y2="11.705cm">
          <text:p/>
        </draw:line>
        <draw:line draw:style-name="gr7" draw:text-style-name="P5" draw:layer="layout" svg:x1="21.6cm" svg:y1="10.905cm" svg:x2="21.6cm" svg:y2="11.705cm">
          <text:p/>
        </draw:line>
        <draw:line draw:style-name="gr5" draw:text-style-name="P5" draw:layer="layout" svg:x1="21.2cm" svg:y1="10.905cm" svg:x2="21.2cm" svg:y2="11.705cm">
          <text:p/>
        </draw:line>
        <draw:line draw:style-name="gr7" draw:text-style-name="P5" draw:layer="layout" svg:x1="17.6cm" svg:y1="10.905cm" svg:x2="17.6cm" svg:y2="11.705cm">
          <text:p/>
        </draw:line>
        <draw:line draw:style-name="gr8" draw:text-style-name="P7" draw:layer="layout" svg:x1="16.8cm" svg:y1="10.905cm" svg:x2="22.4cm" svg:y2="10.905cm">
          <text:p/>
        </draw:line>
        <draw:custom-shape draw:style-name="gr6" draw:text-style-name="P6" draw:layer="layout" svg:width="5.6cm" svg:height="1.2cm" svg:x="16.8cm" svg:y="10.505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22cm" svg:y1="9.506cm" svg:x2="22cm" svg:y2="10.306cm">
          <text:p/>
        </draw:line>
        <draw:line draw:style-name="gr5" draw:text-style-name="P5" draw:layer="layout" svg:x1="21.6cm" svg:y1="9.906cm" svg:x2="22.4cm" svg:y2="9.906cm">
          <text:p/>
        </draw:line>
        <draw:line draw:style-name="gr5" draw:text-style-name="P5" draw:layer="layout" svg:x1="20.8cm" svg:y1="9.906cm" svg:x2="21.6cm" svg:y2="9.906cm">
          <text:p/>
        </draw:line>
        <draw:line draw:style-name="gr5" draw:text-style-name="P5" draw:layer="layout" svg:x1="20cm" svg:y1="9.906cm" svg:x2="20.8cm" svg:y2="9.906cm">
          <text:p/>
        </draw:line>
        <draw:line draw:style-name="gr5" draw:text-style-name="P5" draw:layer="layout" svg:x1="19.2cm" svg:y1="9.906cm" svg:x2="20cm" svg:y2="9.906cm">
          <text:p/>
        </draw:line>
        <draw:line draw:style-name="gr5" draw:text-style-name="P5" draw:layer="layout" svg:x1="18.4cm" svg:y1="9.906cm" svg:x2="19.2cm" svg:y2="9.906cm">
          <text:p/>
        </draw:line>
        <draw:line draw:style-name="gr5" draw:text-style-name="P5" draw:layer="layout" svg:x1="17.6cm" svg:y1="9.906cm" svg:x2="18.4cm" svg:y2="9.906cm">
          <text:p/>
        </draw:line>
        <draw:line draw:style-name="gr7" draw:text-style-name="P5" draw:layer="layout" svg:x1="19.2cm" svg:y1="9.506cm" svg:x2="19.2cm" svg:y2="10.306cm">
          <text:p/>
        </draw:line>
        <draw:line draw:style-name="gr7" draw:text-style-name="P5" draw:layer="layout" svg:x1="18.4cm" svg:y1="9.506cm" svg:x2="18.4cm" svg:y2="10.306cm">
          <text:p/>
        </draw:line>
        <draw:line draw:style-name="gr5" draw:text-style-name="P5" draw:layer="layout" svg:x1="17.2cm" svg:y1="9.506cm" svg:x2="17.2cm" svg:y2="10.306cm">
          <text:p/>
        </draw:line>
        <draw:line draw:style-name="gr5" draw:text-style-name="P5" draw:layer="layout" svg:x1="16.8cm" svg:y1="9.906cm" svg:x2="17.6cm" svg:y2="9.906cm">
          <text:p/>
        </draw:line>
        <draw:line draw:style-name="gr5" draw:text-style-name="P5" draw:layer="layout" svg:x1="18cm" svg:y1="9.506cm" svg:x2="18cm" svg:y2="10.306cm">
          <text:p/>
        </draw:line>
        <draw:line draw:style-name="gr5" draw:text-style-name="P5" draw:layer="layout" svg:x1="18.8cm" svg:y1="9.506cm" svg:x2="18.8cm" svg:y2="10.306cm">
          <text:p/>
        </draw:line>
        <draw:line draw:style-name="gr7" draw:text-style-name="P5" draw:layer="layout" svg:x1="20cm" svg:y1="9.506cm" svg:x2="20cm" svg:y2="10.306cm">
          <text:p/>
        </draw:line>
        <draw:line draw:style-name="gr5" draw:text-style-name="P5" draw:layer="layout" svg:x1="19.6cm" svg:y1="9.506cm" svg:x2="19.6cm" svg:y2="10.306cm">
          <text:p/>
        </draw:line>
        <draw:line draw:style-name="gr7" draw:text-style-name="P5" draw:layer="layout" svg:x1="20.8cm" svg:y1="9.506cm" svg:x2="20.8cm" svg:y2="10.306cm">
          <text:p/>
        </draw:line>
        <draw:line draw:style-name="gr5" draw:text-style-name="P5" draw:layer="layout" svg:x1="20.4cm" svg:y1="9.506cm" svg:x2="20.4cm" svg:y2="10.306cm">
          <text:p/>
        </draw:line>
        <draw:line draw:style-name="gr7" draw:text-style-name="P5" draw:layer="layout" svg:x1="21.6cm" svg:y1="9.506cm" svg:x2="21.6cm" svg:y2="10.306cm">
          <text:p/>
        </draw:line>
        <draw:line draw:style-name="gr5" draw:text-style-name="P5" draw:layer="layout" svg:x1="21.2cm" svg:y1="9.506cm" svg:x2="21.2cm" svg:y2="10.306cm">
          <text:p/>
        </draw:line>
        <draw:line draw:style-name="gr7" draw:text-style-name="P5" draw:layer="layout" svg:x1="17.6cm" svg:y1="9.506cm" svg:x2="17.6cm" svg:y2="10.306cm">
          <text:p/>
        </draw:line>
        <draw:line draw:style-name="gr8" draw:text-style-name="P7" draw:layer="layout" svg:x1="16.8cm" svg:y1="9.506cm" svg:x2="22.4cm" svg:y2="9.506cm">
          <text:p/>
        </draw:line>
        <draw:custom-shape draw:style-name="gr6" draw:text-style-name="P6" draw:layer="layout" svg:width="5.6cm" svg:height="1.2cm" svg:x="16.8cm" svg:y="9.106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22cm" svg:y1="19.304cm" svg:x2="22cm" svg:y2="20.104cm">
          <text:p/>
        </draw:line>
        <draw:line draw:style-name="gr5" draw:text-style-name="P5" draw:layer="layout" svg:x1="21.6cm" svg:y1="19.704cm" svg:x2="22.4cm" svg:y2="19.704cm">
          <text:p/>
        </draw:line>
        <draw:line draw:style-name="gr5" draw:text-style-name="P5" draw:layer="layout" svg:x1="20.8cm" svg:y1="19.704cm" svg:x2="21.6cm" svg:y2="19.704cm">
          <text:p/>
        </draw:line>
        <draw:line draw:style-name="gr5" draw:text-style-name="P5" draw:layer="layout" svg:x1="20cm" svg:y1="19.704cm" svg:x2="20.8cm" svg:y2="19.704cm">
          <text:p/>
        </draw:line>
        <draw:line draw:style-name="gr5" draw:text-style-name="P5" draw:layer="layout" svg:x1="19.2cm" svg:y1="19.704cm" svg:x2="20cm" svg:y2="19.704cm">
          <text:p/>
        </draw:line>
        <draw:line draw:style-name="gr5" draw:text-style-name="P5" draw:layer="layout" svg:x1="18.4cm" svg:y1="19.704cm" svg:x2="19.2cm" svg:y2="19.704cm">
          <text:p/>
        </draw:line>
        <draw:line draw:style-name="gr5" draw:text-style-name="P5" draw:layer="layout" svg:x1="17.6cm" svg:y1="19.704cm" svg:x2="18.4cm" svg:y2="19.704cm">
          <text:p/>
        </draw:line>
        <draw:line draw:style-name="gr7" draw:text-style-name="P5" draw:layer="layout" svg:x1="19.2cm" svg:y1="19.304cm" svg:x2="19.2cm" svg:y2="20.104cm">
          <text:p/>
        </draw:line>
        <draw:line draw:style-name="gr7" draw:text-style-name="P5" draw:layer="layout" svg:x1="18.4cm" svg:y1="19.304cm" svg:x2="18.4cm" svg:y2="20.104cm">
          <text:p/>
        </draw:line>
        <draw:line draw:style-name="gr5" draw:text-style-name="P5" draw:layer="layout" svg:x1="17.2cm" svg:y1="19.304cm" svg:x2="17.2cm" svg:y2="20.104cm">
          <text:p/>
        </draw:line>
        <draw:line draw:style-name="gr5" draw:text-style-name="P5" draw:layer="layout" svg:x1="16.8cm" svg:y1="19.704cm" svg:x2="17.6cm" svg:y2="19.704cm">
          <text:p/>
        </draw:line>
        <draw:line draw:style-name="gr5" draw:text-style-name="P5" draw:layer="layout" svg:x1="18cm" svg:y1="19.304cm" svg:x2="18cm" svg:y2="20.104cm">
          <text:p/>
        </draw:line>
        <draw:line draw:style-name="gr5" draw:text-style-name="P5" draw:layer="layout" svg:x1="18.8cm" svg:y1="19.304cm" svg:x2="18.8cm" svg:y2="20.104cm">
          <text:p/>
        </draw:line>
        <draw:line draw:style-name="gr7" draw:text-style-name="P5" draw:layer="layout" svg:x1="20cm" svg:y1="19.304cm" svg:x2="20cm" svg:y2="20.104cm">
          <text:p/>
        </draw:line>
        <draw:line draw:style-name="gr5" draw:text-style-name="P5" draw:layer="layout" svg:x1="19.6cm" svg:y1="19.304cm" svg:x2="19.6cm" svg:y2="20.104cm">
          <text:p/>
        </draw:line>
        <draw:line draw:style-name="gr7" draw:text-style-name="P5" draw:layer="layout" svg:x1="20.8cm" svg:y1="19.304cm" svg:x2="20.8cm" svg:y2="20.104cm">
          <text:p/>
        </draw:line>
        <draw:line draw:style-name="gr5" draw:text-style-name="P5" draw:layer="layout" svg:x1="20.4cm" svg:y1="19.304cm" svg:x2="20.4cm" svg:y2="20.104cm">
          <text:p/>
        </draw:line>
        <draw:line draw:style-name="gr7" draw:text-style-name="P5" draw:layer="layout" svg:x1="21.6cm" svg:y1="19.304cm" svg:x2="21.6cm" svg:y2="20.104cm">
          <text:p/>
        </draw:line>
        <draw:line draw:style-name="gr5" draw:text-style-name="P5" draw:layer="layout" svg:x1="21.2cm" svg:y1="19.304cm" svg:x2="21.2cm" svg:y2="20.104cm">
          <text:p/>
        </draw:line>
        <draw:line draw:style-name="gr7" draw:text-style-name="P5" draw:layer="layout" svg:x1="17.6cm" svg:y1="19.304cm" svg:x2="17.6cm" svg:y2="20.104cm">
          <text:p/>
        </draw:line>
        <draw:line draw:style-name="gr8" draw:text-style-name="P7" draw:layer="layout" svg:x1="16.8cm" svg:y1="19.304cm" svg:x2="22.4cm" svg:y2="19.304cm">
          <text:p/>
        </draw:line>
        <draw:custom-shape draw:style-name="gr6" draw:text-style-name="P6" draw:layer="layout" svg:width="5.6cm" svg:height="1.2cm" svg:x="16.8cm" svg:y="18.904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22cm" svg:y1="17.905cm" svg:x2="22cm" svg:y2="18.705cm">
          <text:p/>
        </draw:line>
        <draw:line draw:style-name="gr5" draw:text-style-name="P5" draw:layer="layout" svg:x1="21.6cm" svg:y1="18.305cm" svg:x2="22.4cm" svg:y2="18.305cm">
          <text:p/>
        </draw:line>
        <draw:line draw:style-name="gr5" draw:text-style-name="P5" draw:layer="layout" svg:x1="20.8cm" svg:y1="18.305cm" svg:x2="21.6cm" svg:y2="18.305cm">
          <text:p/>
        </draw:line>
        <draw:line draw:style-name="gr5" draw:text-style-name="P5" draw:layer="layout" svg:x1="20cm" svg:y1="18.305cm" svg:x2="20.8cm" svg:y2="18.305cm">
          <text:p/>
        </draw:line>
        <draw:line draw:style-name="gr5" draw:text-style-name="P5" draw:layer="layout" svg:x1="19.2cm" svg:y1="18.305cm" svg:x2="20cm" svg:y2="18.305cm">
          <text:p/>
        </draw:line>
        <draw:line draw:style-name="gr5" draw:text-style-name="P5" draw:layer="layout" svg:x1="18.4cm" svg:y1="18.305cm" svg:x2="19.2cm" svg:y2="18.305cm">
          <text:p/>
        </draw:line>
        <draw:line draw:style-name="gr5" draw:text-style-name="P5" draw:layer="layout" svg:x1="17.6cm" svg:y1="18.305cm" svg:x2="18.4cm" svg:y2="18.305cm">
          <text:p/>
        </draw:line>
        <draw:line draw:style-name="gr7" draw:text-style-name="P5" draw:layer="layout" svg:x1="19.2cm" svg:y1="17.905cm" svg:x2="19.2cm" svg:y2="18.705cm">
          <text:p/>
        </draw:line>
        <draw:line draw:style-name="gr7" draw:text-style-name="P5" draw:layer="layout" svg:x1="18.4cm" svg:y1="17.905cm" svg:x2="18.4cm" svg:y2="18.705cm">
          <text:p/>
        </draw:line>
        <draw:line draw:style-name="gr5" draw:text-style-name="P5" draw:layer="layout" svg:x1="17.2cm" svg:y1="17.905cm" svg:x2="17.2cm" svg:y2="18.705cm">
          <text:p/>
        </draw:line>
        <draw:line draw:style-name="gr5" draw:text-style-name="P5" draw:layer="layout" svg:x1="16.8cm" svg:y1="18.305cm" svg:x2="17.6cm" svg:y2="18.305cm">
          <text:p/>
        </draw:line>
        <draw:line draw:style-name="gr5" draw:text-style-name="P5" draw:layer="layout" svg:x1="18cm" svg:y1="17.905cm" svg:x2="18cm" svg:y2="18.705cm">
          <text:p/>
        </draw:line>
        <draw:line draw:style-name="gr5" draw:text-style-name="P5" draw:layer="layout" svg:x1="18.8cm" svg:y1="17.905cm" svg:x2="18.8cm" svg:y2="18.705cm">
          <text:p/>
        </draw:line>
        <draw:line draw:style-name="gr7" draw:text-style-name="P5" draw:layer="layout" svg:x1="20cm" svg:y1="17.905cm" svg:x2="20cm" svg:y2="18.705cm">
          <text:p/>
        </draw:line>
        <draw:line draw:style-name="gr5" draw:text-style-name="P5" draw:layer="layout" svg:x1="19.6cm" svg:y1="17.905cm" svg:x2="19.6cm" svg:y2="18.705cm">
          <text:p/>
        </draw:line>
        <draw:line draw:style-name="gr7" draw:text-style-name="P5" draw:layer="layout" svg:x1="20.8cm" svg:y1="17.905cm" svg:x2="20.8cm" svg:y2="18.705cm">
          <text:p/>
        </draw:line>
        <draw:line draw:style-name="gr5" draw:text-style-name="P5" draw:layer="layout" svg:x1="20.4cm" svg:y1="17.905cm" svg:x2="20.4cm" svg:y2="18.705cm">
          <text:p/>
        </draw:line>
        <draw:line draw:style-name="gr7" draw:text-style-name="P5" draw:layer="layout" svg:x1="21.6cm" svg:y1="17.905cm" svg:x2="21.6cm" svg:y2="18.705cm">
          <text:p/>
        </draw:line>
        <draw:line draw:style-name="gr5" draw:text-style-name="P5" draw:layer="layout" svg:x1="21.2cm" svg:y1="17.905cm" svg:x2="21.2cm" svg:y2="18.705cm">
          <text:p/>
        </draw:line>
        <draw:line draw:style-name="gr7" draw:text-style-name="P5" draw:layer="layout" svg:x1="17.6cm" svg:y1="17.905cm" svg:x2="17.6cm" svg:y2="18.705cm">
          <text:p/>
        </draw:line>
        <draw:line draw:style-name="gr8" draw:text-style-name="P7" draw:layer="layout" svg:x1="16.8cm" svg:y1="17.905cm" svg:x2="22.4cm" svg:y2="17.905cm">
          <text:p/>
        </draw:line>
        <draw:custom-shape draw:style-name="gr6" draw:text-style-name="P6" draw:layer="layout" svg:width="5.6cm" svg:height="1.2cm" svg:x="16.8cm" svg:y="17.505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22cm" svg:y1="16.505cm" svg:x2="22cm" svg:y2="17.305cm">
          <text:p/>
        </draw:line>
        <draw:line draw:style-name="gr5" draw:text-style-name="P5" draw:layer="layout" svg:x1="21.6cm" svg:y1="16.905cm" svg:x2="22.4cm" svg:y2="16.905cm">
          <text:p/>
        </draw:line>
        <draw:line draw:style-name="gr5" draw:text-style-name="P5" draw:layer="layout" svg:x1="20.8cm" svg:y1="16.905cm" svg:x2="21.6cm" svg:y2="16.905cm">
          <text:p/>
        </draw:line>
        <draw:line draw:style-name="gr5" draw:text-style-name="P5" draw:layer="layout" svg:x1="20cm" svg:y1="16.905cm" svg:x2="20.8cm" svg:y2="16.905cm">
          <text:p/>
        </draw:line>
        <draw:line draw:style-name="gr5" draw:text-style-name="P5" draw:layer="layout" svg:x1="19.2cm" svg:y1="16.905cm" svg:x2="20cm" svg:y2="16.905cm">
          <text:p/>
        </draw:line>
        <draw:line draw:style-name="gr5" draw:text-style-name="P5" draw:layer="layout" svg:x1="18.4cm" svg:y1="16.905cm" svg:x2="19.2cm" svg:y2="16.905cm">
          <text:p/>
        </draw:line>
        <draw:line draw:style-name="gr5" draw:text-style-name="P5" draw:layer="layout" svg:x1="17.6cm" svg:y1="16.905cm" svg:x2="18.4cm" svg:y2="16.905cm">
          <text:p/>
        </draw:line>
        <draw:line draw:style-name="gr7" draw:text-style-name="P5" draw:layer="layout" svg:x1="19.2cm" svg:y1="16.505cm" svg:x2="19.2cm" svg:y2="17.305cm">
          <text:p/>
        </draw:line>
        <draw:line draw:style-name="gr7" draw:text-style-name="P5" draw:layer="layout" svg:x1="18.4cm" svg:y1="16.505cm" svg:x2="18.4cm" svg:y2="17.305cm">
          <text:p/>
        </draw:line>
        <draw:line draw:style-name="gr5" draw:text-style-name="P5" draw:layer="layout" svg:x1="17.2cm" svg:y1="16.505cm" svg:x2="17.2cm" svg:y2="17.305cm">
          <text:p/>
        </draw:line>
        <draw:line draw:style-name="gr5" draw:text-style-name="P5" draw:layer="layout" svg:x1="16.8cm" svg:y1="16.905cm" svg:x2="17.6cm" svg:y2="16.905cm">
          <text:p/>
        </draw:line>
        <draw:line draw:style-name="gr5" draw:text-style-name="P5" draw:layer="layout" svg:x1="18cm" svg:y1="16.505cm" svg:x2="18cm" svg:y2="17.305cm">
          <text:p/>
        </draw:line>
        <draw:line draw:style-name="gr5" draw:text-style-name="P5" draw:layer="layout" svg:x1="18.8cm" svg:y1="16.505cm" svg:x2="18.8cm" svg:y2="17.305cm">
          <text:p/>
        </draw:line>
        <draw:line draw:style-name="gr7" draw:text-style-name="P5" draw:layer="layout" svg:x1="20cm" svg:y1="16.505cm" svg:x2="20cm" svg:y2="17.305cm">
          <text:p/>
        </draw:line>
        <draw:line draw:style-name="gr5" draw:text-style-name="P5" draw:layer="layout" svg:x1="19.6cm" svg:y1="16.505cm" svg:x2="19.6cm" svg:y2="17.305cm">
          <text:p/>
        </draw:line>
        <draw:line draw:style-name="gr7" draw:text-style-name="P5" draw:layer="layout" svg:x1="20.8cm" svg:y1="16.505cm" svg:x2="20.8cm" svg:y2="17.305cm">
          <text:p/>
        </draw:line>
        <draw:line draw:style-name="gr5" draw:text-style-name="P5" draw:layer="layout" svg:x1="20.4cm" svg:y1="16.505cm" svg:x2="20.4cm" svg:y2="17.305cm">
          <text:p/>
        </draw:line>
        <draw:line draw:style-name="gr7" draw:text-style-name="P5" draw:layer="layout" svg:x1="21.6cm" svg:y1="16.505cm" svg:x2="21.6cm" svg:y2="17.305cm">
          <text:p/>
        </draw:line>
        <draw:line draw:style-name="gr5" draw:text-style-name="P5" draw:layer="layout" svg:x1="21.2cm" svg:y1="16.505cm" svg:x2="21.2cm" svg:y2="17.305cm">
          <text:p/>
        </draw:line>
        <draw:line draw:style-name="gr7" draw:text-style-name="P5" draw:layer="layout" svg:x1="17.6cm" svg:y1="16.505cm" svg:x2="17.6cm" svg:y2="17.305cm">
          <text:p/>
        </draw:line>
        <draw:line draw:style-name="gr8" draw:text-style-name="P7" draw:layer="layout" svg:x1="16.8cm" svg:y1="16.505cm" svg:x2="22.4cm" svg:y2="16.505cm">
          <text:p/>
        </draw:line>
        <draw:custom-shape draw:style-name="gr6" draw:text-style-name="P6" draw:layer="layout" svg:width="5.6cm" svg:height="1.2cm" svg:x="16.8cm" svg:y="16.105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2.1cm" svg:y1="2.101cm" svg:x2="12.1cm" svg:y2="3.304cm">
          <text:p/>
        </draw:line>
        <draw:line draw:style-name="gr5" draw:text-style-name="P5" draw:layer="layout" svg:x1="11.3cm" svg:y1="2.102cm" svg:x2="11.3cm" svg:y2="3.305cm">
          <text:p/>
        </draw:line>
        <draw:line draw:style-name="gr5" draw:text-style-name="P5" draw:layer="layout" svg:x1="10.5cm" svg:y1="2.102cm" svg:x2="10.5cm" svg:y2="3.305cm">
          <text:p/>
        </draw:line>
        <draw:line draw:style-name="gr5" draw:text-style-name="P5" draw:layer="layout" svg:x1="8.9cm" svg:y1="2.102cm" svg:x2="8.9cm" svg:y2="3.305cm">
          <text:p/>
        </draw:line>
        <draw:line draw:style-name="gr5" draw:text-style-name="P5" draw:layer="layout" svg:x1="9.7cm" svg:y1="2.102cm" svg:x2="9.7cm" svg:y2="3.305cm">
          <text:p/>
        </draw:line>
        <draw:line draw:style-name="gr5" draw:text-style-name="P5" draw:layer="layout" svg:x1="8.1cm" svg:y1="2.103cm" svg:x2="8.1cm" svg:y2="3.306cm">
          <text:p/>
        </draw:line>
        <draw:line draw:style-name="gr5" draw:text-style-name="P5" draw:layer="layout" svg:x1="12.5cm" svg:y1="3.5cm" svg:x2="12.5cm" svg:y2="4.703cm">
          <text:p/>
        </draw:line>
        <draw:line draw:style-name="gr5" draw:text-style-name="P5" draw:layer="layout" svg:x1="7.3cm" svg:y1="3.903cm" svg:x2="12.9cm" svg:y2="3.9cm">
          <text:p/>
        </draw:line>
        <draw:line draw:style-name="gr5" draw:text-style-name="P5" draw:layer="layout" svg:x1="7.7cm" svg:y1="3.5cm" svg:x2="7.7cm" svg:y2="4.703cm">
          <text:p/>
        </draw:line>
        <draw:line draw:style-name="gr5" draw:text-style-name="P5" draw:layer="layout" svg:x1="7.3cm" svg:y1="4.303cm" svg:x2="12.9cm" svg:y2="4.3cm">
          <text:p/>
        </draw:line>
        <draw:line draw:style-name="gr5" draw:text-style-name="P5" draw:layer="layout" svg:x1="8.5cm" svg:y1="3.5cm" svg:x2="8.5cm" svg:y2="4.703cm">
          <text:p/>
        </draw:line>
        <draw:line draw:style-name="gr5" draw:text-style-name="P5" draw:layer="layout" svg:x1="9.3cm" svg:y1="3.5cm" svg:x2="9.3cm" svg:y2="4.703cm">
          <text:p/>
        </draw:line>
        <draw:line draw:style-name="gr5" draw:text-style-name="P5" draw:layer="layout" svg:x1="10.1cm" svg:y1="3.5cm" svg:x2="10.1cm" svg:y2="4.703cm">
          <text:p/>
        </draw:line>
        <draw:line draw:style-name="gr5" draw:text-style-name="P5" draw:layer="layout" svg:x1="10.9cm" svg:y1="3.5cm" svg:x2="10.9cm" svg:y2="4.703cm">
          <text:p/>
        </draw:line>
        <draw:line draw:style-name="gr5" draw:text-style-name="P5" draw:layer="layout" svg:x1="11.7cm" svg:y1="3.5cm" svg:x2="11.7cm" svg:y2="4.703cm">
          <text:p/>
        </draw:line>
        <draw:custom-shape draw:style-name="gr6" draw:text-style-name="P6" draw:layer="layout" svg:width="5.6cm" svg:height="1.2cm" svg:x="7.3cm" svg:y="3.503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2.1cm" svg:y1="3.501cm" svg:x2="12.1cm" svg:y2="4.704cm">
          <text:p/>
        </draw:line>
        <draw:line draw:style-name="gr5" draw:text-style-name="P5" draw:layer="layout" svg:x1="11.3cm" svg:y1="3.502cm" svg:x2="11.3cm" svg:y2="4.705cm">
          <text:p/>
        </draw:line>
        <draw:line draw:style-name="gr5" draw:text-style-name="P5" draw:layer="layout" svg:x1="10.5cm" svg:y1="3.502cm" svg:x2="10.5cm" svg:y2="4.705cm">
          <text:p/>
        </draw:line>
        <draw:line draw:style-name="gr5" draw:text-style-name="P5" draw:layer="layout" svg:x1="8.9cm" svg:y1="3.502cm" svg:x2="8.9cm" svg:y2="4.705cm">
          <text:p/>
        </draw:line>
        <draw:line draw:style-name="gr5" draw:text-style-name="P5" draw:layer="layout" svg:x1="9.7cm" svg:y1="3.502cm" svg:x2="9.7cm" svg:y2="4.705cm">
          <text:p/>
        </draw:line>
        <draw:line draw:style-name="gr5" draw:text-style-name="P5" draw:layer="layout" svg:x1="8.1cm" svg:y1="3.503cm" svg:x2="8.1cm" svg:y2="4.706cm">
          <text:p/>
        </draw:line>
        <draw:line draw:style-name="gr5" draw:text-style-name="P5" draw:layer="layout" svg:x1="12.5cm" svg:y1="4.9cm" svg:x2="12.5cm" svg:y2="6.103cm">
          <text:p/>
        </draw:line>
        <draw:line draw:style-name="gr5" draw:text-style-name="P5" draw:layer="layout" svg:x1="7.3cm" svg:y1="5.303cm" svg:x2="12.9cm" svg:y2="5.3cm">
          <text:p/>
        </draw:line>
        <draw:line draw:style-name="gr5" draw:text-style-name="P5" draw:layer="layout" svg:x1="7.7cm" svg:y1="4.9cm" svg:x2="7.7cm" svg:y2="6.103cm">
          <text:p/>
        </draw:line>
        <draw:line draw:style-name="gr5" draw:text-style-name="P5" draw:layer="layout" svg:x1="7.3cm" svg:y1="5.703cm" svg:x2="12.9cm" svg:y2="5.7cm">
          <text:p/>
        </draw:line>
        <draw:line draw:style-name="gr5" draw:text-style-name="P5" draw:layer="layout" svg:x1="8.5cm" svg:y1="4.9cm" svg:x2="8.5cm" svg:y2="6.103cm">
          <text:p/>
        </draw:line>
        <draw:line draw:style-name="gr5" draw:text-style-name="P5" draw:layer="layout" svg:x1="9.3cm" svg:y1="4.9cm" svg:x2="9.3cm" svg:y2="6.103cm">
          <text:p/>
        </draw:line>
        <draw:line draw:style-name="gr5" draw:text-style-name="P5" draw:layer="layout" svg:x1="10.1cm" svg:y1="4.9cm" svg:x2="10.1cm" svg:y2="6.103cm">
          <text:p/>
        </draw:line>
        <draw:line draw:style-name="gr5" draw:text-style-name="P5" draw:layer="layout" svg:x1="10.9cm" svg:y1="4.9cm" svg:x2="10.9cm" svg:y2="6.103cm">
          <text:p/>
        </draw:line>
        <draw:line draw:style-name="gr5" draw:text-style-name="P5" draw:layer="layout" svg:x1="11.7cm" svg:y1="4.9cm" svg:x2="11.7cm" svg:y2="6.103cm">
          <text:p/>
        </draw:line>
        <draw:custom-shape draw:style-name="gr6" draw:text-style-name="P6" draw:layer="layout" svg:width="5.6cm" svg:height="1.2cm" svg:x="7.3cm" svg:y="4.903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2.1cm" svg:y1="4.901cm" svg:x2="12.1cm" svg:y2="6.104cm">
          <text:p/>
        </draw:line>
        <draw:line draw:style-name="gr5" draw:text-style-name="P5" draw:layer="layout" svg:x1="11.3cm" svg:y1="4.902cm" svg:x2="11.3cm" svg:y2="6.105cm">
          <text:p/>
        </draw:line>
        <draw:line draw:style-name="gr5" draw:text-style-name="P5" draw:layer="layout" svg:x1="10.5cm" svg:y1="4.902cm" svg:x2="10.5cm" svg:y2="6.105cm">
          <text:p/>
        </draw:line>
        <draw:line draw:style-name="gr5" draw:text-style-name="P5" draw:layer="layout" svg:x1="8.9cm" svg:y1="4.902cm" svg:x2="8.9cm" svg:y2="6.105cm">
          <text:p/>
        </draw:line>
        <draw:line draw:style-name="gr5" draw:text-style-name="P5" draw:layer="layout" svg:x1="9.7cm" svg:y1="4.902cm" svg:x2="9.7cm" svg:y2="6.105cm">
          <text:p/>
        </draw:line>
        <draw:line draw:style-name="gr5" draw:text-style-name="P5" draw:layer="layout" svg:x1="8.1cm" svg:y1="4.903cm" svg:x2="8.1cm" svg:y2="6.106cm">
          <text:p/>
        </draw:line>
        <draw:line draw:style-name="gr5" draw:text-style-name="P5" draw:layer="layout" svg:x1="12.5cm" svg:y1="6.3cm" svg:x2="12.5cm" svg:y2="7.503cm">
          <text:p/>
        </draw:line>
        <draw:line draw:style-name="gr5" draw:text-style-name="P5" draw:layer="layout" svg:x1="7.3cm" svg:y1="6.703cm" svg:x2="12.9cm" svg:y2="6.7cm">
          <text:p/>
        </draw:line>
        <draw:line draw:style-name="gr5" draw:text-style-name="P5" draw:layer="layout" svg:x1="7.7cm" svg:y1="6.3cm" svg:x2="7.7cm" svg:y2="7.503cm">
          <text:p/>
        </draw:line>
        <draw:line draw:style-name="gr5" draw:text-style-name="P5" draw:layer="layout" svg:x1="7.3cm" svg:y1="7.103cm" svg:x2="12.9cm" svg:y2="7.1cm">
          <text:p/>
        </draw:line>
        <draw:line draw:style-name="gr5" draw:text-style-name="P5" draw:layer="layout" svg:x1="8.5cm" svg:y1="6.3cm" svg:x2="8.5cm" svg:y2="7.503cm">
          <text:p/>
        </draw:line>
        <draw:line draw:style-name="gr5" draw:text-style-name="P5" draw:layer="layout" svg:x1="9.3cm" svg:y1="6.3cm" svg:x2="9.3cm" svg:y2="7.503cm">
          <text:p/>
        </draw:line>
        <draw:line draw:style-name="gr5" draw:text-style-name="P5" draw:layer="layout" svg:x1="10.1cm" svg:y1="6.3cm" svg:x2="10.1cm" svg:y2="7.503cm">
          <text:p/>
        </draw:line>
        <draw:line draw:style-name="gr5" draw:text-style-name="P5" draw:layer="layout" svg:x1="10.9cm" svg:y1="6.3cm" svg:x2="10.9cm" svg:y2="7.503cm">
          <text:p/>
        </draw:line>
        <draw:line draw:style-name="gr5" draw:text-style-name="P5" draw:layer="layout" svg:x1="11.7cm" svg:y1="6.3cm" svg:x2="11.7cm" svg:y2="7.503cm">
          <text:p/>
        </draw:line>
        <draw:custom-shape draw:style-name="gr6" draw:text-style-name="P6" draw:layer="layout" svg:width="5.6cm" svg:height="1.2cm" svg:x="7.3cm" svg:y="6.303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2.1cm" svg:y1="6.301cm" svg:x2="12.1cm" svg:y2="7.504cm">
          <text:p/>
        </draw:line>
        <draw:line draw:style-name="gr5" draw:text-style-name="P5" draw:layer="layout" svg:x1="11.3cm" svg:y1="6.302cm" svg:x2="11.3cm" svg:y2="7.505cm">
          <text:p/>
        </draw:line>
        <draw:line draw:style-name="gr5" draw:text-style-name="P5" draw:layer="layout" svg:x1="10.5cm" svg:y1="6.302cm" svg:x2="10.5cm" svg:y2="7.505cm">
          <text:p/>
        </draw:line>
        <draw:line draw:style-name="gr5" draw:text-style-name="P5" draw:layer="layout" svg:x1="8.9cm" svg:y1="6.302cm" svg:x2="8.9cm" svg:y2="7.505cm">
          <text:p/>
        </draw:line>
        <draw:line draw:style-name="gr5" draw:text-style-name="P5" draw:layer="layout" svg:x1="9.7cm" svg:y1="6.302cm" svg:x2="9.7cm" svg:y2="7.505cm">
          <text:p/>
        </draw:line>
        <draw:line draw:style-name="gr5" draw:text-style-name="P5" draw:layer="layout" svg:x1="8.1cm" svg:y1="6.303cm" svg:x2="8.1cm" svg:y2="7.506cm">
          <text:p/>
        </draw:line>
        <draw:line draw:style-name="gr5" draw:text-style-name="P5" draw:layer="layout" svg:x1="12.5cm" svg:y1="7.7cm" svg:x2="12.5cm" svg:y2="8.903cm">
          <text:p/>
        </draw:line>
        <draw:line draw:style-name="gr5" draw:text-style-name="P5" draw:layer="layout" svg:x1="7.3cm" svg:y1="8.103cm" svg:x2="12.9cm" svg:y2="8.1cm">
          <text:p/>
        </draw:line>
        <draw:line draw:style-name="gr5" draw:text-style-name="P5" draw:layer="layout" svg:x1="7.7cm" svg:y1="7.7cm" svg:x2="7.7cm" svg:y2="8.903cm">
          <text:p/>
        </draw:line>
        <draw:line draw:style-name="gr5" draw:text-style-name="P5" draw:layer="layout" svg:x1="7.3cm" svg:y1="8.503cm" svg:x2="12.9cm" svg:y2="8.5cm">
          <text:p/>
        </draw:line>
        <draw:line draw:style-name="gr5" draw:text-style-name="P5" draw:layer="layout" svg:x1="8.5cm" svg:y1="7.7cm" svg:x2="8.5cm" svg:y2="8.903cm">
          <text:p/>
        </draw:line>
        <draw:line draw:style-name="gr5" draw:text-style-name="P5" draw:layer="layout" svg:x1="9.3cm" svg:y1="7.7cm" svg:x2="9.3cm" svg:y2="8.903cm">
          <text:p/>
        </draw:line>
        <draw:line draw:style-name="gr5" draw:text-style-name="P5" draw:layer="layout" svg:x1="10.1cm" svg:y1="7.7cm" svg:x2="10.1cm" svg:y2="8.903cm">
          <text:p/>
        </draw:line>
        <draw:line draw:style-name="gr5" draw:text-style-name="P5" draw:layer="layout" svg:x1="10.9cm" svg:y1="7.7cm" svg:x2="10.9cm" svg:y2="8.903cm">
          <text:p/>
        </draw:line>
        <draw:line draw:style-name="gr5" draw:text-style-name="P5" draw:layer="layout" svg:x1="11.7cm" svg:y1="7.7cm" svg:x2="11.7cm" svg:y2="8.903cm">
          <text:p/>
        </draw:line>
        <draw:custom-shape draw:style-name="gr6" draw:text-style-name="P6" draw:layer="layout" svg:width="5.6cm" svg:height="1.2cm" svg:x="7.3cm" svg:y="7.703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2.1cm" svg:y1="7.701cm" svg:x2="12.1cm" svg:y2="8.904cm">
          <text:p/>
        </draw:line>
        <draw:line draw:style-name="gr5" draw:text-style-name="P5" draw:layer="layout" svg:x1="11.3cm" svg:y1="7.702cm" svg:x2="11.3cm" svg:y2="8.905cm">
          <text:p/>
        </draw:line>
        <draw:line draw:style-name="gr5" draw:text-style-name="P5" draw:layer="layout" svg:x1="10.5cm" svg:y1="7.702cm" svg:x2="10.5cm" svg:y2="8.905cm">
          <text:p/>
        </draw:line>
        <draw:line draw:style-name="gr5" draw:text-style-name="P5" draw:layer="layout" svg:x1="8.9cm" svg:y1="7.702cm" svg:x2="8.9cm" svg:y2="8.905cm">
          <text:p/>
        </draw:line>
        <draw:line draw:style-name="gr5" draw:text-style-name="P5" draw:layer="layout" svg:x1="9.7cm" svg:y1="7.702cm" svg:x2="9.7cm" svg:y2="8.905cm">
          <text:p/>
        </draw:line>
        <draw:line draw:style-name="gr5" draw:text-style-name="P5" draw:layer="layout" svg:x1="8.1cm" svg:y1="7.703cm" svg:x2="8.1cm" svg:y2="8.906cm">
          <text:p/>
        </draw:line>
        <draw:line draw:style-name="gr5" draw:text-style-name="P5" draw:layer="layout" svg:x1="12.5cm" svg:y1="9.1cm" svg:x2="12.5cm" svg:y2="10.303cm">
          <text:p/>
        </draw:line>
        <draw:line draw:style-name="gr5" draw:text-style-name="P5" draw:layer="layout" svg:x1="7.3cm" svg:y1="9.503cm" svg:x2="12.9cm" svg:y2="9.5cm">
          <text:p/>
        </draw:line>
        <draw:line draw:style-name="gr5" draw:text-style-name="P5" draw:layer="layout" svg:x1="7.7cm" svg:y1="9.1cm" svg:x2="7.7cm" svg:y2="10.303cm">
          <text:p/>
        </draw:line>
        <draw:line draw:style-name="gr5" draw:text-style-name="P5" draw:layer="layout" svg:x1="7.3cm" svg:y1="9.903cm" svg:x2="12.9cm" svg:y2="9.9cm">
          <text:p/>
        </draw:line>
        <draw:line draw:style-name="gr5" draw:text-style-name="P5" draw:layer="layout" svg:x1="8.5cm" svg:y1="9.1cm" svg:x2="8.5cm" svg:y2="10.303cm">
          <text:p/>
        </draw:line>
        <draw:line draw:style-name="gr5" draw:text-style-name="P5" draw:layer="layout" svg:x1="9.3cm" svg:y1="9.1cm" svg:x2="9.3cm" svg:y2="10.303cm">
          <text:p/>
        </draw:line>
        <draw:line draw:style-name="gr5" draw:text-style-name="P5" draw:layer="layout" svg:x1="10.1cm" svg:y1="9.1cm" svg:x2="10.1cm" svg:y2="10.303cm">
          <text:p/>
        </draw:line>
        <draw:line draw:style-name="gr5" draw:text-style-name="P5" draw:layer="layout" svg:x1="10.9cm" svg:y1="9.1cm" svg:x2="10.9cm" svg:y2="10.303cm">
          <text:p/>
        </draw:line>
        <draw:line draw:style-name="gr5" draw:text-style-name="P5" draw:layer="layout" svg:x1="11.7cm" svg:y1="9.1cm" svg:x2="11.7cm" svg:y2="10.303cm">
          <text:p/>
        </draw:line>
        <draw:custom-shape draw:style-name="gr6" draw:text-style-name="P6" draw:layer="layout" svg:width="5.6cm" svg:height="1.2cm" svg:x="7.3cm" svg:y="9.103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2.1cm" svg:y1="9.101cm" svg:x2="12.1cm" svg:y2="10.304cm">
          <text:p/>
        </draw:line>
        <draw:line draw:style-name="gr5" draw:text-style-name="P5" draw:layer="layout" svg:x1="11.3cm" svg:y1="9.102cm" svg:x2="11.3cm" svg:y2="10.305cm">
          <text:p/>
        </draw:line>
        <draw:line draw:style-name="gr5" draw:text-style-name="P5" draw:layer="layout" svg:x1="10.5cm" svg:y1="9.102cm" svg:x2="10.5cm" svg:y2="10.305cm">
          <text:p/>
        </draw:line>
        <draw:line draw:style-name="gr5" draw:text-style-name="P5" draw:layer="layout" svg:x1="8.9cm" svg:y1="9.102cm" svg:x2="8.9cm" svg:y2="10.305cm">
          <text:p/>
        </draw:line>
        <draw:line draw:style-name="gr5" draw:text-style-name="P5" draw:layer="layout" svg:x1="9.7cm" svg:y1="9.102cm" svg:x2="9.7cm" svg:y2="10.305cm">
          <text:p/>
        </draw:line>
        <draw:line draw:style-name="gr5" draw:text-style-name="P5" draw:layer="layout" svg:x1="8.1cm" svg:y1="9.103cm" svg:x2="8.1cm" svg:y2="10.306cm">
          <text:p/>
        </draw:line>
        <draw:line draw:style-name="gr5" draw:text-style-name="P5" draw:layer="layout" svg:x1="12.5cm" svg:y1="10.5cm" svg:x2="12.5cm" svg:y2="11.703cm">
          <text:p/>
        </draw:line>
        <draw:line draw:style-name="gr5" draw:text-style-name="P5" draw:layer="layout" svg:x1="7.3cm" svg:y1="10.903cm" svg:x2="12.9cm" svg:y2="10.9cm">
          <text:p/>
        </draw:line>
        <draw:line draw:style-name="gr5" draw:text-style-name="P5" draw:layer="layout" svg:x1="7.7cm" svg:y1="10.5cm" svg:x2="7.7cm" svg:y2="11.703cm">
          <text:p/>
        </draw:line>
        <draw:line draw:style-name="gr5" draw:text-style-name="P5" draw:layer="layout" svg:x1="7.3cm" svg:y1="11.303cm" svg:x2="12.9cm" svg:y2="11.3cm">
          <text:p/>
        </draw:line>
        <draw:line draw:style-name="gr5" draw:text-style-name="P5" draw:layer="layout" svg:x1="8.5cm" svg:y1="10.5cm" svg:x2="8.5cm" svg:y2="11.703cm">
          <text:p/>
        </draw:line>
        <draw:line draw:style-name="gr5" draw:text-style-name="P5" draw:layer="layout" svg:x1="9.3cm" svg:y1="10.5cm" svg:x2="9.3cm" svg:y2="11.703cm">
          <text:p/>
        </draw:line>
        <draw:line draw:style-name="gr5" draw:text-style-name="P5" draw:layer="layout" svg:x1="10.1cm" svg:y1="10.5cm" svg:x2="10.1cm" svg:y2="11.703cm">
          <text:p/>
        </draw:line>
        <draw:line draw:style-name="gr5" draw:text-style-name="P5" draw:layer="layout" svg:x1="10.9cm" svg:y1="10.5cm" svg:x2="10.9cm" svg:y2="11.703cm">
          <text:p/>
        </draw:line>
        <draw:line draw:style-name="gr5" draw:text-style-name="P5" draw:layer="layout" svg:x1="11.7cm" svg:y1="10.5cm" svg:x2="11.7cm" svg:y2="11.703cm">
          <text:p/>
        </draw:line>
        <draw:custom-shape draw:style-name="gr6" draw:text-style-name="P6" draw:layer="layout" svg:width="5.6cm" svg:height="1.2cm" svg:x="7.3cm" svg:y="10.503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2.1cm" svg:y1="10.501cm" svg:x2="12.1cm" svg:y2="11.704cm">
          <text:p/>
        </draw:line>
        <draw:line draw:style-name="gr5" draw:text-style-name="P5" draw:layer="layout" svg:x1="11.3cm" svg:y1="10.502cm" svg:x2="11.3cm" svg:y2="11.705cm">
          <text:p/>
        </draw:line>
        <draw:line draw:style-name="gr5" draw:text-style-name="P5" draw:layer="layout" svg:x1="10.5cm" svg:y1="10.502cm" svg:x2="10.5cm" svg:y2="11.705cm">
          <text:p/>
        </draw:line>
        <draw:line draw:style-name="gr5" draw:text-style-name="P5" draw:layer="layout" svg:x1="8.9cm" svg:y1="10.502cm" svg:x2="8.9cm" svg:y2="11.705cm">
          <text:p/>
        </draw:line>
        <draw:line draw:style-name="gr5" draw:text-style-name="P5" draw:layer="layout" svg:x1="9.7cm" svg:y1="10.502cm" svg:x2="9.7cm" svg:y2="11.705cm">
          <text:p/>
        </draw:line>
        <draw:line draw:style-name="gr5" draw:text-style-name="P5" draw:layer="layout" svg:x1="8.1cm" svg:y1="10.503cm" svg:x2="8.1cm" svg:y2="11.706cm">
          <text:p/>
        </draw:line>
        <draw:line draw:style-name="gr5" draw:text-style-name="P5" draw:layer="layout" svg:x1="12.5cm" svg:y1="11.9cm" svg:x2="12.5cm" svg:y2="13.103cm">
          <text:p/>
        </draw:line>
        <draw:line draw:style-name="gr5" draw:text-style-name="P5" draw:layer="layout" svg:x1="7.3cm" svg:y1="12.303cm" svg:x2="12.9cm" svg:y2="12.3cm">
          <text:p/>
        </draw:line>
        <draw:line draw:style-name="gr5" draw:text-style-name="P5" draw:layer="layout" svg:x1="7.7cm" svg:y1="11.9cm" svg:x2="7.7cm" svg:y2="13.103cm">
          <text:p/>
        </draw:line>
        <draw:line draw:style-name="gr5" draw:text-style-name="P5" draw:layer="layout" svg:x1="7.3cm" svg:y1="12.703cm" svg:x2="12.9cm" svg:y2="12.7cm">
          <text:p/>
        </draw:line>
        <draw:line draw:style-name="gr5" draw:text-style-name="P5" draw:layer="layout" svg:x1="8.5cm" svg:y1="11.9cm" svg:x2="8.5cm" svg:y2="13.103cm">
          <text:p/>
        </draw:line>
        <draw:line draw:style-name="gr5" draw:text-style-name="P5" draw:layer="layout" svg:x1="9.3cm" svg:y1="11.9cm" svg:x2="9.3cm" svg:y2="13.103cm">
          <text:p/>
        </draw:line>
        <draw:line draw:style-name="gr5" draw:text-style-name="P5" draw:layer="layout" svg:x1="10.1cm" svg:y1="11.9cm" svg:x2="10.1cm" svg:y2="13.103cm">
          <text:p/>
        </draw:line>
        <draw:line draw:style-name="gr5" draw:text-style-name="P5" draw:layer="layout" svg:x1="10.9cm" svg:y1="11.9cm" svg:x2="10.9cm" svg:y2="13.103cm">
          <text:p/>
        </draw:line>
        <draw:line draw:style-name="gr5" draw:text-style-name="P5" draw:layer="layout" svg:x1="11.7cm" svg:y1="11.9cm" svg:x2="11.7cm" svg:y2="13.103cm">
          <text:p/>
        </draw:line>
        <draw:custom-shape draw:style-name="gr6" draw:text-style-name="P6" draw:layer="layout" svg:width="5.6cm" svg:height="1.2cm" svg:x="7.3cm" svg:y="11.903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2.1cm" svg:y1="11.901cm" svg:x2="12.1cm" svg:y2="13.104cm">
          <text:p/>
        </draw:line>
        <draw:line draw:style-name="gr5" draw:text-style-name="P5" draw:layer="layout" svg:x1="11.3cm" svg:y1="11.902cm" svg:x2="11.3cm" svg:y2="13.105cm">
          <text:p/>
        </draw:line>
        <draw:line draw:style-name="gr5" draw:text-style-name="P5" draw:layer="layout" svg:x1="10.5cm" svg:y1="11.902cm" svg:x2="10.5cm" svg:y2="13.105cm">
          <text:p/>
        </draw:line>
        <draw:line draw:style-name="gr5" draw:text-style-name="P5" draw:layer="layout" svg:x1="8.9cm" svg:y1="11.902cm" svg:x2="8.9cm" svg:y2="13.105cm">
          <text:p/>
        </draw:line>
        <draw:line draw:style-name="gr5" draw:text-style-name="P5" draw:layer="layout" svg:x1="9.7cm" svg:y1="11.902cm" svg:x2="9.7cm" svg:y2="13.105cm">
          <text:p/>
        </draw:line>
        <draw:line draw:style-name="gr5" draw:text-style-name="P5" draw:layer="layout" svg:x1="8.1cm" svg:y1="11.903cm" svg:x2="8.1cm" svg:y2="13.106cm">
          <text:p/>
        </draw:line>
        <draw:line draw:style-name="gr5" draw:text-style-name="P5" draw:layer="layout" svg:x1="12.5cm" svg:y1="13.3cm" svg:x2="12.5cm" svg:y2="14.503cm">
          <text:p/>
        </draw:line>
        <draw:line draw:style-name="gr5" draw:text-style-name="P5" draw:layer="layout" svg:x1="7.3cm" svg:y1="13.703cm" svg:x2="12.9cm" svg:y2="13.7cm">
          <text:p/>
        </draw:line>
        <draw:line draw:style-name="gr5" draw:text-style-name="P5" draw:layer="layout" svg:x1="7.7cm" svg:y1="13.3cm" svg:x2="7.7cm" svg:y2="14.503cm">
          <text:p/>
        </draw:line>
        <draw:line draw:style-name="gr5" draw:text-style-name="P5" draw:layer="layout" svg:x1="7.3cm" svg:y1="14.103cm" svg:x2="12.9cm" svg:y2="14.1cm">
          <text:p/>
        </draw:line>
        <draw:line draw:style-name="gr5" draw:text-style-name="P5" draw:layer="layout" svg:x1="8.5cm" svg:y1="13.3cm" svg:x2="8.5cm" svg:y2="14.503cm">
          <text:p/>
        </draw:line>
        <draw:line draw:style-name="gr5" draw:text-style-name="P5" draw:layer="layout" svg:x1="9.3cm" svg:y1="13.3cm" svg:x2="9.3cm" svg:y2="14.503cm">
          <text:p/>
        </draw:line>
        <draw:line draw:style-name="gr5" draw:text-style-name="P5" draw:layer="layout" svg:x1="10.1cm" svg:y1="13.3cm" svg:x2="10.1cm" svg:y2="14.503cm">
          <text:p/>
        </draw:line>
        <draw:line draw:style-name="gr5" draw:text-style-name="P5" draw:layer="layout" svg:x1="10.9cm" svg:y1="13.3cm" svg:x2="10.9cm" svg:y2="14.503cm">
          <text:p/>
        </draw:line>
        <draw:line draw:style-name="gr5" draw:text-style-name="P5" draw:layer="layout" svg:x1="11.7cm" svg:y1="13.3cm" svg:x2="11.7cm" svg:y2="14.503cm">
          <text:p/>
        </draw:line>
        <draw:custom-shape draw:style-name="gr6" draw:text-style-name="P6" draw:layer="layout" svg:width="5.6cm" svg:height="1.2cm" svg:x="7.3cm" svg:y="13.303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2.1cm" svg:y1="13.301cm" svg:x2="12.1cm" svg:y2="14.504cm">
          <text:p/>
        </draw:line>
        <draw:line draw:style-name="gr5" draw:text-style-name="P5" draw:layer="layout" svg:x1="11.3cm" svg:y1="13.302cm" svg:x2="11.3cm" svg:y2="14.505cm">
          <text:p/>
        </draw:line>
        <draw:line draw:style-name="gr5" draw:text-style-name="P5" draw:layer="layout" svg:x1="10.5cm" svg:y1="13.302cm" svg:x2="10.5cm" svg:y2="14.505cm">
          <text:p/>
        </draw:line>
        <draw:line draw:style-name="gr5" draw:text-style-name="P5" draw:layer="layout" svg:x1="8.9cm" svg:y1="13.302cm" svg:x2="8.9cm" svg:y2="14.505cm">
          <text:p/>
        </draw:line>
        <draw:line draw:style-name="gr5" draw:text-style-name="P5" draw:layer="layout" svg:x1="9.7cm" svg:y1="13.302cm" svg:x2="9.7cm" svg:y2="14.505cm">
          <text:p/>
        </draw:line>
        <draw:line draw:style-name="gr5" draw:text-style-name="P5" draw:layer="layout" svg:x1="8.1cm" svg:y1="13.303cm" svg:x2="8.1cm" svg:y2="14.506cm">
          <text:p/>
        </draw:line>
        <draw:line draw:style-name="gr5" draw:text-style-name="P5" draw:layer="layout" svg:x1="12.5cm" svg:y1="14.7cm" svg:x2="12.5cm" svg:y2="15.903cm">
          <text:p/>
        </draw:line>
        <draw:line draw:style-name="gr5" draw:text-style-name="P5" draw:layer="layout" svg:x1="7.3cm" svg:y1="15.103cm" svg:x2="12.9cm" svg:y2="15.1cm">
          <text:p/>
        </draw:line>
        <draw:line draw:style-name="gr5" draw:text-style-name="P5" draw:layer="layout" svg:x1="7.7cm" svg:y1="14.7cm" svg:x2="7.7cm" svg:y2="15.903cm">
          <text:p/>
        </draw:line>
        <draw:line draw:style-name="gr5" draw:text-style-name="P5" draw:layer="layout" svg:x1="7.3cm" svg:y1="15.503cm" svg:x2="12.9cm" svg:y2="15.5cm">
          <text:p/>
        </draw:line>
        <draw:line draw:style-name="gr5" draw:text-style-name="P5" draw:layer="layout" svg:x1="8.5cm" svg:y1="14.7cm" svg:x2="8.5cm" svg:y2="15.903cm">
          <text:p/>
        </draw:line>
        <draw:line draw:style-name="gr5" draw:text-style-name="P5" draw:layer="layout" svg:x1="9.3cm" svg:y1="14.7cm" svg:x2="9.3cm" svg:y2="15.903cm">
          <text:p/>
        </draw:line>
        <draw:line draw:style-name="gr5" draw:text-style-name="P5" draw:layer="layout" svg:x1="10.1cm" svg:y1="14.7cm" svg:x2="10.1cm" svg:y2="15.903cm">
          <text:p/>
        </draw:line>
        <draw:line draw:style-name="gr5" draw:text-style-name="P5" draw:layer="layout" svg:x1="10.9cm" svg:y1="14.7cm" svg:x2="10.9cm" svg:y2="15.903cm">
          <text:p/>
        </draw:line>
        <draw:line draw:style-name="gr5" draw:text-style-name="P5" draw:layer="layout" svg:x1="11.7cm" svg:y1="14.7cm" svg:x2="11.7cm" svg:y2="15.903cm">
          <text:p/>
        </draw:line>
        <draw:custom-shape draw:style-name="gr6" draw:text-style-name="P6" draw:layer="layout" svg:width="5.6cm" svg:height="1.2cm" svg:x="7.3cm" svg:y="14.703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2.1cm" svg:y1="14.701cm" svg:x2="12.1cm" svg:y2="15.904cm">
          <text:p/>
        </draw:line>
        <draw:line draw:style-name="gr5" draw:text-style-name="P5" draw:layer="layout" svg:x1="11.3cm" svg:y1="14.702cm" svg:x2="11.3cm" svg:y2="15.905cm">
          <text:p/>
        </draw:line>
        <draw:line draw:style-name="gr5" draw:text-style-name="P5" draw:layer="layout" svg:x1="10.5cm" svg:y1="14.702cm" svg:x2="10.5cm" svg:y2="15.905cm">
          <text:p/>
        </draw:line>
        <draw:line draw:style-name="gr5" draw:text-style-name="P5" draw:layer="layout" svg:x1="8.9cm" svg:y1="14.702cm" svg:x2="8.9cm" svg:y2="15.905cm">
          <text:p/>
        </draw:line>
        <draw:line draw:style-name="gr5" draw:text-style-name="P5" draw:layer="layout" svg:x1="9.7cm" svg:y1="14.702cm" svg:x2="9.7cm" svg:y2="15.905cm">
          <text:p/>
        </draw:line>
        <draw:line draw:style-name="gr5" draw:text-style-name="P5" draw:layer="layout" svg:x1="8.1cm" svg:y1="14.703cm" svg:x2="8.1cm" svg:y2="15.906cm">
          <text:p/>
        </draw:line>
        <draw:line draw:style-name="gr5" draw:text-style-name="P5" draw:layer="layout" svg:x1="12.5cm" svg:y1="16.1cm" svg:x2="12.5cm" svg:y2="17.303cm">
          <text:p/>
        </draw:line>
        <draw:line draw:style-name="gr5" draw:text-style-name="P5" draw:layer="layout" svg:x1="7.3cm" svg:y1="16.503cm" svg:x2="12.9cm" svg:y2="16.5cm">
          <text:p/>
        </draw:line>
        <draw:line draw:style-name="gr5" draw:text-style-name="P5" draw:layer="layout" svg:x1="7.7cm" svg:y1="16.1cm" svg:x2="7.7cm" svg:y2="17.303cm">
          <text:p/>
        </draw:line>
        <draw:line draw:style-name="gr5" draw:text-style-name="P5" draw:layer="layout" svg:x1="7.3cm" svg:y1="16.903cm" svg:x2="12.9cm" svg:y2="16.9cm">
          <text:p/>
        </draw:line>
        <draw:line draw:style-name="gr5" draw:text-style-name="P5" draw:layer="layout" svg:x1="8.5cm" svg:y1="16.1cm" svg:x2="8.5cm" svg:y2="17.303cm">
          <text:p/>
        </draw:line>
        <draw:line draw:style-name="gr5" draw:text-style-name="P5" draw:layer="layout" svg:x1="9.3cm" svg:y1="16.1cm" svg:x2="9.3cm" svg:y2="17.303cm">
          <text:p/>
        </draw:line>
        <draw:line draw:style-name="gr5" draw:text-style-name="P5" draw:layer="layout" svg:x1="10.1cm" svg:y1="16.1cm" svg:x2="10.1cm" svg:y2="17.303cm">
          <text:p/>
        </draw:line>
        <draw:line draw:style-name="gr5" draw:text-style-name="P5" draw:layer="layout" svg:x1="10.9cm" svg:y1="16.1cm" svg:x2="10.9cm" svg:y2="17.303cm">
          <text:p/>
        </draw:line>
        <draw:line draw:style-name="gr5" draw:text-style-name="P5" draw:layer="layout" svg:x1="11.7cm" svg:y1="16.1cm" svg:x2="11.7cm" svg:y2="17.303cm">
          <text:p/>
        </draw:line>
        <draw:custom-shape draw:style-name="gr6" draw:text-style-name="P6" draw:layer="layout" svg:width="5.6cm" svg:height="1.2cm" svg:x="7.3cm" svg:y="16.103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2.1cm" svg:y1="16.101cm" svg:x2="12.1cm" svg:y2="17.304cm">
          <text:p/>
        </draw:line>
        <draw:line draw:style-name="gr5" draw:text-style-name="P5" draw:layer="layout" svg:x1="11.3cm" svg:y1="16.102cm" svg:x2="11.3cm" svg:y2="17.305cm">
          <text:p/>
        </draw:line>
        <draw:line draw:style-name="gr5" draw:text-style-name="P5" draw:layer="layout" svg:x1="10.5cm" svg:y1="16.102cm" svg:x2="10.5cm" svg:y2="17.305cm">
          <text:p/>
        </draw:line>
        <draw:line draw:style-name="gr5" draw:text-style-name="P5" draw:layer="layout" svg:x1="8.9cm" svg:y1="16.102cm" svg:x2="8.9cm" svg:y2="17.305cm">
          <text:p/>
        </draw:line>
        <draw:line draw:style-name="gr5" draw:text-style-name="P5" draw:layer="layout" svg:x1="9.7cm" svg:y1="16.102cm" svg:x2="9.7cm" svg:y2="17.305cm">
          <text:p/>
        </draw:line>
        <draw:line draw:style-name="gr5" draw:text-style-name="P5" draw:layer="layout" svg:x1="8.1cm" svg:y1="16.103cm" svg:x2="8.1cm" svg:y2="17.306cm">
          <text:p/>
        </draw:line>
        <draw:line draw:style-name="gr5" draw:text-style-name="P5" draw:layer="layout" svg:x1="12.5cm" svg:y1="17.5cm" svg:x2="12.5cm" svg:y2="18.703cm">
          <text:p/>
        </draw:line>
        <draw:line draw:style-name="gr5" draw:text-style-name="P5" draw:layer="layout" svg:x1="7.3cm" svg:y1="17.903cm" svg:x2="12.9cm" svg:y2="17.9cm">
          <text:p/>
        </draw:line>
        <draw:line draw:style-name="gr5" draw:text-style-name="P5" draw:layer="layout" svg:x1="7.7cm" svg:y1="17.5cm" svg:x2="7.7cm" svg:y2="18.703cm">
          <text:p/>
        </draw:line>
        <draw:line draw:style-name="gr5" draw:text-style-name="P5" draw:layer="layout" svg:x1="7.3cm" svg:y1="18.303cm" svg:x2="12.9cm" svg:y2="18.3cm">
          <text:p/>
        </draw:line>
        <draw:line draw:style-name="gr5" draw:text-style-name="P5" draw:layer="layout" svg:x1="8.5cm" svg:y1="17.5cm" svg:x2="8.5cm" svg:y2="18.703cm">
          <text:p/>
        </draw:line>
        <draw:line draw:style-name="gr5" draw:text-style-name="P5" draw:layer="layout" svg:x1="9.3cm" svg:y1="17.5cm" svg:x2="9.3cm" svg:y2="18.703cm">
          <text:p/>
        </draw:line>
        <draw:line draw:style-name="gr5" draw:text-style-name="P5" draw:layer="layout" svg:x1="10.1cm" svg:y1="17.5cm" svg:x2="10.1cm" svg:y2="18.703cm">
          <text:p/>
        </draw:line>
        <draw:line draw:style-name="gr5" draw:text-style-name="P5" draw:layer="layout" svg:x1="10.9cm" svg:y1="17.5cm" svg:x2="10.9cm" svg:y2="18.703cm">
          <text:p/>
        </draw:line>
        <draw:line draw:style-name="gr5" draw:text-style-name="P5" draw:layer="layout" svg:x1="11.7cm" svg:y1="17.5cm" svg:x2="11.7cm" svg:y2="18.703cm">
          <text:p/>
        </draw:line>
        <draw:custom-shape draw:style-name="gr6" draw:text-style-name="P6" draw:layer="layout" svg:width="5.6cm" svg:height="1.2cm" svg:x="7.3cm" svg:y="17.503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2.1cm" svg:y1="17.501cm" svg:x2="12.1cm" svg:y2="18.704cm">
          <text:p/>
        </draw:line>
        <draw:line draw:style-name="gr5" draw:text-style-name="P5" draw:layer="layout" svg:x1="11.3cm" svg:y1="17.502cm" svg:x2="11.3cm" svg:y2="18.705cm">
          <text:p/>
        </draw:line>
        <draw:line draw:style-name="gr5" draw:text-style-name="P5" draw:layer="layout" svg:x1="10.5cm" svg:y1="17.502cm" svg:x2="10.5cm" svg:y2="18.705cm">
          <text:p/>
        </draw:line>
        <draw:line draw:style-name="gr5" draw:text-style-name="P5" draw:layer="layout" svg:x1="8.9cm" svg:y1="17.502cm" svg:x2="8.9cm" svg:y2="18.705cm">
          <text:p/>
        </draw:line>
        <draw:line draw:style-name="gr5" draw:text-style-name="P5" draw:layer="layout" svg:x1="9.7cm" svg:y1="17.502cm" svg:x2="9.7cm" svg:y2="18.705cm">
          <text:p/>
        </draw:line>
        <draw:line draw:style-name="gr5" draw:text-style-name="P5" draw:layer="layout" svg:x1="8.1cm" svg:y1="17.503cm" svg:x2="8.1cm" svg:y2="18.706cm">
          <text:p/>
        </draw:line>
        <draw:line draw:style-name="gr5" draw:text-style-name="P5" draw:layer="layout" svg:x1="12.5cm" svg:y1="18.9cm" svg:x2="12.5cm" svg:y2="20.103cm">
          <text:p/>
        </draw:line>
        <draw:line draw:style-name="gr5" draw:text-style-name="P5" draw:layer="layout" svg:x1="7.3cm" svg:y1="19.303cm" svg:x2="12.9cm" svg:y2="19.3cm">
          <text:p/>
        </draw:line>
        <draw:line draw:style-name="gr5" draw:text-style-name="P5" draw:layer="layout" svg:x1="7.7cm" svg:y1="18.9cm" svg:x2="7.7cm" svg:y2="20.103cm">
          <text:p/>
        </draw:line>
        <draw:line draw:style-name="gr5" draw:text-style-name="P5" draw:layer="layout" svg:x1="7.3cm" svg:y1="19.703cm" svg:x2="12.9cm" svg:y2="19.7cm">
          <text:p/>
        </draw:line>
        <draw:line draw:style-name="gr5" draw:text-style-name="P5" draw:layer="layout" svg:x1="8.5cm" svg:y1="18.9cm" svg:x2="8.5cm" svg:y2="20.103cm">
          <text:p/>
        </draw:line>
        <draw:line draw:style-name="gr5" draw:text-style-name="P5" draw:layer="layout" svg:x1="9.3cm" svg:y1="18.9cm" svg:x2="9.3cm" svg:y2="20.103cm">
          <text:p/>
        </draw:line>
        <draw:line draw:style-name="gr5" draw:text-style-name="P5" draw:layer="layout" svg:x1="10.1cm" svg:y1="18.9cm" svg:x2="10.1cm" svg:y2="20.103cm">
          <text:p/>
        </draw:line>
        <draw:line draw:style-name="gr5" draw:text-style-name="P5" draw:layer="layout" svg:x1="10.9cm" svg:y1="18.9cm" svg:x2="10.9cm" svg:y2="20.103cm">
          <text:p/>
        </draw:line>
        <draw:line draw:style-name="gr5" draw:text-style-name="P5" draw:layer="layout" svg:x1="11.7cm" svg:y1="18.9cm" svg:x2="11.7cm" svg:y2="20.103cm">
          <text:p/>
        </draw:line>
        <draw:custom-shape draw:style-name="gr6" draw:text-style-name="P6" draw:layer="layout" svg:width="5.6cm" svg:height="1.2cm" svg:x="7.3cm" svg:y="18.903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2.1cm" svg:y1="18.901cm" svg:x2="12.1cm" svg:y2="20.104cm">
          <text:p/>
        </draw:line>
        <draw:line draw:style-name="gr5" draw:text-style-name="P5" draw:layer="layout" svg:x1="11.3cm" svg:y1="18.902cm" svg:x2="11.3cm" svg:y2="20.105cm">
          <text:p/>
        </draw:line>
        <draw:line draw:style-name="gr5" draw:text-style-name="P5" draw:layer="layout" svg:x1="10.5cm" svg:y1="18.902cm" svg:x2="10.5cm" svg:y2="20.105cm">
          <text:p/>
        </draw:line>
        <draw:line draw:style-name="gr5" draw:text-style-name="P5" draw:layer="layout" svg:x1="8.9cm" svg:y1="18.902cm" svg:x2="8.9cm" svg:y2="20.105cm">
          <text:p/>
        </draw:line>
        <draw:line draw:style-name="gr5" draw:text-style-name="P5" draw:layer="layout" svg:x1="9.7cm" svg:y1="18.902cm" svg:x2="9.7cm" svg:y2="20.105cm">
          <text:p/>
        </draw:line>
        <draw:line draw:style-name="gr5" draw:text-style-name="P5" draw:layer="layout" svg:x1="8.1cm" svg:y1="18.903cm" svg:x2="8.1cm" svg:y2="20.106cm">
          <text:p/>
        </draw:line>
        <draw:line draw:style-name="gr5" draw:text-style-name="P5" draw:layer="layout" svg:x1="28.4cm" svg:y1="2.1cm" svg:x2="28.4cm" svg:y2="3.303cm">
          <text:p/>
        </draw:line>
        <draw:line draw:style-name="gr5" draw:text-style-name="P5" draw:layer="layout" svg:x1="23.2cm" svg:y1="2.503cm" svg:x2="28.8cm" svg:y2="2.5cm">
          <text:p/>
        </draw:line>
        <draw:line draw:style-name="gr5" draw:text-style-name="P5" draw:layer="layout" svg:x1="23.6cm" svg:y1="2.1cm" svg:x2="23.6cm" svg:y2="3.303cm">
          <text:p/>
        </draw:line>
        <draw:line draw:style-name="gr5" draw:text-style-name="P5" draw:layer="layout" svg:x1="23.2cm" svg:y1="2.903cm" svg:x2="28.8cm" svg:y2="2.9cm">
          <text:p/>
        </draw:line>
        <draw:line draw:style-name="gr5" draw:text-style-name="P5" draw:layer="layout" svg:x1="24.4cm" svg:y1="2.1cm" svg:x2="24.4cm" svg:y2="3.303cm">
          <text:p/>
        </draw:line>
        <draw:line draw:style-name="gr5" draw:text-style-name="P5" draw:layer="layout" svg:x1="25.2cm" svg:y1="2.1cm" svg:x2="25.2cm" svg:y2="3.303cm">
          <text:p/>
        </draw:line>
        <draw:line draw:style-name="gr5" draw:text-style-name="P5" draw:layer="layout" svg:x1="26cm" svg:y1="2.1cm" svg:x2="26cm" svg:y2="3.303cm">
          <text:p/>
        </draw:line>
        <draw:line draw:style-name="gr5" draw:text-style-name="P5" draw:layer="layout" svg:x1="26.8cm" svg:y1="2.1cm" svg:x2="26.8cm" svg:y2="3.303cm">
          <text:p/>
        </draw:line>
        <draw:line draw:style-name="gr5" draw:text-style-name="P5" draw:layer="layout" svg:x1="27.6cm" svg:y1="2.1cm" svg:x2="27.6cm" svg:y2="3.303cm">
          <text:p/>
        </draw:line>
        <draw:custom-shape draw:style-name="gr6" draw:text-style-name="P6" draw:layer="layout" svg:width="5.6cm" svg:height="1.2cm" svg:x="23.2cm" svg:y="2.103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28cm" svg:y1="2.101cm" svg:x2="28cm" svg:y2="3.304cm">
          <text:p/>
        </draw:line>
        <draw:line draw:style-name="gr5" draw:text-style-name="P5" draw:layer="layout" svg:x1="27.2cm" svg:y1="2.102cm" svg:x2="27.2cm" svg:y2="3.305cm">
          <text:p/>
        </draw:line>
        <draw:line draw:style-name="gr5" draw:text-style-name="P5" draw:layer="layout" svg:x1="26.4cm" svg:y1="2.102cm" svg:x2="26.4cm" svg:y2="3.305cm">
          <text:p/>
        </draw:line>
        <draw:line draw:style-name="gr5" draw:text-style-name="P5" draw:layer="layout" svg:x1="24.8cm" svg:y1="2.102cm" svg:x2="24.8cm" svg:y2="3.305cm">
          <text:p/>
        </draw:line>
        <draw:line draw:style-name="gr5" draw:text-style-name="P5" draw:layer="layout" svg:x1="25.6cm" svg:y1="2.102cm" svg:x2="25.6cm" svg:y2="3.305cm">
          <text:p/>
        </draw:line>
        <draw:line draw:style-name="gr5" draw:text-style-name="P5" draw:layer="layout" svg:x1="24cm" svg:y1="2.103cm" svg:x2="24cm" svg:y2="3.306cm">
          <text:p/>
        </draw:line>
        <draw:line draw:style-name="gr5" draw:text-style-name="P5" draw:layer="layout" svg:x1="28.4cm" svg:y1="3.5cm" svg:x2="28.4cm" svg:y2="4.703cm">
          <text:p/>
        </draw:line>
        <draw:line draw:style-name="gr5" draw:text-style-name="P5" draw:layer="layout" svg:x1="23.2cm" svg:y1="3.903cm" svg:x2="28.8cm" svg:y2="3.9cm">
          <text:p/>
        </draw:line>
        <draw:line draw:style-name="gr5" draw:text-style-name="P5" draw:layer="layout" svg:x1="23.6cm" svg:y1="3.5cm" svg:x2="23.6cm" svg:y2="4.703cm">
          <text:p/>
        </draw:line>
        <draw:line draw:style-name="gr5" draw:text-style-name="P5" draw:layer="layout" svg:x1="23.2cm" svg:y1="4.303cm" svg:x2="28.8cm" svg:y2="4.3cm">
          <text:p/>
        </draw:line>
        <draw:line draw:style-name="gr5" draw:text-style-name="P5" draw:layer="layout" svg:x1="24.4cm" svg:y1="3.5cm" svg:x2="24.4cm" svg:y2="4.703cm">
          <text:p/>
        </draw:line>
        <draw:line draw:style-name="gr5" draw:text-style-name="P5" draw:layer="layout" svg:x1="25.2cm" svg:y1="3.5cm" svg:x2="25.2cm" svg:y2="4.703cm">
          <text:p/>
        </draw:line>
        <draw:line draw:style-name="gr5" draw:text-style-name="P5" draw:layer="layout" svg:x1="26cm" svg:y1="3.5cm" svg:x2="26cm" svg:y2="4.703cm">
          <text:p/>
        </draw:line>
        <draw:line draw:style-name="gr5" draw:text-style-name="P5" draw:layer="layout" svg:x1="26.8cm" svg:y1="3.5cm" svg:x2="26.8cm" svg:y2="4.703cm">
          <text:p/>
        </draw:line>
        <draw:line draw:style-name="gr5" draw:text-style-name="P5" draw:layer="layout" svg:x1="27.6cm" svg:y1="3.5cm" svg:x2="27.6cm" svg:y2="4.703cm">
          <text:p/>
        </draw:line>
        <draw:custom-shape draw:style-name="gr6" draw:text-style-name="P6" draw:layer="layout" svg:width="5.6cm" svg:height="1.2cm" svg:x="23.2cm" svg:y="3.503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28cm" svg:y1="3.501cm" svg:x2="28cm" svg:y2="4.704cm">
          <text:p/>
        </draw:line>
        <draw:line draw:style-name="gr5" draw:text-style-name="P5" draw:layer="layout" svg:x1="27.2cm" svg:y1="3.502cm" svg:x2="27.2cm" svg:y2="4.705cm">
          <text:p/>
        </draw:line>
        <draw:line draw:style-name="gr5" draw:text-style-name="P5" draw:layer="layout" svg:x1="26.4cm" svg:y1="3.502cm" svg:x2="26.4cm" svg:y2="4.705cm">
          <text:p/>
        </draw:line>
        <draw:line draw:style-name="gr5" draw:text-style-name="P5" draw:layer="layout" svg:x1="24.8cm" svg:y1="3.502cm" svg:x2="24.8cm" svg:y2="4.705cm">
          <text:p/>
        </draw:line>
        <draw:line draw:style-name="gr5" draw:text-style-name="P5" draw:layer="layout" svg:x1="25.6cm" svg:y1="3.502cm" svg:x2="25.6cm" svg:y2="4.705cm">
          <text:p/>
        </draw:line>
        <draw:line draw:style-name="gr5" draw:text-style-name="P5" draw:layer="layout" svg:x1="24cm" svg:y1="3.503cm" svg:x2="24cm" svg:y2="4.706cm">
          <text:p/>
        </draw:line>
        <draw:line draw:style-name="gr5" draw:text-style-name="P5" draw:layer="layout" svg:x1="28.4cm" svg:y1="4.9cm" svg:x2="28.4cm" svg:y2="6.103cm">
          <text:p/>
        </draw:line>
        <draw:line draw:style-name="gr5" draw:text-style-name="P5" draw:layer="layout" svg:x1="23.2cm" svg:y1="5.303cm" svg:x2="28.8cm" svg:y2="5.3cm">
          <text:p/>
        </draw:line>
        <draw:line draw:style-name="gr5" draw:text-style-name="P5" draw:layer="layout" svg:x1="23.6cm" svg:y1="4.9cm" svg:x2="23.6cm" svg:y2="6.103cm">
          <text:p/>
        </draw:line>
        <draw:line draw:style-name="gr5" draw:text-style-name="P5" draw:layer="layout" svg:x1="23.2cm" svg:y1="5.703cm" svg:x2="28.8cm" svg:y2="5.7cm">
          <text:p/>
        </draw:line>
        <draw:line draw:style-name="gr5" draw:text-style-name="P5" draw:layer="layout" svg:x1="24.4cm" svg:y1="4.9cm" svg:x2="24.4cm" svg:y2="6.103cm">
          <text:p/>
        </draw:line>
        <draw:line draw:style-name="gr5" draw:text-style-name="P5" draw:layer="layout" svg:x1="25.2cm" svg:y1="4.9cm" svg:x2="25.2cm" svg:y2="6.103cm">
          <text:p/>
        </draw:line>
        <draw:line draw:style-name="gr5" draw:text-style-name="P5" draw:layer="layout" svg:x1="26cm" svg:y1="4.9cm" svg:x2="26cm" svg:y2="6.103cm">
          <text:p/>
        </draw:line>
        <draw:line draw:style-name="gr5" draw:text-style-name="P5" draw:layer="layout" svg:x1="26.8cm" svg:y1="4.9cm" svg:x2="26.8cm" svg:y2="6.103cm">
          <text:p/>
        </draw:line>
        <draw:line draw:style-name="gr5" draw:text-style-name="P5" draw:layer="layout" svg:x1="27.6cm" svg:y1="4.9cm" svg:x2="27.6cm" svg:y2="6.103cm">
          <text:p/>
        </draw:line>
        <draw:custom-shape draw:style-name="gr6" draw:text-style-name="P6" draw:layer="layout" svg:width="5.6cm" svg:height="1.2cm" svg:x="23.2cm" svg:y="4.903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28cm" svg:y1="4.901cm" svg:x2="28cm" svg:y2="6.104cm">
          <text:p/>
        </draw:line>
        <draw:line draw:style-name="gr5" draw:text-style-name="P5" draw:layer="layout" svg:x1="27.2cm" svg:y1="4.902cm" svg:x2="27.2cm" svg:y2="6.105cm">
          <text:p/>
        </draw:line>
        <draw:line draw:style-name="gr5" draw:text-style-name="P5" draw:layer="layout" svg:x1="26.4cm" svg:y1="4.902cm" svg:x2="26.4cm" svg:y2="6.105cm">
          <text:p/>
        </draw:line>
        <draw:line draw:style-name="gr5" draw:text-style-name="P5" draw:layer="layout" svg:x1="24.8cm" svg:y1="4.902cm" svg:x2="24.8cm" svg:y2="6.105cm">
          <text:p/>
        </draw:line>
        <draw:line draw:style-name="gr5" draw:text-style-name="P5" draw:layer="layout" svg:x1="25.6cm" svg:y1="4.902cm" svg:x2="25.6cm" svg:y2="6.105cm">
          <text:p/>
        </draw:line>
        <draw:line draw:style-name="gr5" draw:text-style-name="P5" draw:layer="layout" svg:x1="24cm" svg:y1="4.903cm" svg:x2="24cm" svg:y2="6.106cm">
          <text:p/>
        </draw:line>
        <draw:line draw:style-name="gr5" draw:text-style-name="P5" draw:layer="layout" svg:x1="28.4cm" svg:y1="6.3cm" svg:x2="28.4cm" svg:y2="7.503cm">
          <text:p/>
        </draw:line>
        <draw:line draw:style-name="gr5" draw:text-style-name="P5" draw:layer="layout" svg:x1="23.2cm" svg:y1="6.703cm" svg:x2="28.8cm" svg:y2="6.7cm">
          <text:p/>
        </draw:line>
        <draw:line draw:style-name="gr5" draw:text-style-name="P5" draw:layer="layout" svg:x1="23.6cm" svg:y1="6.3cm" svg:x2="23.6cm" svg:y2="7.503cm">
          <text:p/>
        </draw:line>
        <draw:line draw:style-name="gr5" draw:text-style-name="P5" draw:layer="layout" svg:x1="23.2cm" svg:y1="7.103cm" svg:x2="28.8cm" svg:y2="7.1cm">
          <text:p/>
        </draw:line>
        <draw:line draw:style-name="gr5" draw:text-style-name="P5" draw:layer="layout" svg:x1="24.4cm" svg:y1="6.3cm" svg:x2="24.4cm" svg:y2="7.503cm">
          <text:p/>
        </draw:line>
        <draw:line draw:style-name="gr5" draw:text-style-name="P5" draw:layer="layout" svg:x1="25.2cm" svg:y1="6.3cm" svg:x2="25.2cm" svg:y2="7.503cm">
          <text:p/>
        </draw:line>
        <draw:line draw:style-name="gr5" draw:text-style-name="P5" draw:layer="layout" svg:x1="26cm" svg:y1="6.3cm" svg:x2="26cm" svg:y2="7.503cm">
          <text:p/>
        </draw:line>
        <draw:line draw:style-name="gr5" draw:text-style-name="P5" draw:layer="layout" svg:x1="26.8cm" svg:y1="6.3cm" svg:x2="26.8cm" svg:y2="7.503cm">
          <text:p/>
        </draw:line>
        <draw:line draw:style-name="gr5" draw:text-style-name="P5" draw:layer="layout" svg:x1="27.6cm" svg:y1="6.3cm" svg:x2="27.6cm" svg:y2="7.503cm">
          <text:p/>
        </draw:line>
        <draw:custom-shape draw:style-name="gr6" draw:text-style-name="P6" draw:layer="layout" svg:width="5.6cm" svg:height="1.2cm" svg:x="23.2cm" svg:y="6.303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28cm" svg:y1="6.301cm" svg:x2="28cm" svg:y2="7.504cm">
          <text:p/>
        </draw:line>
        <draw:line draw:style-name="gr5" draw:text-style-name="P5" draw:layer="layout" svg:x1="27.2cm" svg:y1="6.302cm" svg:x2="27.2cm" svg:y2="7.505cm">
          <text:p/>
        </draw:line>
        <draw:line draw:style-name="gr5" draw:text-style-name="P5" draw:layer="layout" svg:x1="26.4cm" svg:y1="6.302cm" svg:x2="26.4cm" svg:y2="7.505cm">
          <text:p/>
        </draw:line>
        <draw:line draw:style-name="gr5" draw:text-style-name="P5" draw:layer="layout" svg:x1="24.8cm" svg:y1="6.302cm" svg:x2="24.8cm" svg:y2="7.505cm">
          <text:p/>
        </draw:line>
        <draw:line draw:style-name="gr5" draw:text-style-name="P5" draw:layer="layout" svg:x1="25.6cm" svg:y1="6.302cm" svg:x2="25.6cm" svg:y2="7.505cm">
          <text:p/>
        </draw:line>
        <draw:line draw:style-name="gr5" draw:text-style-name="P5" draw:layer="layout" svg:x1="24cm" svg:y1="6.303cm" svg:x2="24cm" svg:y2="7.506cm">
          <text:p/>
        </draw:line>
        <draw:line draw:style-name="gr5" draw:text-style-name="P5" draw:layer="layout" svg:x1="28.4cm" svg:y1="7.7cm" svg:x2="28.4cm" svg:y2="8.903cm">
          <text:p/>
        </draw:line>
        <draw:line draw:style-name="gr5" draw:text-style-name="P5" draw:layer="layout" svg:x1="23.2cm" svg:y1="8.103cm" svg:x2="28.8cm" svg:y2="8.1cm">
          <text:p/>
        </draw:line>
        <draw:line draw:style-name="gr5" draw:text-style-name="P5" draw:layer="layout" svg:x1="23.6cm" svg:y1="7.7cm" svg:x2="23.6cm" svg:y2="8.903cm">
          <text:p/>
        </draw:line>
        <draw:line draw:style-name="gr5" draw:text-style-name="P5" draw:layer="layout" svg:x1="23.2cm" svg:y1="8.503cm" svg:x2="28.8cm" svg:y2="8.5cm">
          <text:p/>
        </draw:line>
        <draw:line draw:style-name="gr5" draw:text-style-name="P5" draw:layer="layout" svg:x1="24.4cm" svg:y1="7.7cm" svg:x2="24.4cm" svg:y2="8.903cm">
          <text:p/>
        </draw:line>
        <draw:line draw:style-name="gr5" draw:text-style-name="P5" draw:layer="layout" svg:x1="25.2cm" svg:y1="7.7cm" svg:x2="25.2cm" svg:y2="8.903cm">
          <text:p/>
        </draw:line>
        <draw:line draw:style-name="gr5" draw:text-style-name="P5" draw:layer="layout" svg:x1="26cm" svg:y1="7.7cm" svg:x2="26cm" svg:y2="8.903cm">
          <text:p/>
        </draw:line>
        <draw:line draw:style-name="gr5" draw:text-style-name="P5" draw:layer="layout" svg:x1="26.8cm" svg:y1="7.7cm" svg:x2="26.8cm" svg:y2="8.903cm">
          <text:p/>
        </draw:line>
        <draw:line draw:style-name="gr5" draw:text-style-name="P5" draw:layer="layout" svg:x1="27.6cm" svg:y1="7.7cm" svg:x2="27.6cm" svg:y2="8.903cm">
          <text:p/>
        </draw:line>
        <draw:custom-shape draw:style-name="gr6" draw:text-style-name="P6" draw:layer="layout" svg:width="5.6cm" svg:height="1.2cm" svg:x="23.2cm" svg:y="7.703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28cm" svg:y1="7.701cm" svg:x2="28cm" svg:y2="8.904cm">
          <text:p/>
        </draw:line>
        <draw:line draw:style-name="gr5" draw:text-style-name="P5" draw:layer="layout" svg:x1="27.2cm" svg:y1="7.702cm" svg:x2="27.2cm" svg:y2="8.905cm">
          <text:p/>
        </draw:line>
        <draw:line draw:style-name="gr5" draw:text-style-name="P5" draw:layer="layout" svg:x1="26.4cm" svg:y1="7.702cm" svg:x2="26.4cm" svg:y2="8.905cm">
          <text:p/>
        </draw:line>
        <draw:line draw:style-name="gr5" draw:text-style-name="P5" draw:layer="layout" svg:x1="24.8cm" svg:y1="7.702cm" svg:x2="24.8cm" svg:y2="8.905cm">
          <text:p/>
        </draw:line>
        <draw:line draw:style-name="gr5" draw:text-style-name="P5" draw:layer="layout" svg:x1="25.6cm" svg:y1="7.702cm" svg:x2="25.6cm" svg:y2="8.905cm">
          <text:p/>
        </draw:line>
        <draw:line draw:style-name="gr5" draw:text-style-name="P5" draw:layer="layout" svg:x1="24cm" svg:y1="7.703cm" svg:x2="24cm" svg:y2="8.906cm">
          <text:p/>
        </draw:line>
        <draw:line draw:style-name="gr5" draw:text-style-name="P5" draw:layer="layout" svg:x1="28.4cm" svg:y1="9.1cm" svg:x2="28.4cm" svg:y2="10.303cm">
          <text:p/>
        </draw:line>
        <draw:line draw:style-name="gr5" draw:text-style-name="P5" draw:layer="layout" svg:x1="23.2cm" svg:y1="9.503cm" svg:x2="28.8cm" svg:y2="9.5cm">
          <text:p/>
        </draw:line>
        <draw:line draw:style-name="gr5" draw:text-style-name="P5" draw:layer="layout" svg:x1="23.6cm" svg:y1="9.1cm" svg:x2="23.6cm" svg:y2="10.303cm">
          <text:p/>
        </draw:line>
        <draw:line draw:style-name="gr5" draw:text-style-name="P5" draw:layer="layout" svg:x1="23.2cm" svg:y1="9.903cm" svg:x2="28.8cm" svg:y2="9.9cm">
          <text:p/>
        </draw:line>
        <draw:line draw:style-name="gr5" draw:text-style-name="P5" draw:layer="layout" svg:x1="24.4cm" svg:y1="9.1cm" svg:x2="24.4cm" svg:y2="10.303cm">
          <text:p/>
        </draw:line>
        <draw:line draw:style-name="gr5" draw:text-style-name="P5" draw:layer="layout" svg:x1="25.2cm" svg:y1="9.1cm" svg:x2="25.2cm" svg:y2="10.303cm">
          <text:p/>
        </draw:line>
        <draw:line draw:style-name="gr5" draw:text-style-name="P5" draw:layer="layout" svg:x1="26cm" svg:y1="9.1cm" svg:x2="26cm" svg:y2="10.303cm">
          <text:p/>
        </draw:line>
        <draw:line draw:style-name="gr5" draw:text-style-name="P5" draw:layer="layout" svg:x1="26.8cm" svg:y1="9.1cm" svg:x2="26.8cm" svg:y2="10.303cm">
          <text:p/>
        </draw:line>
        <draw:line draw:style-name="gr5" draw:text-style-name="P5" draw:layer="layout" svg:x1="27.6cm" svg:y1="9.1cm" svg:x2="27.6cm" svg:y2="10.303cm">
          <text:p/>
        </draw:line>
        <draw:custom-shape draw:style-name="gr6" draw:text-style-name="P6" draw:layer="layout" svg:width="5.6cm" svg:height="1.2cm" svg:x="23.2cm" svg:y="9.103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28cm" svg:y1="9.101cm" svg:x2="28cm" svg:y2="10.304cm">
          <text:p/>
        </draw:line>
        <draw:line draw:style-name="gr5" draw:text-style-name="P5" draw:layer="layout" svg:x1="27.2cm" svg:y1="9.102cm" svg:x2="27.2cm" svg:y2="10.305cm">
          <text:p/>
        </draw:line>
        <draw:line draw:style-name="gr5" draw:text-style-name="P5" draw:layer="layout" svg:x1="26.4cm" svg:y1="9.102cm" svg:x2="26.4cm" svg:y2="10.305cm">
          <text:p/>
        </draw:line>
        <draw:line draw:style-name="gr5" draw:text-style-name="P5" draw:layer="layout" svg:x1="24.8cm" svg:y1="9.102cm" svg:x2="24.8cm" svg:y2="10.305cm">
          <text:p/>
        </draw:line>
        <draw:line draw:style-name="gr5" draw:text-style-name="P5" draw:layer="layout" svg:x1="25.6cm" svg:y1="9.102cm" svg:x2="25.6cm" svg:y2="10.305cm">
          <text:p/>
        </draw:line>
        <draw:line draw:style-name="gr5" draw:text-style-name="P5" draw:layer="layout" svg:x1="24cm" svg:y1="9.103cm" svg:x2="24cm" svg:y2="10.306cm">
          <text:p/>
        </draw:line>
        <draw:line draw:style-name="gr5" draw:text-style-name="P5" draw:layer="layout" svg:x1="28.4cm" svg:y1="10.5cm" svg:x2="28.4cm" svg:y2="11.703cm">
          <text:p/>
        </draw:line>
        <draw:line draw:style-name="gr5" draw:text-style-name="P5" draw:layer="layout" svg:x1="23.2cm" svg:y1="10.903cm" svg:x2="28.8cm" svg:y2="10.9cm">
          <text:p/>
        </draw:line>
        <draw:line draw:style-name="gr5" draw:text-style-name="P5" draw:layer="layout" svg:x1="23.6cm" svg:y1="10.5cm" svg:x2="23.6cm" svg:y2="11.703cm">
          <text:p/>
        </draw:line>
        <draw:line draw:style-name="gr5" draw:text-style-name="P5" draw:layer="layout" svg:x1="23.2cm" svg:y1="11.303cm" svg:x2="28.8cm" svg:y2="11.3cm">
          <text:p/>
        </draw:line>
        <draw:line draw:style-name="gr5" draw:text-style-name="P5" draw:layer="layout" svg:x1="24.4cm" svg:y1="10.5cm" svg:x2="24.4cm" svg:y2="11.703cm">
          <text:p/>
        </draw:line>
        <draw:line draw:style-name="gr5" draw:text-style-name="P5" draw:layer="layout" svg:x1="25.2cm" svg:y1="10.5cm" svg:x2="25.2cm" svg:y2="11.703cm">
          <text:p/>
        </draw:line>
        <draw:line draw:style-name="gr5" draw:text-style-name="P5" draw:layer="layout" svg:x1="26cm" svg:y1="10.5cm" svg:x2="26cm" svg:y2="11.703cm">
          <text:p/>
        </draw:line>
        <draw:line draw:style-name="gr5" draw:text-style-name="P5" draw:layer="layout" svg:x1="26.8cm" svg:y1="10.5cm" svg:x2="26.8cm" svg:y2="11.703cm">
          <text:p/>
        </draw:line>
        <draw:line draw:style-name="gr5" draw:text-style-name="P5" draw:layer="layout" svg:x1="27.6cm" svg:y1="10.5cm" svg:x2="27.6cm" svg:y2="11.703cm">
          <text:p/>
        </draw:line>
        <draw:custom-shape draw:style-name="gr6" draw:text-style-name="P6" draw:layer="layout" svg:width="5.6cm" svg:height="1.2cm" svg:x="23.2cm" svg:y="10.503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28cm" svg:y1="10.501cm" svg:x2="28cm" svg:y2="11.704cm">
          <text:p/>
        </draw:line>
        <draw:line draw:style-name="gr5" draw:text-style-name="P5" draw:layer="layout" svg:x1="27.2cm" svg:y1="10.502cm" svg:x2="27.2cm" svg:y2="11.705cm">
          <text:p/>
        </draw:line>
        <draw:line draw:style-name="gr5" draw:text-style-name="P5" draw:layer="layout" svg:x1="26.4cm" svg:y1="10.502cm" svg:x2="26.4cm" svg:y2="11.705cm">
          <text:p/>
        </draw:line>
        <draw:line draw:style-name="gr5" draw:text-style-name="P5" draw:layer="layout" svg:x1="24.8cm" svg:y1="10.502cm" svg:x2="24.8cm" svg:y2="11.705cm">
          <text:p/>
        </draw:line>
        <draw:line draw:style-name="gr5" draw:text-style-name="P5" draw:layer="layout" svg:x1="25.6cm" svg:y1="10.502cm" svg:x2="25.6cm" svg:y2="11.705cm">
          <text:p/>
        </draw:line>
        <draw:line draw:style-name="gr5" draw:text-style-name="P5" draw:layer="layout" svg:x1="24cm" svg:y1="10.503cm" svg:x2="24cm" svg:y2="11.706cm">
          <text:p/>
        </draw:line>
        <draw:line draw:style-name="gr5" draw:text-style-name="P5" draw:layer="layout" svg:x1="28.4cm" svg:y1="11.9cm" svg:x2="28.4cm" svg:y2="13.103cm">
          <text:p/>
        </draw:line>
        <draw:line draw:style-name="gr5" draw:text-style-name="P5" draw:layer="layout" svg:x1="23.2cm" svg:y1="12.303cm" svg:x2="28.8cm" svg:y2="12.3cm">
          <text:p/>
        </draw:line>
        <draw:line draw:style-name="gr5" draw:text-style-name="P5" draw:layer="layout" svg:x1="23.6cm" svg:y1="11.9cm" svg:x2="23.6cm" svg:y2="13.103cm">
          <text:p/>
        </draw:line>
        <draw:line draw:style-name="gr5" draw:text-style-name="P5" draw:layer="layout" svg:x1="23.2cm" svg:y1="12.703cm" svg:x2="28.8cm" svg:y2="12.7cm">
          <text:p/>
        </draw:line>
        <draw:line draw:style-name="gr5" draw:text-style-name="P5" draw:layer="layout" svg:x1="24.4cm" svg:y1="11.9cm" svg:x2="24.4cm" svg:y2="13.103cm">
          <text:p/>
        </draw:line>
        <draw:line draw:style-name="gr5" draw:text-style-name="P5" draw:layer="layout" svg:x1="25.2cm" svg:y1="11.9cm" svg:x2="25.2cm" svg:y2="13.103cm">
          <text:p/>
        </draw:line>
        <draw:line draw:style-name="gr5" draw:text-style-name="P5" draw:layer="layout" svg:x1="26cm" svg:y1="11.9cm" svg:x2="26cm" svg:y2="13.103cm">
          <text:p/>
        </draw:line>
        <draw:line draw:style-name="gr5" draw:text-style-name="P5" draw:layer="layout" svg:x1="26.8cm" svg:y1="11.9cm" svg:x2="26.8cm" svg:y2="13.103cm">
          <text:p/>
        </draw:line>
        <draw:line draw:style-name="gr5" draw:text-style-name="P5" draw:layer="layout" svg:x1="27.6cm" svg:y1="11.9cm" svg:x2="27.6cm" svg:y2="13.103cm">
          <text:p/>
        </draw:line>
        <draw:custom-shape draw:style-name="gr6" draw:text-style-name="P6" draw:layer="layout" svg:width="5.6cm" svg:height="1.2cm" svg:x="23.2cm" svg:y="11.903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28cm" svg:y1="11.901cm" svg:x2="28cm" svg:y2="13.104cm">
          <text:p/>
        </draw:line>
        <draw:line draw:style-name="gr5" draw:text-style-name="P5" draw:layer="layout" svg:x1="27.2cm" svg:y1="11.902cm" svg:x2="27.2cm" svg:y2="13.105cm">
          <text:p/>
        </draw:line>
        <draw:line draw:style-name="gr5" draw:text-style-name="P5" draw:layer="layout" svg:x1="26.4cm" svg:y1="11.902cm" svg:x2="26.4cm" svg:y2="13.105cm">
          <text:p/>
        </draw:line>
        <draw:line draw:style-name="gr5" draw:text-style-name="P5" draw:layer="layout" svg:x1="24.8cm" svg:y1="11.902cm" svg:x2="24.8cm" svg:y2="13.105cm">
          <text:p/>
        </draw:line>
        <draw:line draw:style-name="gr5" draw:text-style-name="P5" draw:layer="layout" svg:x1="25.6cm" svg:y1="11.902cm" svg:x2="25.6cm" svg:y2="13.105cm">
          <text:p/>
        </draw:line>
        <draw:line draw:style-name="gr5" draw:text-style-name="P5" draw:layer="layout" svg:x1="24cm" svg:y1="11.903cm" svg:x2="24cm" svg:y2="13.106cm">
          <text:p/>
        </draw:line>
        <draw:line draw:style-name="gr5" draw:text-style-name="P5" draw:layer="layout" svg:x1="28.4cm" svg:y1="13.3cm" svg:x2="28.4cm" svg:y2="14.503cm">
          <text:p/>
        </draw:line>
        <draw:line draw:style-name="gr5" draw:text-style-name="P5" draw:layer="layout" svg:x1="23.2cm" svg:y1="13.703cm" svg:x2="28.8cm" svg:y2="13.7cm">
          <text:p/>
        </draw:line>
        <draw:line draw:style-name="gr5" draw:text-style-name="P5" draw:layer="layout" svg:x1="23.6cm" svg:y1="13.3cm" svg:x2="23.6cm" svg:y2="14.503cm">
          <text:p/>
        </draw:line>
        <draw:line draw:style-name="gr5" draw:text-style-name="P5" draw:layer="layout" svg:x1="23.2cm" svg:y1="14.103cm" svg:x2="28.8cm" svg:y2="14.1cm">
          <text:p/>
        </draw:line>
        <draw:line draw:style-name="gr5" draw:text-style-name="P5" draw:layer="layout" svg:x1="24.4cm" svg:y1="13.3cm" svg:x2="24.4cm" svg:y2="14.503cm">
          <text:p/>
        </draw:line>
        <draw:line draw:style-name="gr5" draw:text-style-name="P5" draw:layer="layout" svg:x1="25.2cm" svg:y1="13.3cm" svg:x2="25.2cm" svg:y2="14.503cm">
          <text:p/>
        </draw:line>
        <draw:line draw:style-name="gr5" draw:text-style-name="P5" draw:layer="layout" svg:x1="26cm" svg:y1="13.3cm" svg:x2="26cm" svg:y2="14.503cm">
          <text:p/>
        </draw:line>
        <draw:line draw:style-name="gr5" draw:text-style-name="P5" draw:layer="layout" svg:x1="26.8cm" svg:y1="13.3cm" svg:x2="26.8cm" svg:y2="14.503cm">
          <text:p/>
        </draw:line>
        <draw:line draw:style-name="gr5" draw:text-style-name="P5" draw:layer="layout" svg:x1="27.6cm" svg:y1="13.3cm" svg:x2="27.6cm" svg:y2="14.503cm">
          <text:p/>
        </draw:line>
        <draw:custom-shape draw:style-name="gr6" draw:text-style-name="P6" draw:layer="layout" svg:width="5.6cm" svg:height="1.2cm" svg:x="23.2cm" svg:y="13.303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28cm" svg:y1="13.301cm" svg:x2="28cm" svg:y2="14.504cm">
          <text:p/>
        </draw:line>
        <draw:line draw:style-name="gr5" draw:text-style-name="P5" draw:layer="layout" svg:x1="27.2cm" svg:y1="13.302cm" svg:x2="27.2cm" svg:y2="14.505cm">
          <text:p/>
        </draw:line>
        <draw:line draw:style-name="gr5" draw:text-style-name="P5" draw:layer="layout" svg:x1="26.4cm" svg:y1="13.302cm" svg:x2="26.4cm" svg:y2="14.505cm">
          <text:p/>
        </draw:line>
        <draw:line draw:style-name="gr5" draw:text-style-name="P5" draw:layer="layout" svg:x1="24.8cm" svg:y1="13.302cm" svg:x2="24.8cm" svg:y2="14.505cm">
          <text:p/>
        </draw:line>
        <draw:line draw:style-name="gr5" draw:text-style-name="P5" draw:layer="layout" svg:x1="25.6cm" svg:y1="13.302cm" svg:x2="25.6cm" svg:y2="14.505cm">
          <text:p/>
        </draw:line>
        <draw:line draw:style-name="gr5" draw:text-style-name="P5" draw:layer="layout" svg:x1="24cm" svg:y1="13.303cm" svg:x2="24cm" svg:y2="14.506cm">
          <text:p/>
        </draw:line>
        <draw:line draw:style-name="gr5" draw:text-style-name="P5" draw:layer="layout" svg:x1="28.4cm" svg:y1="14.7cm" svg:x2="28.4cm" svg:y2="15.903cm">
          <text:p/>
        </draw:line>
        <draw:line draw:style-name="gr5" draw:text-style-name="P5" draw:layer="layout" svg:x1="23.2cm" svg:y1="15.103cm" svg:x2="28.8cm" svg:y2="15.1cm">
          <text:p/>
        </draw:line>
        <draw:line draw:style-name="gr5" draw:text-style-name="P5" draw:layer="layout" svg:x1="23.6cm" svg:y1="14.7cm" svg:x2="23.6cm" svg:y2="15.903cm">
          <text:p/>
        </draw:line>
        <draw:line draw:style-name="gr5" draw:text-style-name="P5" draw:layer="layout" svg:x1="23.2cm" svg:y1="15.503cm" svg:x2="28.8cm" svg:y2="15.5cm">
          <text:p/>
        </draw:line>
        <draw:line draw:style-name="gr5" draw:text-style-name="P5" draw:layer="layout" svg:x1="24.4cm" svg:y1="14.7cm" svg:x2="24.4cm" svg:y2="15.903cm">
          <text:p/>
        </draw:line>
        <draw:line draw:style-name="gr5" draw:text-style-name="P5" draw:layer="layout" svg:x1="25.2cm" svg:y1="14.7cm" svg:x2="25.2cm" svg:y2="15.903cm">
          <text:p/>
        </draw:line>
        <draw:line draw:style-name="gr5" draw:text-style-name="P5" draw:layer="layout" svg:x1="26cm" svg:y1="14.7cm" svg:x2="26cm" svg:y2="15.903cm">
          <text:p/>
        </draw:line>
        <draw:line draw:style-name="gr5" draw:text-style-name="P5" draw:layer="layout" svg:x1="26.8cm" svg:y1="14.7cm" svg:x2="26.8cm" svg:y2="15.903cm">
          <text:p/>
        </draw:line>
        <draw:line draw:style-name="gr5" draw:text-style-name="P5" draw:layer="layout" svg:x1="27.6cm" svg:y1="14.7cm" svg:x2="27.6cm" svg:y2="15.903cm">
          <text:p/>
        </draw:line>
        <draw:custom-shape draw:style-name="gr6" draw:text-style-name="P6" draw:layer="layout" svg:width="5.6cm" svg:height="1.2cm" svg:x="23.2cm" svg:y="14.703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28cm" svg:y1="14.701cm" svg:x2="28cm" svg:y2="15.904cm">
          <text:p/>
        </draw:line>
        <draw:line draw:style-name="gr5" draw:text-style-name="P5" draw:layer="layout" svg:x1="27.2cm" svg:y1="14.702cm" svg:x2="27.2cm" svg:y2="15.905cm">
          <text:p/>
        </draw:line>
        <draw:line draw:style-name="gr5" draw:text-style-name="P5" draw:layer="layout" svg:x1="26.4cm" svg:y1="14.702cm" svg:x2="26.4cm" svg:y2="15.905cm">
          <text:p/>
        </draw:line>
        <draw:line draw:style-name="gr5" draw:text-style-name="P5" draw:layer="layout" svg:x1="24.8cm" svg:y1="14.702cm" svg:x2="24.8cm" svg:y2="15.905cm">
          <text:p/>
        </draw:line>
        <draw:line draw:style-name="gr5" draw:text-style-name="P5" draw:layer="layout" svg:x1="25.6cm" svg:y1="14.702cm" svg:x2="25.6cm" svg:y2="15.905cm">
          <text:p/>
        </draw:line>
        <draw:line draw:style-name="gr5" draw:text-style-name="P5" draw:layer="layout" svg:x1="24cm" svg:y1="14.703cm" svg:x2="24cm" svg:y2="15.906cm">
          <text:p/>
        </draw:line>
        <draw:line draw:style-name="gr5" draw:text-style-name="P5" draw:layer="layout" svg:x1="28.4cm" svg:y1="16.1cm" svg:x2="28.4cm" svg:y2="17.303cm">
          <text:p/>
        </draw:line>
        <draw:line draw:style-name="gr5" draw:text-style-name="P5" draw:layer="layout" svg:x1="23.2cm" svg:y1="16.503cm" svg:x2="28.8cm" svg:y2="16.5cm">
          <text:p/>
        </draw:line>
        <draw:line draw:style-name="gr5" draw:text-style-name="P5" draw:layer="layout" svg:x1="23.6cm" svg:y1="16.1cm" svg:x2="23.6cm" svg:y2="17.303cm">
          <text:p/>
        </draw:line>
        <draw:line draw:style-name="gr5" draw:text-style-name="P5" draw:layer="layout" svg:x1="23.2cm" svg:y1="16.903cm" svg:x2="28.8cm" svg:y2="16.9cm">
          <text:p/>
        </draw:line>
        <draw:line draw:style-name="gr5" draw:text-style-name="P5" draw:layer="layout" svg:x1="24.4cm" svg:y1="16.1cm" svg:x2="24.4cm" svg:y2="17.303cm">
          <text:p/>
        </draw:line>
        <draw:line draw:style-name="gr5" draw:text-style-name="P5" draw:layer="layout" svg:x1="25.2cm" svg:y1="16.1cm" svg:x2="25.2cm" svg:y2="17.303cm">
          <text:p/>
        </draw:line>
        <draw:line draw:style-name="gr5" draw:text-style-name="P5" draw:layer="layout" svg:x1="26cm" svg:y1="16.1cm" svg:x2="26cm" svg:y2="17.303cm">
          <text:p/>
        </draw:line>
        <draw:line draw:style-name="gr5" draw:text-style-name="P5" draw:layer="layout" svg:x1="26.8cm" svg:y1="16.1cm" svg:x2="26.8cm" svg:y2="17.303cm">
          <text:p/>
        </draw:line>
        <draw:line draw:style-name="gr5" draw:text-style-name="P5" draw:layer="layout" svg:x1="27.6cm" svg:y1="16.1cm" svg:x2="27.6cm" svg:y2="17.303cm">
          <text:p/>
        </draw:line>
        <draw:custom-shape draw:style-name="gr6" draw:text-style-name="P6" draw:layer="layout" svg:width="5.6cm" svg:height="1.2cm" svg:x="23.2cm" svg:y="16.103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28cm" svg:y1="16.101cm" svg:x2="28cm" svg:y2="17.304cm">
          <text:p/>
        </draw:line>
        <draw:line draw:style-name="gr5" draw:text-style-name="P5" draw:layer="layout" svg:x1="27.2cm" svg:y1="16.102cm" svg:x2="27.2cm" svg:y2="17.305cm">
          <text:p/>
        </draw:line>
        <draw:line draw:style-name="gr5" draw:text-style-name="P5" draw:layer="layout" svg:x1="26.4cm" svg:y1="16.102cm" svg:x2="26.4cm" svg:y2="17.305cm">
          <text:p/>
        </draw:line>
        <draw:line draw:style-name="gr5" draw:text-style-name="P5" draw:layer="layout" svg:x1="24.8cm" svg:y1="16.102cm" svg:x2="24.8cm" svg:y2="17.305cm">
          <text:p/>
        </draw:line>
        <draw:line draw:style-name="gr5" draw:text-style-name="P5" draw:layer="layout" svg:x1="25.6cm" svg:y1="16.102cm" svg:x2="25.6cm" svg:y2="17.305cm">
          <text:p/>
        </draw:line>
        <draw:line draw:style-name="gr5" draw:text-style-name="P5" draw:layer="layout" svg:x1="24cm" svg:y1="16.103cm" svg:x2="24cm" svg:y2="17.306cm">
          <text:p/>
        </draw:line>
        <draw:line draw:style-name="gr5" draw:text-style-name="P5" draw:layer="layout" svg:x1="28.4cm" svg:y1="17.5cm" svg:x2="28.4cm" svg:y2="18.703cm">
          <text:p/>
        </draw:line>
        <draw:line draw:style-name="gr5" draw:text-style-name="P5" draw:layer="layout" svg:x1="23.2cm" svg:y1="17.903cm" svg:x2="28.8cm" svg:y2="17.9cm">
          <text:p/>
        </draw:line>
        <draw:line draw:style-name="gr5" draw:text-style-name="P5" draw:layer="layout" svg:x1="23.6cm" svg:y1="17.5cm" svg:x2="23.6cm" svg:y2="18.703cm">
          <text:p/>
        </draw:line>
        <draw:line draw:style-name="gr5" draw:text-style-name="P5" draw:layer="layout" svg:x1="23.2cm" svg:y1="18.303cm" svg:x2="28.8cm" svg:y2="18.3cm">
          <text:p/>
        </draw:line>
        <draw:line draw:style-name="gr5" draw:text-style-name="P5" draw:layer="layout" svg:x1="24.4cm" svg:y1="17.5cm" svg:x2="24.4cm" svg:y2="18.703cm">
          <text:p/>
        </draw:line>
        <draw:line draw:style-name="gr5" draw:text-style-name="P5" draw:layer="layout" svg:x1="25.2cm" svg:y1="17.5cm" svg:x2="25.2cm" svg:y2="18.703cm">
          <text:p/>
        </draw:line>
        <draw:line draw:style-name="gr5" draw:text-style-name="P5" draw:layer="layout" svg:x1="26cm" svg:y1="17.5cm" svg:x2="26cm" svg:y2="18.703cm">
          <text:p/>
        </draw:line>
        <draw:line draw:style-name="gr5" draw:text-style-name="P5" draw:layer="layout" svg:x1="26.8cm" svg:y1="17.5cm" svg:x2="26.8cm" svg:y2="18.703cm">
          <text:p/>
        </draw:line>
        <draw:line draw:style-name="gr5" draw:text-style-name="P5" draw:layer="layout" svg:x1="27.6cm" svg:y1="17.5cm" svg:x2="27.6cm" svg:y2="18.703cm">
          <text:p/>
        </draw:line>
        <draw:custom-shape draw:style-name="gr6" draw:text-style-name="P6" draw:layer="layout" svg:width="5.6cm" svg:height="1.2cm" svg:x="23.2cm" svg:y="17.503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28cm" svg:y1="17.501cm" svg:x2="28cm" svg:y2="18.704cm">
          <text:p/>
        </draw:line>
        <draw:line draw:style-name="gr5" draw:text-style-name="P5" draw:layer="layout" svg:x1="27.2cm" svg:y1="17.502cm" svg:x2="27.2cm" svg:y2="18.705cm">
          <text:p/>
        </draw:line>
        <draw:line draw:style-name="gr5" draw:text-style-name="P5" draw:layer="layout" svg:x1="26.4cm" svg:y1="17.502cm" svg:x2="26.4cm" svg:y2="18.705cm">
          <text:p/>
        </draw:line>
        <draw:line draw:style-name="gr5" draw:text-style-name="P5" draw:layer="layout" svg:x1="24.8cm" svg:y1="17.502cm" svg:x2="24.8cm" svg:y2="18.705cm">
          <text:p/>
        </draw:line>
        <draw:line draw:style-name="gr5" draw:text-style-name="P5" draw:layer="layout" svg:x1="25.6cm" svg:y1="17.502cm" svg:x2="25.6cm" svg:y2="18.705cm">
          <text:p/>
        </draw:line>
        <draw:line draw:style-name="gr5" draw:text-style-name="P5" draw:layer="layout" svg:x1="24cm" svg:y1="17.503cm" svg:x2="24cm" svg:y2="18.706cm">
          <text:p/>
        </draw:line>
        <draw:line draw:style-name="gr5" draw:text-style-name="P5" draw:layer="layout" svg:x1="28.4cm" svg:y1="18.9cm" svg:x2="28.4cm" svg:y2="20.103cm">
          <text:p/>
        </draw:line>
        <draw:line draw:style-name="gr5" draw:text-style-name="P5" draw:layer="layout" svg:x1="23.2cm" svg:y1="19.303cm" svg:x2="28.8cm" svg:y2="19.3cm">
          <text:p/>
        </draw:line>
        <draw:line draw:style-name="gr5" draw:text-style-name="P5" draw:layer="layout" svg:x1="23.6cm" svg:y1="18.9cm" svg:x2="23.6cm" svg:y2="20.103cm">
          <text:p/>
        </draw:line>
        <draw:line draw:style-name="gr5" draw:text-style-name="P5" draw:layer="layout" svg:x1="23.2cm" svg:y1="19.703cm" svg:x2="28.8cm" svg:y2="19.7cm">
          <text:p/>
        </draw:line>
        <draw:line draw:style-name="gr5" draw:text-style-name="P5" draw:layer="layout" svg:x1="24.4cm" svg:y1="18.9cm" svg:x2="24.4cm" svg:y2="20.103cm">
          <text:p/>
        </draw:line>
        <draw:line draw:style-name="gr5" draw:text-style-name="P5" draw:layer="layout" svg:x1="25.2cm" svg:y1="18.9cm" svg:x2="25.2cm" svg:y2="20.103cm">
          <text:p/>
        </draw:line>
        <draw:line draw:style-name="gr5" draw:text-style-name="P5" draw:layer="layout" svg:x1="26cm" svg:y1="18.9cm" svg:x2="26cm" svg:y2="20.103cm">
          <text:p/>
        </draw:line>
        <draw:line draw:style-name="gr5" draw:text-style-name="P5" draw:layer="layout" svg:x1="26.8cm" svg:y1="18.9cm" svg:x2="26.8cm" svg:y2="20.103cm">
          <text:p/>
        </draw:line>
        <draw:line draw:style-name="gr5" draw:text-style-name="P5" draw:layer="layout" svg:x1="27.6cm" svg:y1="18.9cm" svg:x2="27.6cm" svg:y2="20.103cm">
          <text:p/>
        </draw:line>
        <draw:custom-shape draw:style-name="gr6" draw:text-style-name="P6" draw:layer="layout" svg:width="5.6cm" svg:height="1.2cm" svg:x="23.2cm" svg:y="18.903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28cm" svg:y1="18.901cm" svg:x2="28cm" svg:y2="20.104cm">
          <text:p/>
        </draw:line>
        <draw:line draw:style-name="gr5" draw:text-style-name="P5" draw:layer="layout" svg:x1="27.2cm" svg:y1="18.902cm" svg:x2="27.2cm" svg:y2="20.105cm">
          <text:p/>
        </draw:line>
        <draw:line draw:style-name="gr5" draw:text-style-name="P5" draw:layer="layout" svg:x1="26.4cm" svg:y1="18.902cm" svg:x2="26.4cm" svg:y2="20.105cm">
          <text:p/>
        </draw:line>
        <draw:line draw:style-name="gr5" draw:text-style-name="P5" draw:layer="layout" svg:x1="24.8cm" svg:y1="18.902cm" svg:x2="24.8cm" svg:y2="20.105cm">
          <text:p/>
        </draw:line>
        <draw:line draw:style-name="gr5" draw:text-style-name="P5" draw:layer="layout" svg:x1="25.6cm" svg:y1="18.902cm" svg:x2="25.6cm" svg:y2="20.105cm">
          <text:p/>
        </draw:line>
        <draw:line draw:style-name="gr5" draw:text-style-name="P5" draw:layer="layout" svg:x1="24cm" svg:y1="18.903cm" svg:x2="24cm" svg:y2="20.10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2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  <style:paragraph-properties fo:text-align="start">
        <style:tab-stops/>
      </style:paragraph-properties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.7cm" fo:margin-bottom="0.7cm" fo:margin-left="0.7cm" fo:margin-right="0.7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2T18:35:37.522000000</meta:creation-date>
    <meta:print-date>2019-04-28T13:29:25.456000000</meta:print-date>
    <dc:date>2019-04-28T13:42:51.184000000</dc:date>
    <meta:editing-duration>PT3H5M59S</meta:editing-duration>
    <meta:editing-cycles>22</meta:editing-cycles>
    <meta:generator>LibreOffice/6.1.5.2$Windows_X86_64 LibreOffice_project/90f8dcf33c87b3705e78202e3df5142b201bd805</meta:generator>
    <meta:document-statistic meta:object-count="999"/>
  </office:meta>
</office:document-meta>
</file>